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2.5382in"/>
    </style:style>
    <style:style style:name="co29" style:family="table-column">
      <style:table-column-properties fo:break-before="auto" style:column-width="1.5909in"/>
    </style:style>
    <style:style style:name="co30" style:family="table-column">
      <style:table-column-properties fo:break-before="auto" style:column-width="1.9744in"/>
    </style:style>
    <style:style style:name="co31" style:family="table-column">
      <style:table-column-properties fo:break-before="auto" style:column-width="2.1252in"/>
    </style:style>
    <style:style style:name="co32" style:family="table-column">
      <style:table-column-properties fo:break-before="auto" style:column-width="2.054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2.6736in"/>
    </style:style>
    <style:style style:name="co35" style:family="table-column">
      <style:table-column-properties fo:break-before="auto" style:column-width="0.9102in"/>
    </style:style>
    <style:style style:name="co36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2.3528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4.5291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0.9437in" fo:break-before="auto" style:use-optimal-row-height="false"/>
    </style:style>
    <style:style style:name="ro22" style:family="table-row">
      <style:table-row-properties style:row-height="0.7252in" fo:break-before="auto" style:use-optimal-row-height="false"/>
    </style:style>
    <style:style style:name="ro23" style:family="table-row">
      <style:table-row-properties style:row-height="1.278in" fo:break-before="auto" style:use-optimal-row-height="fals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1.7307in" fo:break-before="auto" style:use-optimal-row-height="true"/>
    </style:style>
    <style:style style:name="ro26" style:family="table-row">
      <style:table-row-properties style:row-height="0.3102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28" style:family="table-row">
      <style:table-row-properties style:row-height="1.15in" fo:break-before="auto" style:use-optimal-row-height="fals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555in" fo:break-before="auto" style:use-optimal-row-height="true"/>
    </style:style>
    <style:style style:name="ro32" style:family="table-row">
      <style:table-row-properties style:row-height="0.6008in" fo:break-before="auto" style:use-optimal-row-height="true"/>
    </style:style>
    <style:style style:name="ro33" style:family="table-row">
      <style:table-row-properties style:row-height="0.4346in" fo:break-before="auto" style:use-optimal-row-height="false"/>
    </style:style>
    <style:style style:name="ro34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/>
      <style:text-properties fo:color="#000000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vertical-align="top"/>
      <style:text-properties style:font-name="Arial" fo:font-size="10pt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ext-properties style:font-name="Arial" fo:font-size="9pt"/>
    </style:style>
    <style:style style:name="ce76" style:family="table-cell" style:parent-style-name="Default">
      <style:text-properties fo:font-size="9pt"/>
    </style:style>
    <style:style style:name="ce7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6" style:family="table-cell" style:parent-style-name="Default">
      <style:text-properties fo:color="#ff0000" fo:font-size="9pt"/>
    </style:style>
    <style:style style:name="ce157" style:family="table-cell" style:parent-style-name="Default">
      <style:text-properties style:use-window-font-color="true" fo:font-size="9pt"/>
    </style:style>
    <style:style style:name="ce158" style:family="table-cell" style:parent-style-name="Default">
      <style:table-cell-properties fo:border="0.0008in solid #000000"/>
      <style:text-properties style:use-window-font-color="true" fo:font-size="9pt"/>
    </style:style>
    <style:style style:name="ce159" style:family="table-cell" style:parent-style-name="Default">
      <style:table-cell-properties fo:border="0.0008in solid #000000"/>
      <style:text-properties fo:font-size="9pt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/>
      <style:text-properties fo:color="#ff0000" fo:font-size="9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0" style:family="table-cell" style:parent-style-name="Default">
      <style:text-properties style:font-name="Arial" fo:font-size="10pt"/>
    </style:style>
    <style:style style:name="ce181" style:family="table-cell" style:parent-style-name="Default">
      <style:text-properties fo:color="#000000" style:font-name="Arial" fo:font-size="10pt"/>
    </style:style>
    <style:style style:name="ce182" style:family="table-cell" style:parent-style-name="Default">
      <style:table-cell-properties style:vertical-align="top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6" style:family="table-cell" style:parent-style-name="Default">
      <style:text-properties style:font-name="Arial1" fo:font-size="10pt"/>
    </style:style>
    <style:style style:name="ce1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9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6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7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08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09" style:family="table-cell" style:parent-style-name="Default">
      <style:table-cell-properties fo:background-color="#e6e6ff" fo:wrap-option="wrap" style:vertical-align="top"/>
      <style:text-properties style:font-name="Arial1" fo:font-size="10pt" fo:font-weight="normal" style:font-weight-asian="normal" style:font-weight-complex="normal"/>
    </style:style>
    <style:style style:name="ce2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wrap-option="wrap" style:vertical-align="top"/>
      <style:text-properties style:font-name="Arial1" fo:font-size="10pt"/>
    </style:style>
    <style:style style:name="ce212" style:family="table-cell" style:parent-style-name="Default">
      <style:table-cell-properties fo:background-color="#e6e6ff" fo:wrap-option="wrap" style:vertical-align="top"/>
      <style:text-properties style:font-name="Arial1" fo:font-size="10pt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18" style:family="table-cell" style:parent-style-name="Default">
      <style:table-cell-properties fo:wrap-option="wrap"/>
      <style:text-properties style:font-name="Arial1" fo:font-size="10pt"/>
    </style:style>
    <style:style style:name="ce219" style:family="table-cell" style:parent-style-name="Default">
      <style:table-cell-properties fo:background-color="#e6e6ff" fo:wrap-option="wrap"/>
      <style:text-properties style:font-name="Arial1" fo:font-size="10pt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2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6" style:family="table-cell" style:parent-style-name="Default">
      <style:table-cell-properties fo:background-color="#e6e6ff"/>
      <style:text-properties style:font-name="Arial1" fo:font-size="10pt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0047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4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242" style:family="table-cell" style:parent-style-name="Default">
      <style:table-cell-properties fo:background-color="#000080"/>
      <style:text-properties fo:color="#ffffff" fo:font-size="12pt" fo:font-weight="bold"/>
    </style:style>
    <style:style style:name="ce243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6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49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0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1" style:font-name-asian="DejaVu Sans" style:font-name-complex="Lohit Hindi"/>
    </style:style>
    <style:style style:name="T3" style:family="text">
      <style:text-properties style:font-name="Arial" fo:language="en" fo:country="US" style:font-name-asian="Tahoma1" style:font-name-complex="Tahoma2" style:font-size-complex="11pt"/>
    </style:style>
    <style:style style:name="T4" style:family="text">
      <style:text-properties style:font-name="Arial" style:font-name-asian="ＭＳ Ｐゴシック" style:font-name-complex="Tahoma"/>
    </style:style>
    <style:style style:name="T5" style:family="text">
      <style:text-properties fo:language="en" fo:country="US" style:font-name-asian="Tahoma1" style:font-name-complex="Tahoma2" style:font-size-complex="11pt"/>
    </style:style>
    <style:style style:name="T6" style:family="text">
      <style:text-properties fo:color="#000000" fo:language="en" fo:country="GB" style:font-name-asian="Tahoma1" style:font-name-complex="Tahoma2" style:font-size-complex="10pt"/>
    </style:style>
    <style:style style:name="T7" style:family="text">
      <style:text-properties fo:color="#000000" fo:language="en" fo:country="GB" style:font-size-complex="10pt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-asian="ＭＳ Ｐゴシック" style:font-name-complex="Tahoma"/>
    </style:style>
    <style:style style:name="T10" style:family="text">
      <style:text-properties fo:font-weight="bold" style:font-name-asian="ＭＳ Ｐゴシック" style:font-name-complex="Tahoma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DejaVu Sans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#REF!]#ref!" office:value-type="string" office:string-value="Err:509">
            <text:p>Err:50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5" office:value-type="string" table:number-columns-spanned="1" table:number-rows-spanned="2">
            <text:p>BugID</text:p>
          </table:table-cell>
          <table:table-cell table:style-name="ce55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5" office:value-type="string">
            <text:p>Priority</text:p>
          </table:covered-table-cell>
          <table:covered-table-cell table:style-name="ce55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AIO165_WCM_001</text:p>
          </table:table-cell>
          <table:table-cell table:style-name="ce51" office:value-type="string">
            <text:p>Can not download an uploaded document in PCV portlet </text:p>
          </table:table-cell>
          <table:table-cell table:style-name="ce56" office:value-type="string">
            <text:p>WCM-2157, SST-186, CCP-184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51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3</text:p>
          </table:table-cell>
          <table:table-cell table:style-name="ce51" office:value-type="string">
            <text:p>Cache &amp; Categories with publication errors </text:p>
          </table:table-cell>
          <table:table-cell table:style-name="ce56" office:value-type="string">
            <text:p>WCM-2725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4</text:p>
          </table:table-cell>
          <table:table-cell table:style-name="ce51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0">
          <table:table-cell table:style-name="ce47" office:value-type="string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0">
          <table:table-cell table:style-name="ce47" office:value-type="string">
            <text:p>REG_AIO165_WCM_006</text:p>
          </table:table-cell>
          <table:table-cell table:style-name="ce51" office:value-type="string">
            <text:p>Label categories are not traduced in clv edition </text:p>
          </table:table-cell>
          <table:table-cell table:style-name="ce56" office:value-type="string">
            <text:p>WCM-2787, WCM-2781, WCM-2786 </text:p>
          </table:table-cell>
          <table:table-cell table:style-name="ce56" office:value-type="string">
            <text:p>High </text:p>
          </table:table-cell>
          <table:table-cell table:style-name="ce61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51" office:value-type="string">
            <text:p>Check viewing localised content</text:p>
          </table:table-cell>
          <table:table-cell table:style-name="ce56" office:value-type="string">
            <text:p>WCM-2628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51" office:value-type="string">
            <text:p>Check translation of results' number after search </text:p>
          </table:table-cell>
          <table:table-cell table:style-name="ce56" office:value-type="string">
            <text:p>ALL-328, WCM-2757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51" office:value-type="string">
            <text:p>Search result - wrong traduction when there's no result </text:p>
          </table:table-cell>
          <table:table-cell table:style-name="ce56" office:value-type="string">
            <text:p>ALL-327, WCM-2754 </text:p>
          </table:table-cell>
          <table:table-cell table:style-name="ce56" office:value-type="string">
            <text:p>Low</text:p>
          </table:table-cell>
          <table:table-cell table:style-name="ce62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51" office:value-type="string">
            <text:p>Check translation of label in the “Form Generator” portlet</text:p>
          </table:table-cell>
          <table:table-cell table:style-name="ce56" office:value-type="string">
            <text:p>WCM-2755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51" office:value-type="string">
            <text:p>Check <text:s/>Sorting Mechanism </text:p>
          </table:table-cell>
          <table:table-cell table:style-name="ce56" office:value-type="string">
            <text:p>WCM-2728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1">
          <table:table-cell table:style-name="ce47" office:value-type="string">
            <text:p>REG_AIO165_WCM_013</text:p>
          </table:table-cell>
          <table:table-cell table:style-name="ce51" office:value-type="string">
            <text:p>Check encoding when display Taxonomy in the CLV categories</text:p>
          </table:table-cell>
          <table:table-cell table:style-name="ce56" office:value-type="string">
            <text:p>WCM-2688, WCM-2627, PORTAL-3744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51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51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51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6" office:value-type="string">
            <text:p>WCM-2746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6" office:value-type="string">
            <text:p>WCM-2717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6" office:value-type="string">
            <text:p>WCM-2723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WCM-2788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6" office:value-type="string">
            <text:p>WCM-2227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6" office:value-type="string">
            <text:p>WCM-2751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6" office:value-type="string">
            <text:p>WCM-2721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2">
          <table:table-cell table:style-name="ce47" office:value-type="string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6" office:value-type="string">
            <text:p>WCM-2689, ECM-5237 </text:p>
          </table:table-cell>
          <table:table-cell table:style-name="ce56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56"/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7" office:value-type="string">
            <text:p>WCM-2816 CCP-42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2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09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0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6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6_WCM_019</text:p>
          </table:table-cell>
          <table:table-cell table:style-name="ce53" office:value-type="string">
            <text:p>Download a binary file with name containing an illegal jcr char (using the right popup menu)</text:p>
          </table:table-cell>
          <table:table-cell table:style-name="ce52" office:value-type="string">
            <text:p>WCM-2832 CCP-40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4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8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09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2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2">CCP-590</text:span>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 table:number-rows-repeated="7">
          <table:table-cell table:style-name="ce49" table:number-columns-repeated="3"/>
          <table:table-cell table:style-name="ce59" table:number-columns-repeated="253"/>
          <table:table-cell table:style-name="ce60" table:number-columns-repeated="768"/>
        </table:table-row>
        <table:table-row table:style-name="ro1" table:number-rows-repeated="11">
          <table:table-cell table:style-name="ce50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5" table:default-cell-style-name="Default"/>
        <table:table-column table:style-name="co8" table:number-columns-repeated="768" table:default-cell-style-name="Default"/>
        <table:table-row table:style-name="ro13">
          <table:table-cell/>
          <table:table-cell table:style-name="ce68" office:value-type="string">
            <text:p>TEST CASES</text:p>
          </table:table-cell>
          <table:table-cell table:style-name="ce77"/>
          <table:table-cell table:style-name="ce84" table:number-columns-repeated="2"/>
          <table:table-cell/>
          <table:table-cell table:style-name="ce84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952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6" table:number-columns-repeated="4"/>
          <table:table-cell table:number-columns-repeated="790"/>
        </table:table-row>
        <table:table-row table:style-name="ro13">
          <table:table-cell/>
          <table:table-cell table:style-name="ce69"/>
          <table:table-cell table:style-name="ce78"/>
          <table:table-cell table:style-name="ce84" table:number-columns-repeated="2"/>
          <table:table-cell/>
          <table:table-cell table:style-name="ce84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952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6" table:number-columns-repeated="4"/>
          <table:table-cell table:number-columns-repeated="790"/>
        </table:table-row>
        <table:table-row table:style-name="ro14">
          <table:table-cell/>
          <table:table-cell table:style-name="ce70" office:value-type="string">
            <text:p>Function List:</text:p>
          </table:table-cell>
          <table:table-cell table:style-name="ce79" office:value-type="string" table:number-columns-spanned="3" table:number-rows-spanned="1">
            <text:p>Bugs on WCM 1.2.x for regression test</text:p>
          </table:table-cell>
          <table:covered-table-cell table:style-name="ce85"/>
          <table:covered-table-cell table:style-name="ce80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952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6" table:number-columns-repeated="4"/>
          <table:table-cell table:number-columns-repeated="790"/>
        </table:table-row>
        <table:table-row table:style-name="ro13">
          <table:table-cell/>
          <table:table-cell table:style-name="ce70" office:value-type="string">
            <text:p>Total Main Cases:</text:p>
          </table:table-cell>
          <table:table-cell table:style-name="ce80" table:formula="of:=MAX([.A7:.A935])" office:value-type="float" office:value="25" table:number-columns-spanned="3" table:number-rows-spanned="1">
            <text:p>25</text:p>
          </table:table-cell>
          <table:covered-table-cell table:style-name="ce85"/>
          <table:covered-table-cell table:style-name="ce80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952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6" table:number-columns-repeated="4"/>
          <table:table-cell table:number-columns-repeated="790"/>
        </table:table-row>
        <table:table-row table:style-name="ro13">
          <table:table-cell/>
          <table:table-cell table:style-name="ce71"/>
          <table:table-cell table:style-name="ce76"/>
          <table:table-cell table:style-name="ce86" table:number-columns-repeated="5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952];[.$L5])" office:value-type="float" office:value="0">
            <text:p>0</text:p>
          </table:table-cell>
          <table:table-cell table:style-name="ce170" table:number-columns-repeated="2"/>
          <table:table-cell table:style-name="ce76" table:number-columns-repeated="219"/>
          <table:table-cell table:number-columns-repeated="790"/>
        </table:table-row>
        <table:table-row table:style-name="ro1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  <table:table-cell table:number-columns-repeated="769"/>
        </table:table-row>
        <table:table-row table:style-name="ro9">
          <table:table-cell table:style-name="ce64" office:value-type="float" office:value="1">
            <text:p>001</text:p>
          </table:table-cell>
          <table:table-cell table:style-name="ce47" office:value-type="string">
            <text:p>REG_AIO165_WCM_001</text:p>
          </table:table-cell>
          <table:table-cell table:style-name="ce81" office:value-type="float" office:value="1">
            <text:p>001</text:p>
          </table:table-cell>
          <table:table-cell table:style-name="ce87" table:formula="of:=[.B7]" office:value-type="string" office:string-value="REG_AIO165_WCM_001">
            <text:p>REG_AIO165_WCM_001</text:p>
          </table:table-cell>
          <table:table-cell table:style-name="ce91" office:value-type="string">
            <text:p>Can not download an uploaded document in PCV portlet 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Site Explorer, ACME drive</text:p>
            <text:p>- Upload a file (pdf for example) in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57" office:value-type="string">
            <text:p>Upload a file (pdf for example) in a category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5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5_WCM_001</text:p>
          </table:table-cell>
          <table:table-cell table:style-name="ce8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table:formula="of:=[.B8]" office:value-type="string" office:string-value="REG_AIO165_WCM_001">
            <text:p>REG_AIO165_WCM_001</text:p>
          </table:table-cell>
          <table:table-cell table:style-name="ce57" office:value-type="string">
            <text:p>Can not download an uploaded document in PCV portlet </text:p>
          </table:table-cell>
          <table:table-cell table:style-name="ce57" office:value-type="string">
            <text:p>Step 2: View uploaded file in News page</text:p>
          </table:table-cell>
          <table:table-cell table:style-name="ce57" office:value-type="string">
            <text:p>- Choose News page on ACME site</text:p>
            <text:p><text:span text:style-name="T3">- Select </text:span><text:span text:style-name="T3">category to </text:span><text:span text:style-name="T3">view the </text:span><text:span text:style-name="T3">uploaded </text:span><text:span text:style-name="T3">file before</text:span></text:p>
            <text:p><text:span text:style-name="T3">- Click to </text:span><text:span text:style-name="T3">open the </text:span><text:span text:style-name="T3">previously </text:span><text:span text:style-name="T3">uploaded </text:span><text:span text:style-name="T3">document</text:span></text:p>
            <text:p><text:span text:style-name="T3">- Click </text:span><text:span text:style-name="T3">Download </text:span><text:span text:style-name="T3">this file link</text:span></text:p>
          </table:table-cell>
          <table:table-cell table:style-name="ce122" office:value-type="string">
            <text:p>Down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57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5">
          <table:table-cell table:style-name="ce6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5_WCM_002</text:p>
          </table:table-cell>
          <table:table-cell table:style-name="ce81" office:value-type="float" office:value="1">
            <text:p>001</text:p>
          </table:table-cell>
          <table:table-cell table:style-name="ce87" table:formula="of:=[.B9]" office:value-type="string" office:string-value="REG_AIO165_WCM_002">
            <text:p>REG_AIO165_WCM_002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57" office:value-type="string">
            <text:p>Step 1: Create a free layout web content</text:p>
          </table:table-cell>
          <table:table-cell table:style-name="ce57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57" office:value-type="string">
            <text:p>New Free layout web content is crea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 office:value-type="string">
            <text:p>After step 6: go to /classic/home ==&gt; old content is shown instead of new one (in edit mode you can see the new content)</text:p>
          </table:table-cell>
          <table:table-cell table:style-name="ce168"/>
          <table:table-cell table:style-name="ce173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1">
          <table:table-cell table:style-name="ce6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7" table:formula="of:=[.B10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2: Edit content</text:p>
          </table:table-cell>
          <table:table-cell table:style-name="ce57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57" office:value-type="string">
            <text:p>Changes are sav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68"/>
          <table:table-cell table:style-name="ce173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9">
          <table:table-cell table:style-name="ce6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7" table:formula="of:=[.B11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3: Edit status to publish</text:p>
          </table:table-cell>
          <table:table-cell table:style-name="ce57" office:value-type="string">
            <text:p>- Click Manage Publication from Action bar</text:p>
            <text:p>- Click Live to change status</text:p>
          </table:table-cell>
          <table:table-cell table:style-name="ce57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68"/>
          <table:table-cell table:style-name="ce173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9">
          <table:table-cell table:style-name="ce6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7" table:formula="of:=[.B12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4: Add node to a page (/classic/home for example)</text:p>
          </table:table-cell>
          <table:table-cell table:style-name="ce57" office:value-type="string">
            <text:p>- Choose Publication Pages tab</text:p>
            <text:p>- Select page from left pane then click → button</text:p>
          </table:table-cell>
          <table:table-cell table:style-name="ce57" office:value-type="string">
            <text:p>Path of selected page is displayed in right pane &amp; the web content is displayed in selected p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68"/>
          <table:table-cell table:style-name="ce173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9">
          <table:table-cell table:style-name="ce6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7" table:formula="of:=[.B13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5: Edit content again</text:p>
          </table:table-cell>
          <table:table-cell table:style-name="ce57" office:value-type="string">
            <text:p>In Site Explorer: edit content of above web content</text:p>
          </table:table-cell>
          <table:table-cell table:style-name="ce57" office:value-type="string">
            <text:p>Changes is saved (status of current version is draft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7"/>
          <table:table-cell table:style-name="ce168"/>
          <table:table-cell table:style-name="ce173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9">
          <table:table-cell table:style-name="ce6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5_WCM_002</text:p>
          </table:table-cell>
          <table:table-cell table:style-name="ce8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7" table:formula="of:=[.B14]" office:value-type="string" office:string-value="REG_AIO165_WCM_002">
            <text:p>REG_AIO165_WCM_002</text:p>
          </table:table-cell>
          <table:table-cell table:style-name="ce57" office:value-type="string">
            <text:p>Check if the content edition is considered after publication </text:p>
          </table:table-cell>
          <table:table-cell table:style-name="ce57" office:value-type="string">
            <text:p>Step 6: Publish the node again</text:p>
          </table:table-cell>
          <table:table-cell table:style-name="ce57" office:value-type="string">
            <text:p>In SIte Explorer:</text:p>
            <text:p>- Click Manage Publication</text:p>
            <text:p>- Click Live to change status</text:p>
          </table:table-cell>
          <table:table-cell table:style-name="ce57" office:value-type="string">
            <text:p>go to /classic/home: the content is updated with the new edited (both view/edit mode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121"/>
          <table:table-cell table:style-name="ce168"/>
          <table:table-cell table:style-name="ce173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0">
          <table:table-cell table:style-name="ce65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7" office:value-type="string">
            <text:p>REG_AIO165_WCM_003</text:p>
          </table:table-cell>
          <table:table-cell table:style-name="ce81" office:value-type="float" office:value="1">
            <text:p>001</text:p>
          </table:table-cell>
          <table:table-cell table:style-name="ce87" table:formula="of:=[.B15]" office:value-type="string" office:string-value="REG_AIO165_WCM_003">
            <text:p>REG_AIO165_WCM_003</text:p>
          </table:table-cell>
          <table:table-cell table:style-name="ce91" office:value-type="string">
            <text:p>Cache &amp; Categories with publication errors </text:p>
          </table:table-cell>
          <table:table-cell table:style-name="ce57" office:value-type="string">
            <text:p>Step 1: Create web content</text:p>
          </table:table-cell>
          <table:table-cell table:style-name="ce57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57" office:value-type="string">
            <text:p>Create new web conten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 office:value-type="string">
            <text:p>Currently at step 8 the change in the web content is not updated (display the old content)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5_WCM_003</text:p>
          </table:table-cell>
          <table:table-cell table:style-name="ce8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7" table:formula="of:=[.B16]" office:value-type="string" office:string-value="REG_AIO165_WCM_003">
            <text:p>REG_AIO165_WCM_003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2: Edit content</text:p>
          </table:table-cell>
          <table:table-cell table:style-name="ce57" office:value-type="string">
            <text:p>- Select then change content of new added web content</text:p>
          </table:table-cell>
          <table:table-cell table:style-name="ce57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AIO165_WCM_003</text:p>
          </table:table-cell>
          <table:table-cell table:style-name="ce8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7" table:formula="of:=[.B17]" office:value-type="string" office:string-value="REG_AIO165_WCM_003">
            <text:p>REG_AIO165_WCM_003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3: Public node</text:p>
          </table:table-cell>
          <table:table-cell table:style-name="ce57" office:value-type="string">
            <text:p>go to manage publications and choose States and versions based publication: make the node published</text:p>
          </table:table-cell>
          <table:table-cell table:style-name="ce57" office:value-type="string">
            <text:p>Public nod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5_WCM_003</text:p>
          </table:table-cell>
          <table:table-cell table:style-name="ce8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7" table:formula="of:=[.B18]" office:value-type="string" office:string-value="REG_AIO165_WCM_003">
            <text:p>REG_AIO165_WCM_003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4: Add reference</text:p>
          </table:table-cell>
          <table:table-cell table:style-name="ce57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57" office:value-type="string">
            <text:p>Selected taxonomies are listed in Referenced categories tab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5_WCM_003</text:p>
          </table:table-cell>
          <table:table-cell table:style-name="ce8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7" table:formula="of:=[.B19]" office:value-type="string" office:string-value="REG_AIO165_WCM_003">
            <text:p>REG_AIO165_WCM_003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5: View added content</text:p>
          </table:table-cell>
          <table:table-cell table:style-name="ce57" office:value-type="string">
            <text:p>- Choose News page in acme site</text:p>
            <text:p>- Click World </text:p>
            <text:p>(do not open other categories)</text:p>
          </table:table-cell>
          <table:table-cell table:style-name="ce135" office:value-type="string">
            <text:p>the node test exist: open it : content 0000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5_WCM_003</text:p>
          </table:table-cell>
          <table:table-cell table:style-name="ce8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7" table:formula="of:=[.B20]" office:value-type="string" office:string-value="REG_AIO165_WCM_003">
            <text:p>REG_AIO165_WCM_003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6: Edit content of web content</text:p>
          </table:table-cell>
          <table:table-cell table:style-name="ce57" office:value-type="string">
            <text:p>- Go to Public drive</text:p>
            <text:p>- Edit added web content above (change the content) </text:p>
          </table:table-cell>
          <table:table-cell table:style-name="ce57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5_WCM_003</text:p>
          </table:table-cell>
          <table:table-cell table:style-name="ce8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7" table:formula="of:=[.B21]" office:value-type="string" office:string-value="REG_AIO165_WCM_003">
            <text:p>REG_AIO165_WCM_003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7: Publish edited content</text:p>
          </table:table-cell>
          <table:table-cell table:style-name="ce57" office:value-type="string">
            <text:p>- Click Manage Publication &amp; Click State</text:p>
          </table:table-cell>
          <table:table-cell table:style-name="ce57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AIO165_WCM_003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7" table:formula="of:=[.B22]" office:value-type="string" office:string-value="REG_AIO165_WCM_003">
            <text:p>REG_AIO165_WCM_003</text:p>
          </table:table-cell>
          <table:table-cell table:style-name="ce57" office:value-type="string">
            <text:p>Cache &amp; Categories with publication errors </text:p>
          </table:table-cell>
          <table:table-cell table:style-name="ce57" office:value-type="string">
            <text:p>Step 8: Check displaying change of the web content</text:p>
          </table:table-cell>
          <table:table-cell table:style-name="ce57" office:value-type="string">
            <text:p>- Go to News page in acme site &amp; choose World category</text:p>
            <text:p>- Open the web content from right pane</text:p>
          </table:table-cell>
          <table:table-cell table:style-name="ce57" office:value-type="string">
            <text:p>The web content details is shown with new changes in content (new content is updated in other category)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  <text:p>CCP-345</text:p>
          </table:table-cell>
          <table:table-cell table:style-name="ce163" table:number-columns-repeated="2"/>
          <table:table-cell table:style-name="ce174" table:number-columns-repeated="235"/>
          <table:table-cell table:style-name="ce181" table:number-columns-repeated="9"/>
          <table:table-cell table:style-name="ce183" table:number-columns-repeated="768"/>
        </table:table-row>
        <table:table-row table:style-name="ro10">
          <table:table-cell table:style-name="ce65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7" office:value-type="string">
            <text:p>REG_AIO165_WCM_004</text:p>
          </table:table-cell>
          <table:table-cell table:style-name="ce81" office:value-type="float" office:value="1">
            <text:p>001</text:p>
          </table:table-cell>
          <table:table-cell table:style-name="ce87" table:formula="of:=[.B23]" office:value-type="string" office:string-value="REG_AIO165_WCM_004">
            <text:p>REG_AIO165_WCM_004</text:p>
          </table:table-cell>
          <table:table-cell table:style-name="ce91" office:value-type="string">
            <text:p>Check if Newsletter mail's validator allows a multiple domain names in address mail </text:p>
          </table:table-cell>
          <table:table-cell table:style-name="ce57" office:value-type="string">
            <text:p>Step 1: Show Newsletters page</text:p>
          </table:table-cell>
          <table:table-cell table:style-name="ce121" office:value-type="string">
            <text:p>Go to Acme-&gt;newsletters</text:p>
          </table:table-cell>
          <table:table-cell table:style-name="ce136" office:value-type="string">
            <text:p>Newsletters page is shown correct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64" office:value-type="string">
            <text:p/>
            <text:p/>
            <text:p>A Popup appears with Email address is invalid! message.</text:p>
          </table:table-cell>
          <table:table-cell table:style-name="ce168"/>
          <table:table-cell table:style-name="ce173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6">
          <table:table-cell table:style-name="ce6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AIO165_WCM_004</text:p>
          </table:table-cell>
          <table:table-cell table:style-name="ce8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7" table:formula="of:=[.B24]" office:value-type="string" office:string-value="REG_AIO165_WCM_004">
            <text:p>REG_AIO165_WCM_004</text:p>
          </table:table-cell>
          <table:table-cell table:style-name="ce57" office:value-type="string">
            <text:p>Check if Newsletter mail's validator allows a multiple domain names in address mail </text:p>
          </table:table-cell>
          <table:table-cell table:style-name="ce57" office:value-type="string">
            <text:p>Step 2: Subscribe mail</text:p>
          </table:table-cell>
          <table:table-cell table:style-name="ce121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6" office:value-type="string">
            <text:p>Show popup alert subscribe mail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64"/>
          <table:table-cell table:style-name="ce168"/>
          <table:table-cell table:style-name="ce173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7">
          <table:table-cell table:style-name="ce65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7" office:value-type="string">
            <text:p>REG_AIO165_WCM_005</text:p>
          </table:table-cell>
          <table:table-cell table:style-name="ce81" office:value-type="float" office:value="1">
            <text:p>001</text:p>
          </table:table-cell>
          <table:table-cell table:style-name="ce87" table:formula="of:=[.B25]" office:value-type="string" office:string-value="REG_AIO165_WCM_005">
            <text:p>REG_AIO165_WCM_005</text:p>
          </table:table-cell>
          <table:table-cell table:style-name="ce91" office:value-type="string">
            <text:p>Check when publish content after image resize with Shift button pressed </text:p>
          </table:table-cell>
          <table:table-cell table:style-name="ce57" office:value-type="string">
            <text:p>Step 1: Create new content with image</text:p>
          </table:table-cell>
          <table:table-cell table:style-name="ce122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2" office:value-type="string">
            <text:p>New web content added with im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7" office:value-type="string">
            <text:p>IE 7 crash when publishing content after image resize with Shift button pressed </text:p>
          </table:table-cell>
          <table:table-cell table:style-name="ce168"/>
          <table:table-cell table:style-name="ce173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1">
          <table:table-cell table:style-name="ce6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5_WCM_005</text:p>
          </table:table-cell>
          <table:table-cell table:style-name="ce8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7" table:formula="of:=[.B26]" office:value-type="string" office:string-value="REG_AIO165_WCM_005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57" office:value-type="string">
            <text:p>Step 2: Resize the image</text:p>
          </table:table-cell>
          <table:table-cell table:style-name="ce122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2" office:value-type="string">
            <text:p>The image in the content is resiz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7"/>
          <table:table-cell table:style-name="ce168"/>
          <table:table-cell table:style-name="ce173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6">
          <table:table-cell table:style-name="ce65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7" office:value-type="string">
            <text:p>REG_AIO165_WCM_006</text:p>
          </table:table-cell>
          <table:table-cell table:style-name="ce81" office:value-type="float" office:value="1">
            <text:p>001</text:p>
          </table:table-cell>
          <table:table-cell table:style-name="ce87" table:formula="of:=[.B27]" office:value-type="string" office:string-value="REG_AIO165_WCM_006">
            <text:p>REG_AIO165_WCM_006</text:p>
          </table:table-cell>
          <table:table-cell table:style-name="ce91" office:value-type="string">
            <text:p>Label categories are not traduced in clv edition 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Go to Language Setting &amp; select 1 language to display</text:p>
          </table:table-cell>
          <table:table-cell table:style-name="ce57" office:value-type="string">
            <text:p>The site is displayed in new selected language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  <text:p>CCP-384</text:p>
          </table:table-cell>
          <table:table-cell table:style-name="ce165" office:value-type="string">
            <text:p>Categories' labels are not translated in CLV edition: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5_WCM_006</text:p>
          </table:table-cell>
          <table:table-cell table:style-name="ce8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7" table:formula="of:=[.B28]" office:value-type="string" office:string-value="REG_AIO165_WCM_006">
            <text:p>REG_AIO165_WCM_006</text:p>
          </table:table-cell>
          <table:table-cell table:style-name="ce57" office:value-type="string">
            <text:p>Label categories are not traduced in clv edition </text:p>
          </table:table-cell>
          <table:table-cell table:style-name="ce57" office:value-type="string">
            <text:p>Step 2: Show CLV config form</text:p>
          </table:table-cell>
          <table:table-cell table:style-name="ce57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57" office:value-type="string">
            <text:p>CLV config form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  <text:p>CCP-384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5_WCM_006</text:p>
          </table:table-cell>
          <table:table-cell table:style-name="ce8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7" table:formula="of:=[.B29]" office:value-type="string" office:string-value="REG_AIO165_WCM_006">
            <text:p>REG_AIO165_WCM_006</text:p>
          </table:table-cell>
          <table:table-cell table:style-name="ce57" office:value-type="string">
            <text:p>Label categories are not traduced in clv edition </text:p>
          </table:table-cell>
          <table:table-cell table:style-name="ce57" office:value-type="string">
            <text:p>Step 3: Check displaying label in new selected language</text:p>
          </table:table-cell>
          <table:table-cell table:style-name="ce57" office:value-type="string">
            <text:p>- Choose Manual mode then click + icon to Select folder part</text:p>
          </table:table-cell>
          <table:table-cell table:style-name="ce57" office:value-type="string">
            <text:p>The every label is well translat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  <text:p>CCP-384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8">
          <table:table-cell table:style-name="ce65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7" office:value-type="string">
            <text:p>REG_AIO165_WCM_007</text:p>
          </table:table-cell>
          <table:table-cell table:style-name="ce81" office:value-type="float" office:value="1">
            <text:p>001</text:p>
          </table:table-cell>
          <table:table-cell table:style-name="ce87" table:formula="of:=[.B30]" office:value-type="string" office:string-value="REG_AIO165_WCM_007">
            <text:p>REG_AIO165_WCM_007</text:p>
          </table:table-cell>
          <table:table-cell table:style-name="ce91" office:value-type="string">
            <text:p>Check viewing localised content</text:p>
          </table:table-cell>
          <table:table-cell table:style-name="ce57" office:value-type="string">
            <text:p>Step 1: Add view into Site Explorer</text:p>
          </table:table-cell>
          <table:table-cell table:style-name="ce122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2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  <text:p>CCP-247</text:p>
          </table:table-cell>
          <table:table-cell table:style-name="ce163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5_WCM_007</text:p>
          </table:table-cell>
          <table:table-cell table:style-name="ce8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7" table:formula="of:=[.B31]" office:value-type="string" office:string-value="REG_AIO165_WCM_007">
            <text:p>REG_AIO165_WCM_007</text:p>
          </table:table-cell>
          <table:table-cell table:style-name="ce57" office:value-type="string">
            <text:p>Check viewing localised content</text:p>
          </table:table-cell>
          <table:table-cell table:style-name="ce57" office:value-type="string">
            <text:p>Step 2: Add content</text:p>
          </table:table-cell>
          <table:table-cell table:style-name="ce122" office:value-type="string">
            <text:p>Go to Site Explorer -&gt; Sites Management under /acme create new content</text:p>
          </table:table-cell>
          <table:table-cell table:style-name="ce122" office:value-type="string">
            <text:p>Add new cont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  <text:p>CCP-247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9">
          <table:table-cell table:style-name="ce6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5_WCM_007</text:p>
          </table:table-cell>
          <table:table-cell table:style-name="ce8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7" table:formula="of:=[.B32]" office:value-type="string" office:string-value="REG_AIO165_WCM_007">
            <text:p>REG_AIO165_WCM_007</text:p>
          </table:table-cell>
          <table:table-cell table:style-name="ce57" office:value-type="string">
            <text:p>Check viewing localised content</text:p>
          </table:table-cell>
          <table:table-cell table:style-name="ce57" office:value-type="string">
            <text:p>Step 3: Set localize for added content</text:p>
          </table:table-cell>
          <table:table-cell table:style-name="ce122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2" office:value-type="string">
            <text:p>New added language is listed in Language drop down list in View Language tab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  <text:p>CCP-247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5_WCM_007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7" table:formula="of:=[.B33]" office:value-type="string" office:string-value="REG_AIO165_WCM_007">
            <text:p>REG_AIO165_WCM_007</text:p>
          </table:table-cell>
          <table:table-cell table:style-name="ce57" office:value-type="string">
            <text:p>Check viewing localised content</text:p>
          </table:table-cell>
          <table:table-cell table:style-name="ce57" office:value-type="string">
            <text:p>Step 4: View content in new <text:s/>language</text:p>
          </table:table-cell>
          <table:table-cell table:style-name="ce122" office:value-type="string">
            <text:p>- Choose new added language from list then click View</text:p>
          </table:table-cell>
          <table:table-cell table:style-name="ce122" office:value-type="string">
            <text:p>The content is display well in selected languag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  <text:p>CCP-247</text:p>
          </table:table-cell>
          <table:table-cell table:style-name="ce163" table:number-columns-repeated="2"/>
          <table:table-cell table:style-name="ce165"/>
          <table:table-cell table:style-name="ce174" table:number-columns-repeated="234"/>
          <table:table-cell table:style-name="ce181" table:number-columns-repeated="9"/>
          <table:table-cell table:style-name="ce183" table:number-columns-repeated="768"/>
        </table:table-row>
        <table:table-row table:style-name="ro20">
          <table:table-cell table:style-name="ce65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7" office:value-type="string">
            <text:p>REG_AIO165_WCM_008</text:p>
          </table:table-cell>
          <table:table-cell table:style-name="ce81" office:value-type="float" office:value="1">
            <text:p>001</text:p>
          </table:table-cell>
          <table:table-cell table:style-name="ce87" table:formula="of:=[.B34]" office:value-type="string" office:string-value="REG_AIO165_WCM_008">
            <text:p>REG_AIO165_WCM_008</text:p>
          </table:table-cell>
          <table:table-cell table:style-name="ce91" office:value-type="string">
            <text:p>Check translation of results' number after search 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Go to Language Settings &amp; select a language to view</text:p>
          </table:table-cell>
          <table:table-cell table:style-name="ce57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  <text:p>CCP-377</text:p>
          </table:table-cell>
          <table:table-cell table:style-name="ce163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5_WCM_008</text:p>
          </table:table-cell>
          <table:table-cell table:style-name="ce8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7" table:formula="of:=[.B35]" office:value-type="string" office:string-value="REG_AIO165_WCM_008">
            <text:p>REG_AIO165_WCM_008</text:p>
          </table:table-cell>
          <table:table-cell table:style-name="ce57" office:value-type="string">
            <text:p>Check translation of results' number after search </text:p>
          </table:table-cell>
          <table:table-cell table:style-name="ce57" office:value-type="string">
            <text:p>Step 2: Search</text:p>
          </table:table-cell>
          <table:table-cell table:style-name="ce121" office:value-type="string">
            <text:p>Make a search which results take many pages by input text into quick search textbox &amp; enter</text:p>
          </table:table-cell>
          <table:table-cell table:style-name="ce57" office:value-type="string">
            <text:p>The message at right top is correctly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  <text:p>CCP-377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0">
          <table:table-cell table:style-name="ce65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7" office:value-type="string">
            <text:p>REG_AIO165_WCM_009</text:p>
          </table:table-cell>
          <table:table-cell table:style-name="ce81" office:value-type="float" office:value="1">
            <text:p>001</text:p>
          </table:table-cell>
          <table:table-cell table:style-name="ce87" table:formula="of:=[.B36]" office:value-type="string" office:string-value="REG_AIO165_WCM_009">
            <text:p>REG_AIO165_WCM_009</text:p>
          </table:table-cell>
          <table:table-cell table:style-name="ce91" office:value-type="string">
            <text:p>Search result - wrong traduction when there's no result 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Go to Language Settings &amp; select a language to view</text:p>
          </table:table-cell>
          <table:table-cell table:style-name="ce57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  <text:p>CCP-373</text:p>
          </table:table-cell>
          <table:table-cell table:style-name="ce163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AIO165_WCM_009</text:p>
          </table:table-cell>
          <table:table-cell table:style-name="ce81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7" table:formula="of:=[.B37]" office:value-type="string" office:string-value="REG_AIO165_WCM_009">
            <text:p>REG_AIO165_WCM_009</text:p>
          </table:table-cell>
          <table:table-cell table:style-name="ce57" office:value-type="string">
            <text:p>Search result - wrong traduction when there's no result </text:p>
          </table:table-cell>
          <table:table-cell table:style-name="ce57" office:value-type="string">
            <text:p>Step 2: Search</text:p>
          </table:table-cell>
          <table:table-cell table:style-name="ce57" office:value-type="string">
            <text:p>Make a search that return no result</text:p>
          </table:table-cell>
          <table:table-cell table:style-name="ce57" office:value-type="string">
            <text:p>Message is display correctly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  <text:p>CCP-373</text:p>
          </table:table-cell>
          <table:table-cell table:style-name="ce163"/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5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7" office:value-type="string">
            <text:p>REG_AIO165_WCM_010</text:p>
          </table:table-cell>
          <table:table-cell table:style-name="ce81" office:value-type="float" office:value="1">
            <text:p>001</text:p>
          </table:table-cell>
          <table:table-cell table:style-name="ce87" table:formula="of:=[.B38]" office:value-type="string" office:string-value="REG_AIO165_WCM_010">
            <text:p>REG_AIO165_WCM_010</text:p>
          </table:table-cell>
          <table:table-cell table:style-name="ce91" office:value-type="string">
            <text:p>Check translation of label in the “Form Generator” portlet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Go to Language Settings &amp; select a language to view</text:p>
          </table:table-cell>
          <table:table-cell table:style-name="ce57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  <text:p>CCP-374</text:p>
          </table:table-cell>
          <table:table-cell table:style-name="ce163" office:value-type="string">
            <text:p>The title of the tab should be "Constructeur de formulaire" instead of "Formulaire de constructeur".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AIO165_WCM_010</text:p>
          </table:table-cell>
          <table:table-cell table:style-name="ce81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7" table:formula="of:=[.B39]" office:value-type="string" office:string-value="REG_AIO165_WCM_010">
            <text:p>REG_AIO165_WCM_010</text:p>
          </table:table-cell>
          <table:table-cell table:style-name="ce57" office:value-type="string">
            <text:p>Check translation of label in the “Form Generator” portlet</text:p>
          </table:table-cell>
          <table:table-cell table:style-name="ce57" office:value-type="string">
            <text:p>Step 2: Show “Form Generator” portlet</text:p>
          </table:table-cell>
          <table:table-cell table:style-name="ce57" office:value-type="string">
            <text:p>Go to Groups → Form Generator</text:p>
          </table:table-cell>
          <table:table-cell table:style-name="ce136" office:value-type="string">
            <text:p>The labels are well translated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  <text:p>CCP-374</text:p>
          </table:table-cell>
          <table:table-cell table:style-name="ce163"/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1">
          <table:table-cell table:style-name="ce65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7" office:value-type="string">
            <text:p>REG_AIO165_WCM_011</text:p>
          </table:table-cell>
          <table:table-cell table:style-name="ce81" office:value-type="float" office:value="1">
            <text:p>001</text:p>
          </table:table-cell>
          <table:table-cell table:style-name="ce87" table:formula="of:=[.B40]" office:value-type="string" office:string-value="REG_AIO165_WCM_011">
            <text:p>REG_AIO165_WCM_011</text:p>
          </table:table-cell>
          <table:table-cell table:style-name="ce91" office:value-type="string">
            <text:p>Mistakes in french internationalization</text:p>
          </table:table-cell>
          <table:table-cell table:style-name="ce57" office:value-type="string">
            <text:p>Step 1: Check translation of label in some forms when add new SCV</text:p>
          </table:table-cell>
          <table:table-cell table:style-name="ce122" office:value-type="string">
            <text:p>- Go to Language Setting then select a language to display</text:p>
            <text:p>- Go to Site Editor --&gt; Add content</text:p>
          </table:table-cell>
          <table:table-cell table:style-name="ce122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table-cell table:style-name="ce166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22">
          <table:table-cell table:style-name="ce6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AIO165_WCM_011</text:p>
          </table:table-cell>
          <table:table-cell table:style-name="ce8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7" table:formula="of:=[.B41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7" office:value-type="string">
            <text:p>Step 2: Check translation of label in Add new subscription form (Newsletter)</text:p>
          </table:table-cell>
          <table:table-cell table:style-name="ce122" office:value-type="string">
            <text:p>- Go to Newsletter Manager</text:p>
            <text:p>- Click New subscription</text:p>
          </table:table-cell>
          <table:table-cell table:style-name="ce122" office:value-type="string">
            <text:p>Add new subscription form is shown with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67"/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23">
          <table:table-cell table:style-name="ce6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5_WCM_011</text:p>
          </table:table-cell>
          <table:table-cell table:style-name="ce81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7" table:formula="of:=[.B42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7" office:value-type="string">
            <text:p>Step 3: Check translation of label in Add new letter form</text:p>
          </table:table-cell>
          <table:table-cell table:style-name="ce122" office:value-type="string">
            <text:p><text:span text:style-name="T4">- Go to </text:span><text:span text:style-name="T4">Newsletter </text:span><text:span text:style-name="T4">Manager</text:span></text:p>
            <text:p><text:span text:style-name="T4">- Click </text:span><text:span text:style-name="T4">Newsletter</text:span></text:p>
          </table:table-cell>
          <table:table-cell table:style-name="ce122" office:value-type="string">
            <text:p>Add new letter form is shown with all label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67"/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7">
          <table:table-cell table:style-name="ce65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7" office:value-type="string">
            <text:p>REG_AIO165_WCM_012</text:p>
          </table:table-cell>
          <table:table-cell table:style-name="ce81" office:value-type="float" office:value="1">
            <text:p>001</text:p>
          </table:table-cell>
          <table:table-cell table:style-name="ce87" table:formula="of:=[.B43]" office:value-type="string" office:string-value="REG_AIO165_WCM_012">
            <text:p>REG_AIO165_WCM_012</text:p>
          </table:table-cell>
          <table:table-cell table:style-name="ce91" office:value-type="string">
            <text:p>Check <text:s/>Sorting Mechanism </text:p>
          </table:table-cell>
          <table:table-cell table:style-name="ce57" office:value-type="string">
            <text:p>Step 1: Create node</text:p>
          </table:table-cell>
          <table:table-cell table:style-name="ce57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6" office:value-type="string">
            <text:p>Creat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  <text:p>CCP-347</text:p>
          </table:table-cell>
          <table:table-cell table:style-name="ce163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68"/>
          <table:table-cell table:style-name="ce173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7">
          <table:table-cell table:style-name="ce6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5_WCM_012</text:p>
          </table:table-cell>
          <table:table-cell table:style-name="ce81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7" table:formula="of:=[.B44]" office:value-type="string" office:string-value="REG_AIO165_WCM_012">
            <text:p>REG_AIO165_WCM_012</text:p>
          </table:table-cell>
          <table:table-cell table:style-name="ce57" office:value-type="string">
            <text:p>Check <text:s/>Sorting Mechanism </text:p>
          </table:table-cell>
          <table:table-cell table:style-name="ce57" office:value-type="string">
            <text:p>Step 2: Sort the list</text:p>
          </table:table-cell>
          <table:table-cell table:style-name="ce57" office:value-type="string">
            <text:p>- Sort the list <text:span text:style-name="T1">(</text:span>by title, date, author, status<text:span text:style-name="T1">)</text:span></text:p>
          </table:table-cell>
          <table:table-cell table:style-name="ce137" office:value-type="string">
            <text:p>Sor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  <text:p>CCP-347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4">
          <table:table-cell table:style-name="ce65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7" office:value-type="string">
            <text:p>REG_AIO165_WCM_013</text:p>
          </table:table-cell>
          <table:table-cell table:style-name="ce81" office:value-type="float" office:value="1">
            <text:p>001</text:p>
          </table:table-cell>
          <table:table-cell table:style-name="ce87" table:formula="of:=[.B45]" office:value-type="string" office:string-value="REG_AIO165_WCM_013">
            <text:p>REG_AIO165_WCM_013</text:p>
          </table:table-cell>
          <table:table-cell table:style-name="ce91" office:value-type="string">
            <text:p>Check encoding when display Taxonomy in the CLV categories</text:p>
          </table:table-cell>
          <table:table-cell table:style-name="ce57" office:value-type="string">
            <text:p>Step 1: Add new taxonomy tree</text:p>
          </table:table-cell>
          <table:table-cell table:style-name="ce123" office:value-type="string">
            <text:p><text:span text:style-name="T5">- Go to Site </text:span><text:span text:style-name="T5">administrat</text:span><text:span text:style-name="T5">ion.</text:span></text:p>
            <text:p><text:span text:style-name="T5">- Go to </text:span><text:span text:style-name="T5">Ontologies </text:span><text:span text:style-name="T5">then </text:span><text:span text:style-name="T5">Manage </text:span><text:span text:style-name="T5">Taxonomy </text:span><text:span text:style-name="T5">Trees.</text:span></text:p>
            <text:p><text:span text:style-name="T5">- Click Edit </text:span><text:span text:style-name="T5">icon at the </text:span><text:span text:style-name="T5">line of </text:span><text:span text:style-name="T5">“acme” </text:span></text:p>
            <text:p><text:span text:style-name="T5">- Click Add </text:span><text:span text:style-name="T5">to add new </text:span><text:span text:style-name="T5">taxonomy </text:span><text:span text:style-name="T5">under the </text:span><text:span text:style-name="T5">acme with </text:span><text:span text:style-name="T5">name </text:span><text:span text:style-name="T5">contains </text:span><text:span text:style-name="T5">accented </text:span><text:span text:style-name="T5">character </text:span><text:span text:style-name="T5">like </text:span><text:span text:style-name="T5">"prévention</text:span><text:span text:style-name="T5">".</text:span></text:p>
          </table:table-cell>
          <table:table-cell table:style-name="ce57" office:value-type="string">
            <text:p>Create new taxonomy tre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  <text:p>CCP-302</text:p>
          </table:table-cell>
          <table:table-cell table:style-name="ce163" office:value-type="string">
            <text:p>Currently display error of the header at step 4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5_WCM_013</text:p>
          </table:table-cell>
          <table:table-cell table:style-name="ce81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7" table:formula="of:=[.B46]" office:value-type="string" office:string-value="REG_AIO165_WCM_013">
            <text:p>REG_AIO165_WCM_013</text:p>
          </table:table-cell>
          <table:table-cell table:style-name="ce57" office:value-type="string">
            <text:p>Check encoding when display Taxonomy in the CLV categories</text:p>
          </table:table-cell>
          <table:table-cell table:style-name="ce57" office:value-type="string">
            <text:p>Step 2: Check the displaying the name of new added taxonomy</text:p>
          </table:table-cell>
          <table:table-cell table:style-name="ce57" office:value-type="string">
            <text:p>- Go to the News page in the acme site and click on the category just created</text:p>
          </table:table-cell>
          <table:table-cell table:style-name="ce57" office:value-type="string">
            <text:p>The name of the category is displayed OK in the header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  <text:p>CCP-302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7">
          <table:table-cell table:style-name="ce65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REG_AIO165_WCM_014</text:p>
          </table:table-cell>
          <table:table-cell table:style-name="ce81" office:value-type="float" office:value="1">
            <text:p>001</text:p>
          </table:table-cell>
          <table:table-cell table:style-name="ce87" table:formula="of:=[.B47]" office:value-type="string" office:string-value="REG_AIO165_WCM_014">
            <text:p>REG_AIO165_WCM_014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57" office:value-type="string">
            <text:p>Step 1: Add new taxonomy tree</text:p>
          </table:table-cell>
          <table:table-cell table:style-name="ce57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57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7" office:value-type="string">
            <text:p>After step 4: The content is not exist in this page and we got an exception </text:p>
          </table:table-cell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7">
          <table:table-cell table:style-name="ce6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5_WCM_014</text:p>
          </table:table-cell>
          <table:table-cell table:style-name="ce81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7" table:formula="of:=[.B48]" office:value-type="string" office:string-value="REG_AIO165_WCM_014">
            <text:p>REG_AIO165_WCM_014</text:p>
          </table:table-cell>
          <table:table-cell table:style-name="ce57" office:value-type="string">
            <text:p>Check showing webcontent by category (presentation portlet)</text:p>
          </table:table-cell>
          <table:table-cell table:style-name="ce57" office:value-type="string">
            <text:p>Step 2: Add new content in Site Explorer</text:p>
          </table:table-cell>
          <table:table-cell table:style-name="ce57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57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20">
          <table:table-cell table:style-name="ce6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5_WCM_014</text:p>
          </table:table-cell>
          <table:table-cell table:style-name="ce81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7" table:formula="of:=[.B49]" office:value-type="string" office:string-value="REG_AIO165_WCM_014">
            <text:p>REG_AIO165_WCM_014</text:p>
          </table:table-cell>
          <table:table-cell table:style-name="ce57" office:value-type="string">
            <text:p>Check showing webcontent by category (presentation portlet)</text:p>
          </table:table-cell>
          <table:table-cell table:style-name="ce57" office:value-type="string">
            <text:p>Step 3: Add referenced category to new added web content</text:p>
          </table:table-cell>
          <table:table-cell table:style-name="ce57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57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0">
          <table:table-cell table:style-name="ce6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AIO165_WCM_014</text:p>
          </table:table-cell>
          <table:table-cell table:style-name="ce81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7" table:formula="of:=[.B50]" office:value-type="string" office:string-value="REG_AIO165_WCM_014">
            <text:p>REG_AIO165_WCM_014</text:p>
          </table:table-cell>
          <table:table-cell table:style-name="ce57" office:value-type="string">
            <text:p>Check showing webcontent by category (presentation portlet)</text:p>
          </table:table-cell>
          <table:table-cell table:style-name="ce57" office:value-type="string">
            <text:p>Step 4: View new added taxonomy at Step 1 in News page</text:p>
          </table:table-cell>
          <table:table-cell table:style-name="ce57" office:value-type="string">
            <text:p>Go to ACME site and select News page and then click on created category</text:p>
          </table:table-cell>
          <table:table-cell table:style-name="ce57" office:value-type="string">
            <text:p>The web content created above is displayed in right pane &amp; there's no error in consol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8">
          <table:table-cell table:style-name="ce65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7" office:value-type="string">
            <text:p>REG_AIO165_WCM_015</text:p>
          </table:table-cell>
          <table:table-cell table:style-name="ce81" office:value-type="float" office:value="1">
            <text:p>001</text:p>
          </table:table-cell>
          <table:table-cell table:style-name="ce87" table:formula="of:=[.B51]" office:value-type="string" office:string-value="REG_AIO165_WCM_015">
            <text:p>REG_AIO165_WCM_015</text:p>
          </table:table-cell>
          <table:table-cell table:style-name="ce91" office:value-type="string">
            <text:p>Check Manage taxonomy </text:p>
          </table:table-cell>
          <table:table-cell table:style-name="ce57" office:value-type="string">
            <text:p>Step 1: Add new taxonomy tree</text:p>
          </table:table-cell>
          <table:table-cell table:style-name="ce124" office:value-type="string">
            <text:p><text:span text:style-name="T6">- Login as </text:span><text:span text:style-name="T6">admin </text:span><text:span text:style-name="T6">(root)</text:span></text:p>
            <text:p><text:span text:style-name="T7">- Go to </text:span><text:span text:style-name="T7">Sites </text:span><text:span text:style-name="T7">Administrat</text:span><text:span text:style-name="T7">ion </text:span><text:span text:style-name="T7">-&gt;Manage </text:span><text:span text:style-name="T7">Taxonomy </text:span><text:span text:style-name="T7">Trees</text:span></text:p>
            <text:p><text:span text:style-name="T7">- Click Edit </text:span><text:span text:style-name="T7">icon at </text:span><text:span text:style-name="T7">acme line</text:span></text:p>
            <text:p><text:span text:style-name="T7">- Click Add </text:span><text:span text:style-name="T7">icon in </text:span><text:span text:style-name="T7">Action </text:span><text:span text:style-name="T7">column</text:span></text:p>
            <text:p><text:span text:style-name="T7">- Input </text:span><text:span text:style-name="T7">Name for </text:span><text:span text:style-name="T7">new </text:span><text:span text:style-name="T7">taxonomy</text:span></text:p>
            <text:p><text:span text:style-name="T8">Must begin </text:span><text:span text:style-name="T8">with </text:span><text:span text:style-name="T8">"acme" for </text:span><text:span text:style-name="T8">example </text:span><text:span text:style-name="T8">put as </text:span><text:span text:style-name="T8">name </text:span><text:span text:style-name="T8">"acmetest".</text:span></text:p>
            <text:p><text:span text:style-name="T8">- Click </text:span><text:span text:style-name="T8">Save</text:span></text:p>
            <text:p><text:span text:style-name="T6">- Click </text:span><text:span text:style-name="T6">Close the </text:span><text:span text:style-name="T6">Edit </text:span><text:span text:style-name="T6">taxonomy </text:span><text:span text:style-name="T6">tree form</text:span></text:p>
          </table:table-cell>
          <table:table-cell table:style-name="ce114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7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5">
          <table:table-cell table:style-name="ce6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5_WCM_015</text:p>
          </table:table-cell>
          <table:table-cell table:style-name="ce8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7" table:formula="of:=[.B52]" office:value-type="string" office:string-value="REG_AIO165_WCM_015">
            <text:p>REG_AIO165_WCM_015</text:p>
          </table:table-cell>
          <table:table-cell table:style-name="ce57" office:value-type="string">
            <text:p>Check Manage taxonomy </text:p>
          </table:table-cell>
          <table:table-cell table:style-name="ce57" office:value-type="string">
            <text:p>Step 2: Add new content in Site Explorer</text:p>
          </table:table-cell>
          <table:table-cell table:style-name="ce57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4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25">
          <table:table-cell table:style-name="ce6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5_WCM_015</text:p>
          </table:table-cell>
          <table:table-cell table:style-name="ce81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7" table:formula="of:=[.B53]" office:value-type="string" office:string-value="REG_AIO165_WCM_015">
            <text:p>REG_AIO165_WCM_015</text:p>
          </table:table-cell>
          <table:table-cell table:style-name="ce57" office:value-type="string">
            <text:p>Check Manage taxonomy </text:p>
          </table:table-cell>
          <table:table-cell table:style-name="ce57" office:value-type="string">
            <text:p>Step 3: Add referenced category to new added web content</text:p>
          </table:table-cell>
          <table:table-cell table:style-name="ce57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57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6">
          <table:table-cell table:style-name="ce65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7" office:value-type="string">
            <text:p>REG_AIO165_WCM_016</text:p>
          </table:table-cell>
          <table:table-cell table:style-name="ce81" office:value-type="float" office:value="1">
            <text:p>001</text:p>
          </table:table-cell>
          <table:table-cell table:style-name="ce87" table:formula="of:=[.B54]" office:value-type="string" office:string-value="REG_AIO165_WCM_016">
            <text:p>REG_AIO165_WCM_016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1: View News page</text:p>
          </table:table-cell>
          <table:table-cell table:style-name="ce124" office:value-type="string">
            <text:p>- Login as admin</text:p>
            <text:p>- Go to ACME site -&gt; Select News page.</text:p>
          </table:table-cell>
          <table:table-cell table:style-name="ce138" office:value-type="string">
            <text:p>News page is display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7" office:value-type="string">
            <text:p>Currently at step 6 the Edit mode tab is blank, we cannot setting a new taxonomy tree.</text:p>
            <text:p>And we got an exception</text:p>
          </table:table-cell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2">
          <table:table-cell table:style-name="ce6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7" table:formula="of:=[.B55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2: Show Edit page wizard</text:p>
          </table:table-cell>
          <table:table-cell table:style-name="ce114" office:value-type="string">
            <text:p>Go to Site Editor -&gt;Edit Page.</text:p>
          </table:table-cell>
          <table:table-cell table:style-name="ce138" office:value-type="string">
            <text:p>Edit page wizard is shown currently at step 3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0">
          <table:table-cell table:style-name="ce6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7" table:formula="of:=[.B56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3: Edit page</text:p>
          </table:table-cell>
          <table:table-cell table:style-name="ce114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38" office:value-type="string">
            <text:p>Edit page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9">
          <table:table-cell table:style-name="ce6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7" table:formula="of:=[.B57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4: Delete acme category</text:p>
          </table:table-cell>
          <table:table-cell table:style-name="ce124" office:value-type="string">
            <text:p>Go to Site Explorer -&gt; Sites Management under /acme/categories delete the acme category</text:p>
          </table:table-cell>
          <table:table-cell table:style-name="ce138" office:value-type="string">
            <text:p>acme category is dele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9">
          <table:table-cell table:style-name="ce6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7" table:formula="of:=[.B58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5: Show Edit page wizard form again</text:p>
          </table:table-cell>
          <table:table-cell table:style-name="ce124" office:value-type="string">
            <text:p>- Select News page in acme site</text:p>
            <text:p>- Select News page -&gt; Site Editor -&gt; Edit Page Wizard.</text:p>
          </table:table-cell>
          <table:table-cell table:style-name="ce138" office:value-type="string">
            <text:p>Edit page wizard is shown currently at step 2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2">
          <table:table-cell table:style-name="ce6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AIO165_WCM_016</text:p>
          </table:table-cell>
          <table:table-cell table:style-name="ce81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7" table:formula="of:=[.B59]" office:value-type="string" office:string-value="REG_AIO165_WCM_016">
            <text:p>REG_AIO165_WCM_016</text:p>
          </table:table-cell>
          <table:table-cell table:style-name="ce57" office:value-type="string">
            <text:p>Error while setting a page with PCLV portlet </text:p>
          </table:table-cell>
          <table:table-cell table:style-name="ce114" office:value-type="string">
            <text:p>Step 6: Add PCLV portlet into page &amp; config</text:p>
          </table:table-cell>
          <table:table-cell table:style-name="ce114" office:value-type="string">
            <text:p>- Drag &amp; drop Category content portlet</text:p>
            <text:p>- Click Edit portlet icon</text:p>
          </table:table-cell>
          <table:table-cell table:style-name="ce138" office:value-type="string">
            <text:p>Parameterized content list viewer configuration form is shown in Edit mode tab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6" table:number-columns-repeated="9"/>
          <table:table-cell table:style-name="ce182" table:number-columns-repeated="768"/>
        </table:table-row>
        <table:table-row table:style-name="ro15">
          <table:table-cell table:style-name="ce65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7" office:value-type="string">
            <text:p>REG_AIO165_WCM_017</text:p>
          </table:table-cell>
          <table:table-cell table:style-name="ce81" office:value-type="float" office:value="1">
            <text:p>001</text:p>
          </table:table-cell>
          <table:table-cell table:style-name="ce87" table:formula="of:=[.B60]" office:value-type="string" office:string-value="REG_AIO165_WCM_017">
            <text:p>REG_AIO165_WCM_017</text:p>
          </table:table-cell>
          <table:table-cell table:style-name="ce91" office:value-type="string">
            <text:p>Check Problem in downloading binary from PCLV </text:p>
          </table:table-cell>
          <table:table-cell table:style-name="ce57" office:value-type="string">
            <text:p>Step 1: Upload a binary</text:p>
          </table:table-cell>
          <table:table-cell table:style-name="ce122" office:value-type="string">
            <text:p>- Go to Site Explorer --&gt; Site Management</text:p>
            <text:p>- Upload 1 binary (.pdf) in to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8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5_WCM_017</text:p>
          </table:table-cell>
          <table:table-cell table:style-name="ce81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7" table:formula="of:=[.B61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2: Change status to public</text:p>
          </table:table-cell>
          <table:table-cell table:style-name="ce122" office:value-type="string">
            <text:p>- Select uploaded file</text:p>
            <text:p>- Click Manage Publication</text:p>
            <text:p>- Change to Live</text:p>
          </table:table-cell>
          <table:table-cell table:style-name="ce122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5_WCM_017</text:p>
          </table:table-cell>
          <table:table-cell table:style-name="ce81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7" table:formula="of:=[.B62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3: Add referenced category</text:p>
          </table:table-cell>
          <table:table-cell table:style-name="ce125" office:value-type="string">
            <text:p><text:span text:style-name="T9">- Choose </text:span><text:span text:style-name="T9">Manage </text:span><text:span text:style-name="T9">category </text:span><text:span text:style-name="T9">from Action </text:span><text:span text:style-name="T9">bar and </text:span><text:span text:style-name="T9">add it into </text:span><text:span text:style-name="T9">a category </text:span><text:span text:style-name="T10">(</text:span><text:span text:style-name="T9">e.g:acme/</text:span><text:span text:style-name="T9">World</text:span><text:span text:style-name="T10">)</text:span></text:p>
          </table:table-cell>
          <table:table-cell table:style-name="ce122" office:value-type="string">
            <text:p>Add success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5_WCM_017</text:p>
          </table:table-cell>
          <table:table-cell table:style-name="ce81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7" table:formula="of:=[.B63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4: View the uploaded content in page</text:p>
          </table:table-cell>
          <table:table-cell table:style-name="ce122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2" office:value-type="string">
            <text:p>The file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AIO165_WCM_017</text:p>
          </table:table-cell>
          <table:table-cell table:style-name="ce81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7" table:formula="of:=[.B64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Step 5: Down load file</text:p>
          </table:table-cell>
          <table:table-cell table:style-name="ce122" office:value-type="string">
            <text:p>Click on Download this file link</text:p>
          </table:table-cell>
          <table:table-cell table:style-name="ce122" office:value-type="string">
            <text:p>The file is download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  <text:p>CCP-36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5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7" office:value-type="string">
            <text:p>REG_AIO165_WCM_018</text:p>
          </table:table-cell>
          <table:table-cell table:style-name="ce81" office:value-type="float" office:value="1">
            <text:p>001</text:p>
          </table:table-cell>
          <table:table-cell table:style-name="ce87" table:formula="of:=[.B65]" office:value-type="string" office:string-value="REG_AIO165_WCM_018">
            <text:p>REG_AIO165_WCM_018</text:p>
          </table:table-cell>
          <table:table-cell table:style-name="ce91" office:value-type="string">
            <text:p>Check Problem with "Add a site page link " on FCKEDITOR </text:p>
          </table:table-cell>
          <table:table-cell table:style-name="ce57" office:value-type="string">
            <text:p>Step 1: Show form to edit SCV portlet</text:p>
          </table:table-cell>
          <table:table-cell table:style-name="ce122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  <text:p>CCP-332</text:p>
          </table:table-cell>
          <table:table-cell table:style-name="ce168" office:value-type="string">
            <text:p>With Firefox every thing works well but with Internet Explorer 8 the href area is very short and it's difficult to find where to click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AIO165_WCM_018</text:p>
          </table:table-cell>
          <table:table-cell table:style-name="ce81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7" table:formula="of:=[.B66]" office:value-type="string" office:string-value="REG_AIO165_WCM_018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7" office:value-type="string">
            <text:p>Step 2: Show form to Insert link to site page</text:p>
          </table:table-cell>
          <table:table-cell table:style-name="ce122" office:value-type="string">
            <text:p>In the FCKEDITOR: click the icon Insert link to site page</text:p>
          </table:table-cell>
          <table:table-cell table:style-name="ce122" office:value-type="string">
            <text:p>The form is well display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  <text:p>CCP-33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5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7" office:value-type="string">
            <text:p>REG_AIO165_WCM_019</text:p>
          </table:table-cell>
          <table:table-cell table:style-name="ce81" office:value-type="float" office:value="1">
            <text:p>001</text:p>
          </table:table-cell>
          <table:table-cell table:style-name="ce87" table:formula="of:=[.B67]" office:value-type="string" office:string-value="REG_AIO165_WCM_019">
            <text:p>REG_AIO165_WCM_019</text:p>
          </table:table-cell>
          <table:table-cell table:style-name="ce91" office:value-type="string">
            <text:p>Check play a media file that was published into a page</text:p>
          </table:table-cell>
          <table:table-cell table:style-name="ce57" office:value-type="string">
            <text:p>Step 1: Upload file</text:p>
          </table:table-cell>
          <table:table-cell table:style-name="ce122" office:value-type="string">
            <text:p>- Go to Site Explorer --&gt; Site Management</text:p>
            <text:p>- Upload 1 media file into a category (/classic/medias/videos/)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  <text:p>CCP-344</text:p>
          </table:table-cell>
          <table:table-cell table:style-name="ce168" office:value-type="string">
            <text:p>The file can not be opened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AIO165_WCM_019</text:p>
          </table:table-cell>
          <table:table-cell table:style-name="ce81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7" table:formula="of:=[.B68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7" office:value-type="string">
            <text:p>Step 2: Public file</text:p>
          </table:table-cell>
          <table:table-cell table:style-name="ce122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2" office:value-type="string">
            <text:p>Public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  <text:p>CCP-344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REG_AIO165_WCM_019</text:p>
          </table:table-cell>
          <table:table-cell table:style-name="ce81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7" table:formula="of:=[.B69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7" office:value-type="string">
            <text:p>Step 3: Check using published file in page</text:p>
          </table:table-cell>
          <table:table-cell table:style-name="ce122" office:value-type="string">
            <text:p>- Open selected page at step 2</text:p>
            <text:p>- Try to play the media file</text:p>
          </table:table-cell>
          <table:table-cell table:style-name="ce122" office:value-type="string">
            <text:p>The file is do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  <text:p>CCP-344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5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7" office:value-type="string">
            <text:p>REG_AIO165_WCM_020</text:p>
          </table:table-cell>
          <table:table-cell table:style-name="ce81" office:value-type="float" office:value="1">
            <text:p>001</text:p>
          </table:table-cell>
          <table:table-cell table:style-name="ce87" table:formula="of:=[.B70]" office:value-type="string" office:string-value="REG_AIO165_WCM_020">
            <text:p>REG_AIO165_WCM_020</text:p>
          </table:table-cell>
          <table:table-cell table:style-name="ce91" office:value-type="string">
            <text:p>Check listing content to be displayed in SCV when switch the filter condition</text:p>
          </table:table-cell>
          <table:table-cell table:style-name="ce57" office:value-type="string">
            <text:p>Step 1: Create folder</text:p>
          </table:table-cell>
          <table:table-cell table:style-name="ce122" office:value-type="string">
            <text:p>- Go in the file explore and create a folder</text:p>
          </table:table-cell>
          <table:table-cell table:style-name="ce122" office:value-type="string">
            <text:p>Folder is creat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8" office:value-type="string">
            <text:p>The content in the right pane is not updated, user have to click on the folder again to see it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7" table:formula="of:=[.B71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2: Create web content</text:p>
          </table:table-cell>
          <table:table-cell table:style-name="ce122" office:value-type="string">
            <text:p>- Select added folder &amp; add 1 content (document) into it</text:p>
          </table:table-cell>
          <table:table-cell table:style-name="ce122" office:value-type="string">
            <text:p>Content is add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5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7" table:formula="of:=[.B72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3: Upload file</text:p>
          </table:table-cell>
          <table:table-cell table:style-name="ce122" office:value-type="string">
            <text:p>- Upload 1 file into above folder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5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7" table:formula="of:=[.B73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4: Add SCV page</text:p>
          </table:table-cell>
          <table:table-cell table:style-name="ce122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2" office:value-type="string">
            <text:p>Drag &amp; drop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7" table:formula="of:=[.B74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5: Edit SCV portlet</text:p>
          </table:table-cell>
          <table:table-cell table:style-name="ce122" office:value-type="string">
            <text:p>- Click Edit icon to edit SCV portlet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7" table:formula="of:=[.B75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6: Config SCV by selecting exiting content</text:p>
          </table:table-cell>
          <table:table-cell table:style-name="ce122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2" office:value-type="string">
            <text:p>The content created at step 2 is listed in right pa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AIO165_WCM_020</text:p>
          </table:table-cell>
          <table:table-cell table:style-name="ce81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7" table:formula="of:=[.B76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Step 7: Switch the filter</text:p>
          </table:table-cell>
          <table:table-cell table:style-name="ce122" office:value-type="string">
            <text:p>Switch the filter by selecting Media for Filter by</text:p>
          </table:table-cell>
          <table:table-cell table:style-name="ce122" office:value-type="string">
            <text:p>The content listed in right pane is replaced by the uploaded file at step 3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  <text:p>CCP-39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5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7" office:value-type="string">
            <text:p>REG_AIO165_WCM_021</text:p>
          </table:table-cell>
          <table:table-cell table:style-name="ce81" office:value-type="float" office:value="1">
            <text:p>001</text:p>
          </table:table-cell>
          <table:table-cell table:style-name="ce87" table:formula="of:=[.B77]" office:value-type="string" office:string-value="REG_AIO165_WCM_021">
            <text:p>REG_AIO165_WCM_021</text:p>
          </table:table-cell>
          <table:table-cell table:style-name="ce91" office:value-type="string">
            <text:p>Check display a link in a content</text:p>
          </table:table-cell>
          <table:table-cell table:style-name="ce57" office:value-type="string">
            <text:p>Step 1: Create content</text:p>
          </table:table-cell>
          <table:table-cell table:style-name="ce122" office:value-type="string">
            <text:p>- Go to Site Explorer --&gt; Site management</text:p>
            <text:p>- Select a category &amp; create 1 document with link in content</text:p>
          </table:table-cell>
          <table:table-cell table:style-name="ce122" office:value-type="string">
            <text:p>Create new cont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  <text:p>CCP-328</text:p>
          </table:table-cell>
          <table:table-cell table:style-name="ce168" office:value-type="string">
            <text:p>The link is display without underline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7">
          <table:table-cell table:style-name="ce6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AIO165_WCM_021</text:p>
          </table:table-cell>
          <table:table-cell table:style-name="ce81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7" table:formula="of:=[.B78]" office:value-type="string" office:string-value="REG_AIO165_WCM_021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7" office:value-type="string">
            <text:p>Step 2: View added content</text:p>
          </table:table-cell>
          <table:table-cell table:style-name="ce122" office:value-type="string">
            <text:p>Select added content to view</text:p>
          </table:table-cell>
          <table:table-cell table:style-name="ce122" office:value-type="string">
            <text:p>The link in the content is display with the underlin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  <text:p>CCP-328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5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7" office:value-type="string">
            <text:p>REG_AIO165_WCM_022</text:p>
          </table:table-cell>
          <table:table-cell table:style-name="ce81" office:value-type="float" office:value="1">
            <text:p>001</text:p>
          </table:table-cell>
          <table:table-cell table:style-name="ce87" table:formula="of:=[.B79]" office:value-type="string" office:string-value="REG_AIO165_WCM_022">
            <text:p>REG_AIO165_WCM_022</text:p>
          </table:table-cell>
          <table:table-cell table:style-name="ce91" office:value-type="string">
            <text:p>Check when select content from search result to view in CLV</text:p>
          </table:table-cell>
          <table:table-cell table:style-name="ce57" office:value-type="string">
            <text:p>Step 1: Show form to edit CLV portlet</text:p>
          </table:table-cell>
          <table:table-cell table:style-name="ce122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  <text:p>CCP-371</text:p>
          </table:table-cell>
          <table:table-cell table:style-name="ce168" office:value-type="string">
            <text:p>error in UI after step 4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7" office:value-type="string">
            <text:p>REG_AIO165_WCM_022</text:p>
          </table:table-cell>
          <table:table-cell table:style-name="ce81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7" table:formula="of:=[.B80]" office:value-type="string" office:string-value="REG_AIO165_WCM_022">
            <text:p>REG_AIO165_WCM_022</text:p>
          </table:table-cell>
          <table:table-cell table:style-name="ce91" office:value-type="string">
            <text:p>Check when select content from search result to view in CLV</text:p>
          </table:table-cell>
          <table:table-cell table:style-name="ce57" office:value-type="string">
            <text:p>Step 2: Show form to select path</text:p>
          </table:table-cell>
          <table:table-cell table:style-name="ce126" office:value-type="string">
            <text:p>- Choose the By content</text:p>
            <text:p>- Click on the select folder path icon</text:p>
          </table:table-cell>
          <table:table-cell table:style-name="ce122" office:value-type="string">
            <text:p>Multiple Content Select panel <text:s/>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  <text:p>CCP-371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5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AIO165_WCM_022</text:p>
          </table:table-cell>
          <table:table-cell table:style-name="ce81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7" table:formula="of:=[.B81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7" office:value-type="string">
            <text:p>Step 3: Select content</text:p>
          </table:table-cell>
          <table:table-cell table:style-name="ce126" office:value-type="string">
            <text:p><text:span text:style-name="T5">- Select a </text:span><text:span text:style-name="T5">content </text:span><text:span text:style-name="T5">from the </text:span><text:span text:style-name="T5">content </text:span><text:span text:style-name="T5">browser</text:span></text:p>
            <text:p><text:span text:style-name="T5">- Save</text:span></text:p>
          </table:table-cell>
          <table:table-cell table:style-name="ce122" office:value-type="string">
            <text:p>Selected conten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  <text:p>CCP-371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AIO165_WCM_022</text:p>
          </table:table-cell>
          <table:table-cell table:style-name="ce81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7" table:formula="of:=[.B82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7" office:value-type="string">
            <text:p>Step 4: Search content</text:p>
          </table:table-cell>
          <table:table-cell table:style-name="ce126" office:value-type="string">
            <text:p><text:span text:style-name="T5">- Click on </text:span><text:span text:style-name="T5">the select </text:span><text:span text:style-name="T5">folder path </text:span><text:span text:style-name="T5">icon again</text:span></text:p>
            <text:p><text:span text:style-name="T5">- Use </text:span><text:span text:style-name="T5">content </text:span><text:span text:style-name="T5">search </text:span><text:span text:style-name="T5">form tab to </text:span><text:span text:style-name="T5">search on </text:span><text:span text:style-name="T5">content</text:span></text:p>
            <text:p><text:span text:style-name="T5">-Choose </text:span><text:span text:style-name="T5">the search </text:span><text:span text:style-name="T5">result to </text:span><text:span text:style-name="T5">introduce it </text:span><text:span text:style-name="T5">in the </text:span><text:span text:style-name="T5">content list</text:span></text:p>
          </table:table-cell>
          <table:table-cell table:style-name="ce122" office:value-type="string">
            <text:p>Chosen content from search resul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  <text:p>CCP-371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8">
          <table:table-cell table:style-name="ce65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7" office:value-type="string">
            <text:p>REG_AIO165_WCM_023</text:p>
          </table:table-cell>
          <table:table-cell table:style-name="ce81" office:value-type="float" office:value="1">
            <text:p>001</text:p>
          </table:table-cell>
          <table:table-cell table:style-name="ce87" table:formula="of:=[.B83]" office:value-type="string" office:string-value="REG_AIO165_WCM_023">
            <text:p>REG_AIO165_WCM_023</text:p>
          </table:table-cell>
          <table:table-cell table:style-name="ce91" office:value-type="string">
            <text:p>Inversion of content's list in CLV at every validation </text:p>
          </table:table-cell>
          <table:table-cell table:style-name="ce57" office:value-type="string">
            <text:p>Step 1: Create document</text:p>
          </table:table-cell>
          <table:table-cell table:style-name="ce122" office:value-type="string">
            <text:p>- Go to site Explorer → Site Management</text:p>
            <text:p>- Create some documents (doc1, doc2, doc3)</text:p>
          </table:table-cell>
          <table:table-cell table:style-name="ce122" office:value-type="string">
            <text:p>Create docum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  <text:p>CCP-343</text:p>
          </table:table-cell>
          <table:table-cell table:style-name="ce168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5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AIO165_WCM_023</text:p>
          </table:table-cell>
          <table:table-cell table:style-name="ce81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7" table:formula="of:=[.B84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Step 2: Create page</text:p>
          </table:table-cell>
          <table:table-cell table:style-name="ce122" office:value-type="string">
            <text:p>Create a page includes a Portlet CLV in it.</text:p>
          </table:table-cell>
          <table:table-cell table:style-name="ce122" office:value-type="string">
            <text:p>Create new pag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  <text:p>CCP-343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7">
          <table:table-cell table:style-name="ce65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REG_AIO165_WCM_023</text:p>
          </table:table-cell>
          <table:table-cell table:style-name="ce81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7" table:formula="of:=[.B85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Step 3: List added document into created page</text:p>
          </table:table-cell>
          <table:table-cell table:style-name="ce122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2" office:value-type="string">
            <text:p>Selected documents are listed (by order: doc1, doc2, doc3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  <text:p>CCP-343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5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REG_AIO165_WCM_023</text:p>
          </table:table-cell>
          <table:table-cell table:style-name="ce81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7" table:formula="of:=[.B86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Step 4: Change the order be documents that will be displayed</text:p>
          </table:table-cell>
          <table:table-cell table:style-name="ce122" office:value-type="string">
            <text:p>- Click Edit icon again</text:p>
            <text:p>- Do not make any change</text:p>
            <text:p>- Click Save</text:p>
          </table:table-cell>
          <table:table-cell table:style-name="ce122" office:value-type="string">
            <text:p>The order of document has no chang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  <text:p>CCP-343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5">
          <table:table-cell table:style-name="ce65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7" office:value-type="string">
            <text:p>REG_AIO165_WCM_024</text:p>
          </table:table-cell>
          <table:table-cell table:style-name="ce81" office:value-type="float" office:value="1">
            <text:p>001</text:p>
          </table:table-cell>
          <table:table-cell table:style-name="ce87" table:formula="of:=[.B87]" office:value-type="string" office:string-value="REG_AIO165_WCM_024">
            <text:p>REG_AIO165_WCM_024</text:p>
          </table:table-cell>
          <table:table-cell table:style-name="ce91" office:value-type="string">
            <text:p>Changes in FCC action's parameters are not taken in consideration </text:p>
          </table:table-cell>
          <table:table-cell table:style-name="ce57" office:value-type="string">
            <text:p>Step 1: Add FCC page</text:p>
          </table:table-cell>
          <table:table-cell table:style-name="ce122" office:value-type="string">
            <text:p>- Go to Site Editor --&gt; Add New Page</text:p>
            <text:p>- At step 3: Drag &amp; drop FCC portlet into page</text:p>
          </table:table-cell>
          <table:table-cell table:style-name="ce122" office:value-type="string">
            <text:p>FCC portlet is displayed in right pane at step 3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8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0">
          <table:table-cell table:style-name="ce65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REG_AIO165_WCM_024</text:p>
          </table:table-cell>
          <table:table-cell table:style-name="ce81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7" table:formula="of:=[.B88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2: Config FCC</text:p>
          </table:table-cell>
          <table:table-cell table:style-name="ce122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2" office:value-type="string">
            <text:p>Add action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5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REG_AIO165_WCM_024</text:p>
          </table:table-cell>
          <table:table-cell table:style-name="ce81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7" table:formula="of:=[.B89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3: Add document using FCC</text:p>
          </table:table-cell>
          <table:table-cell table:style-name="ce122" office:value-type="string">
            <text:p>In new added FCC page: Input valid values &amp; click Save to add new document</text:p>
          </table:table-cell>
          <table:table-cell table:style-name="ce122" office:value-type="string">
            <text:p>An email is sent to registered email (mail 1) when add actio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5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REG_AIO165_WCM_024</text:p>
          </table:table-cell>
          <table:table-cell table:style-name="ce81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7" table:formula="of:=[.B90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4: Change registered email</text:p>
          </table:table-cell>
          <table:table-cell table:style-name="ce122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2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5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REG_AIO165_WCM_024</text:p>
          </table:table-cell>
          <table:table-cell table:style-name="ce81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7" table:formula="of:=[.B91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Step 5: Check sending mail after editing FCC</text:p>
          </table:table-cell>
          <table:table-cell table:style-name="ce122" office:value-type="string">
            <text:p>Use FCC page to create another document</text:p>
          </table:table-cell>
          <table:table-cell table:style-name="ce122" office:value-type="string">
            <text:p>An email is sent to new-registered email (mail 2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  <text:p>CCP-303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5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7" office:value-type="string">
            <text:p>REG_AIO165_WCM_025</text:p>
          </table:table-cell>
          <table:table-cell table:style-name="ce81" office:value-type="float" office:value="1">
            <text:p>001</text:p>
          </table:table-cell>
          <table:table-cell table:style-name="ce87" table:formula="of:=[.B92]" office:value-type="string" office:string-value="REG_AIO165_WCM_025">
            <text:p>REG_AIO165_WCM_025</text:p>
          </table:table-cell>
          <table:table-cell table:style-name="ce91" office:value-type="string">
            <text:p>Check if Searched texts in search results are highlighted</text:p>
          </table:table-cell>
          <table:table-cell table:style-name="ce57" office:value-type="string">
            <text:p>Step 1: Search</text:p>
          </table:table-cell>
          <table:table-cell table:style-name="ce122" office:value-type="string">
            <text:p>- Login</text:p>
            <text:p>- Input text in search text box in the top right screen</text:p>
            <text:p>- Hit the enter</text:p>
          </table:table-cell>
          <table:table-cell table:style-name="ce122" office:value-type="string">
            <text:p>- The result is returned</text:p>
            <text:p>- The search keyword is highlighted in the <text:s/>result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822</text:p>
            <text:p>CCP-426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">
          <table:table-cell table:style-name="ce66" table:number-columns-repeated="2"/>
          <table:table-cell table:style-name="ce81"/>
          <table:table-cell table:style-name="ce66" table:number-columns-repeated="5"/>
          <table:table-cell table:style-name="ce122"/>
          <table:table-cell table:style-name="ce66" table:number-columns-repeated="247"/>
          <table:table-cell table:style-name="ce182" table:number-columns-repeated="768"/>
        </table:table-row>
        <table:table-row table:style-name="ro1" table:number-rows-repeated="36">
          <table:table-cell table:style-name="ce66" table:number-columns-repeated="8"/>
          <table:table-cell table:style-name="ce122"/>
          <table:table-cell table:style-name="ce66" table:number-columns-repeated="247"/>
          <table:table-cell table:style-name="ce182" table:number-columns-repeated="768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2"/>
          <table:table-cell table:style-name="ce115"/>
          <table:table-cell table:style-name="ce116"/>
          <table:table-cell table:style-name="ce139"/>
          <table:table-cell table:style-name="ce12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3"/>
          <table:table-cell table:style-name="ce115"/>
          <table:table-cell table:style-name="ce127"/>
          <table:table-cell table:style-name="ce139"/>
          <table:table-cell table:style-name="ce12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2"/>
          <table:table-cell table:style-name="ce115"/>
          <table:table-cell table:style-name="ce116"/>
          <table:table-cell table:style-name="ce139"/>
          <table:table-cell table:style-name="ce12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3"/>
          <table:table-cell table:style-name="ce115"/>
          <table:table-cell table:style-name="ce111"/>
          <table:table-cell table:style-name="ce139"/>
          <table:table-cell table:style-name="ce12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3"/>
          <table:table-cell table:style-name="ce115"/>
          <table:table-cell table:style-name="ce127"/>
          <table:table-cell table:style-name="ce119"/>
          <table:table-cell table:style-name="ce122"/>
          <table:table-cell table:style-name="ce147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4"/>
          <table:table-cell table:style-name="ce116" table:number-columns-repeated="2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5"/>
          <table:table-cell table:style-name="ce116"/>
          <table:table-cell table:style-name="ce111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6"/>
          <table:table-cell table:style-name="ce116"/>
          <table:table-cell table:style-name="ce111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6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6" table:number-columns-repeated="3"/>
          <table:table-cell table:number-columns-repeated="790"/>
        </table:table-row>
        <table:table-row table:style-name="ro1" table:number-rows-repeated="3">
          <table:table-cell table:style-name="ce67"/>
          <table:table-cell table:style-name="ce73"/>
          <table:table-cell table:style-name="ce83"/>
          <table:table-cell table:style-name="ce88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0"/>
          <table:table-cell table:style-name="ce117"/>
          <table:table-cell table:style-name="ce128"/>
          <table:table-cell table:style-name="ce106"/>
          <table:table-cell table:style-name="ce144"/>
          <table:table-cell table:style-name="ce147" table:number-columns-repeated="224"/>
          <table:table-cell table:style-name="ce76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1"/>
          <table:table-cell table:style-name="ce117"/>
          <table:table-cell table:style-name="ce129"/>
          <table:table-cell table:style-name="ce106"/>
          <table:table-cell table:style-name="ce144"/>
          <table:table-cell table:style-name="ce147" table:number-columns-repeated="224"/>
          <table:table-cell table:style-name="ce76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1"/>
          <table:table-cell table:style-name="ce117"/>
          <table:table-cell table:style-name="ce130"/>
          <table:table-cell table:style-name="ce106"/>
          <table:table-cell table:style-name="ce144"/>
          <table:table-cell table:style-name="ce147" table:number-columns-repeated="224"/>
          <table:table-cell table:style-name="ce76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67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7" table:number-columns-repeated="224"/>
          <table:table-cell table:style-name="ce76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6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7" table:number-columns-repeated="224"/>
          <table:table-cell table:style-name="ce76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6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96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0"/>
          <table:table-cell table:style-name="ce101"/>
          <table:table-cell table:style-name="ce131"/>
          <table:table-cell table:style-name="ce106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1" table:number-columns-repeated="2"/>
          <table:table-cell table:style-name="ce131"/>
          <table:table-cell table:style-name="ce106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0"/>
          <table:table-cell table:style-name="ce101"/>
          <table:table-cell table:style-name="ce132"/>
          <table:table-cell table:style-name="ce106"/>
          <table:table-cell table:style-name="ce144"/>
          <table:table-cell table:style-name="ce152" table:number-columns-repeated="222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01" table:number-columns-repeated="2"/>
          <table:table-cell table:style-name="ce131"/>
          <table:table-cell table:style-name="ce106"/>
          <table:table-cell table:style-name="ce144"/>
          <table:table-cell table:style-name="ce152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01" table:number-columns-repeated="3"/>
          <table:table-cell table:style-name="ce106"/>
          <table:table-cell table:style-name="ce144"/>
          <table:table-cell table:style-name="ce152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03"/>
          <table:table-cell table:style-name="ce104"/>
          <table:table-cell table:style-name="ce132"/>
          <table:table-cell table:style-name="ce106"/>
          <table:table-cell table:style-name="ce144"/>
          <table:table-cell table:style-name="ce152" table:number-columns-repeated="222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104" table:number-columns-repeated="2"/>
          <table:table-cell table:style-name="ce133"/>
          <table:table-cell table:style-name="ce106"/>
          <table:table-cell table:style-name="ce144"/>
          <table:table-cell table:style-name="ce152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67"/>
          <table:table-cell table:style-name="ce88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9"/>
          <table:table-cell table:style-name="ce105"/>
          <table:table-cell table:style-name="ce116"/>
          <table:table-cell table:style-name="ce111"/>
          <table:table-cell table:style-name="ce119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9"/>
          <table:table-cell table:style-name="ce106" table:number-columns-repeated="3"/>
          <table:table-cell table:style-name="ce108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7"/>
          <table:table-cell table:style-name="ce118"/>
          <table:table-cell table:style-name="ce99"/>
          <table:table-cell table:style-name="ce140"/>
          <table:table-cell table:style-name="ce144"/>
          <table:table-cell table:style-name="ce154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8" table:number-columns-repeated="3"/>
          <table:table-cell table:style-name="ce106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4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9"/>
          <table:table-cell table:style-name="ce106" table:number-columns-repeated="4"/>
          <table:table-cell table:style-name="ce144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67"/>
          <table:table-cell table:style-name="ce88"/>
          <table:table-cell table:style-name="ce109"/>
          <table:table-cell table:style-name="ce116"/>
          <table:table-cell table:style-name="ce99"/>
          <table:table-cell table:style-name="ce119"/>
          <table:table-cell table:style-name="ce144"/>
          <table:table-cell table:style-name="ce158"/>
          <table:table-cell table:style-name="ce157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59"/>
          <table:table-cell table:style-name="ce76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59"/>
          <table:table-cell table:style-name="ce76" table:number-columns-repeated="224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59"/>
          <table:table-cell table:style-name="ce76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3"/>
          <table:table-cell table:style-name="ce88"/>
          <table:table-cell table:style-name="ce112"/>
          <table:table-cell table:style-name="ce119"/>
          <table:table-cell table:style-name="ce113"/>
          <table:table-cell table:style-name="ce119"/>
          <table:table-cell table:style-name="ce144"/>
          <table:table-cell table:style-name="ce159"/>
          <table:table-cell table:style-name="ce76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3"/>
          <table:table-cell table:style-name="ce88"/>
          <table:table-cell table:style-name="ce113"/>
          <table:table-cell table:style-name="ce119"/>
          <table:table-cell table:style-name="ce113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3"/>
          <table:table-cell table:style-name="ce88"/>
          <table:table-cell table:style-name="ce113"/>
          <table:table-cell table:style-name="ce119"/>
          <table:table-cell table:style-name="ce111"/>
          <table:table-cell table:style-name="ce113"/>
          <table:table-cell table:style-name="ce144"/>
          <table:table-cell table:style-name="ce160"/>
          <table:table-cell table:style-name="ce149" table:number-columns-repeated="221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11"/>
          <table:table-cell table:style-name="ce116"/>
          <table:table-cell table:style-name="ce99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3"/>
          <table:table-cell table:style-name="ce88"/>
          <table:table-cell table:style-name="ce110"/>
          <table:table-cell table:style-name="ce116"/>
          <table:table-cell table:style-name="ce99"/>
          <table:table-cell table:style-name="ce119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3"/>
          <table:table-cell table:style-name="ce88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11" table:number-columns-repeated="3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6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2"/>
          <table:table-cell table:style-name="ce83"/>
          <table:table-cell table:style-name="ce88"/>
          <table:table-cell table:style-name="ce110"/>
          <table:table-cell table:style-name="ce116"/>
          <table:table-cell table:style-name="ce99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6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2"/>
          <table:table-cell table:style-name="ce83"/>
          <table:table-cell table:style-name="ce88"/>
          <table:table-cell table:style-name="ce111"/>
          <table:table-cell table:style-name="ce116" table:number-columns-repeated="3"/>
          <table:table-cell table:style-name="ce144"/>
          <table:table-cell table:style-name="ce149" table:number-columns-repeated="222"/>
          <table:table-cell table:style-name="ce76" table:number-columns-repeated="3"/>
          <table:table-cell table:number-columns-repeated="790"/>
        </table:table-row>
        <table:table-row table:style-name="ro1">
          <table:table-cell/>
          <table:table-cell table:style-name="ce75" table:number-columns-repeated="2"/>
          <table:table-cell table:style-name="ce90" table:number-columns-repeated="5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75" table:number-columns-repeated="2"/>
          <table:table-cell table:style-name="ce90" table:number-columns-repeated="5"/>
          <table:table-cell table:style-name="ce145"/>
          <table:table-cell table:style-name="ce76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6" table:number-columns-repeated="2"/>
          <table:table-cell table:style-name="ce86" table:number-columns-repeated="5"/>
          <table:table-cell table:style-name="ce143"/>
          <table:table-cell table:style-name="ce76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3">
          <table:table-cell/>
          <table:table-cell table:style-name="ce68" office:value-type="string">
            <text:p>TEST CASES</text:p>
          </table:table-cell>
          <table:table-cell table:style-name="ce77"/>
          <table:table-cell table:style-name="ce84" table:number-columns-repeated="2"/>
          <table:table-cell/>
          <table:table-cell table:style-name="ce84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998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6" table:number-columns-repeated="4"/>
          <table:table-cell table:number-columns-repeated="21"/>
        </table:table-row>
        <table:table-row table:style-name="ro13">
          <table:table-cell/>
          <table:table-cell table:style-name="ce69"/>
          <table:table-cell table:style-name="ce78"/>
          <table:table-cell table:style-name="ce84" table:number-columns-repeated="2"/>
          <table:table-cell/>
          <table:table-cell table:style-name="ce84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998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6" table:number-columns-repeated="4"/>
          <table:table-cell table:number-columns-repeated="21"/>
        </table:table-row>
        <table:table-row table:style-name="ro14">
          <table:table-cell/>
          <table:table-cell table:style-name="ce70" office:value-type="string">
            <text:p>Function List:</text:p>
          </table:table-cell>
          <table:table-cell table:style-name="ce79" office:value-type="string" table:number-columns-spanned="3" table:number-rows-spanned="1">
            <text:p>Bugs on WCM 1.2.x for regression test</text:p>
          </table:table-cell>
          <table:covered-table-cell table:style-name="ce85"/>
          <table:covered-table-cell table:style-name="ce80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998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6" table:number-columns-repeated="4"/>
          <table:table-cell table:number-columns-repeated="21"/>
        </table:table-row>
        <table:table-row table:style-name="ro26">
          <table:table-cell/>
          <table:table-cell table:style-name="ce70" office:value-type="string">
            <text:p>Total Main Cases:</text:p>
          </table:table-cell>
          <table:table-cell table:style-name="ce80" table:formula="of:=MAX([.A7:.A981])" office:value-type="float" office:value="19" table:number-columns-spanned="3" table:number-rows-spanned="1">
            <text:p>19</text:p>
          </table:table-cell>
          <table:covered-table-cell table:style-name="ce85"/>
          <table:covered-table-cell table:style-name="ce80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998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6" table:number-columns-repeated="4"/>
          <table:table-cell table:number-columns-repeated="21"/>
        </table:table-row>
        <table:table-row table:style-name="ro13">
          <table:table-cell/>
          <table:table-cell table:style-name="ce71"/>
          <table:table-cell table:style-name="ce76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2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998];[.$L5])" office:value-type="float" office:value="0">
            <text:p>0</text:p>
          </table:table-cell>
          <table:table-cell table:style-name="ce170" table:number-columns-repeated="2"/>
          <table:table-cell table:style-name="ce76" table:number-columns-repeated="219"/>
          <table:table-cell table:number-columns-repeated="21"/>
        </table:table-row>
        <table:table-row table:style-name="ro26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</table:table-row>
        <table:table-row table:style-name="ro11">
          <table:table-cell table:style-name="ce65" office:value-type="float" office:value="1">
            <text:p>001</text:p>
          </table:table-cell>
          <table:table-cell table:style-name="ce48" office:value-type="string">
            <text:p>REG_AIO166_WCM_001</text:p>
          </table:table-cell>
          <table:table-cell table:style-name="ce81" office:value-type="float" office:value="1">
            <text:p>001</text:p>
          </table:table-cell>
          <table:table-cell table:style-name="ce52" table:formula="of:=[.B7]" office:value-type="string" office:string-value="REG_AIO166_WCM_001">
            <text:p>REG_AIO166_WCM_001</text:p>
          </table:table-cell>
          <table:table-cell table:style-name="ce184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1: Add category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2" office:value-type="string">
            <text:p>Create new category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6_WCM_001</text:p>
          </table:table-cell>
          <table:table-cell table:style-name="ce8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2: Create new page contain content detail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2" office:value-type="string">
            <text:p>SC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6_WCM_001</text:p>
          </table:table-cell>
          <table:table-cell table:style-name="ce8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f:=[.B9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3: Edit content detail</text:p>
          </table:table-cell>
          <table:table-cell table:style-name="ce52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6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AIO166_WCM_002</text:p>
          </table:table-cell>
          <table:table-cell table:style-name="ce81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2" table:formula="of:=[.B10]" office:value-type="string" office:string-value="REG_AIO166_WCM_002">
            <text:p>REG_AIO166_WCM_002</text:p>
          </table:table-cell>
          <table:table-cell table:style-name="ce184" office:value-type="string">
            <text:p>Check when browsing directories with special characters while configuring CLV (IE7)</text:p>
          </table:table-cell>
          <table:table-cell table:style-name="ce52" office:value-type="string">
            <text:p>Step 1: Add folders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2" office:value-type="string">
            <text:p>Create new folders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6_WCM_002</text:p>
          </table:table-cell>
          <table:table-cell table:style-name="ce81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2" table:formula="of:=[.B11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2: Create new page contain CLV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2" office:value-type="string">
            <text:p>CL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6_WCM_002</text:p>
          </table:table-cell>
          <table:table-cell table:style-name="ce81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2" table:formula="of:=[.B12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65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7" office:value-type="string">
            <text:p>REG_AIO166_WCM_003</text:p>
          </table:table-cell>
          <table:table-cell table:style-name="ce81" office:value-type="float" office:value="1">
            <text:p>001</text:p>
          </table:table-cell>
          <table:table-cell table:style-name="ce52" table:formula="of:=[.B13]" office:value-type="string" office:string-value="REG_AIO166_WCM_003">
            <text:p>REG_AIO166_WCM_003</text:p>
          </table:table-cell>
          <table:table-cell table:style-name="ce184" office:value-type="string">
            <text:p>Check listing document with special character in name in CLV</text:p>
          </table:table-cell>
          <table:table-cell table:style-name="ce52" office:value-type="string">
            <text:p>Step 1: Go to Sites Explorer</text:p>
          </table:table-cell>
          <table:table-cell table:style-name="ce52" office:value-type="string">
            <text:p>- Login</text:p>
            <text:p>- Go to Sites Explorer/Sites management/acme/documents</text:p>
          </table:table-cell>
          <table:table-cell table:style-name="ce52" office:value-type="string">
            <text:p>Documents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6_WCM_003</text:p>
          </table:table-cell>
          <table:table-cell table:style-name="ce8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Upload a binary with name containing character like ' 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6_WCM_003</text:p>
          </table:table-cell>
          <table:table-cell table:style-name="ce8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3: Public uploaded file</text:p>
          </table:table-cell>
          <table:table-cell table:style-name="ce52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2" office:value-type="string">
            <text:p>Uploaded file is changed statu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6_WCM_003</text:p>
          </table:table-cell>
          <table:table-cell table:style-name="ce8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2" table:formula="of:=[.B16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4: Check showing uploaded file</text:p>
          </table:table-cell>
          <table:table-cell table:style-name="ce52" office:value-type="string">
            <text:p>Go to Overview page in acme site</text:p>
          </table:table-cell>
          <table:table-cell table:style-name="ce52" office:value-type="string">
            <text:p>Uploaded file is listed in Documents list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65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6_WCM_004</text:p>
          </table:table-cell>
          <table:table-cell table:style-name="ce81" office:value-type="float" office:value="1">
            <text:p>001</text:p>
          </table:table-cell>
          <table:table-cell table:style-name="ce52" table:formula="of:=[.B17]" office:value-type="string" office:string-value="REG_AIO166_WCM_004">
            <text:p>REG_AIO166_WCM_004</text:p>
          </table:table-cell>
          <table:table-cell table:style-name="ce184" office:value-type="string">
            <text:p>Check order content in CLV using manual browse</text:p>
          </table:table-cell>
          <table:table-cell table:style-name="ce52" office:value-type="string">
            <text:p>Step 1: Go to ACME site</text:p>
          </table:table-cell>
          <table:table-cell table:style-name="ce52" office:value-type="string">
            <text:p>- Login by admin</text:p>
            <text:p>- Select acme site</text:p>
            <text:p>- Switch to edit mode</text:p>
          </table:table-cell>
          <table:table-cell table:style-name="ce52" office:value-type="string">
            <text:p>Edit mode in acme site is displayed, there's Quick Edit icon for each portlet in the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6_WCM_004</text:p>
          </table:table-cell>
          <table:table-cell table:style-name="ce8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2: Show form to edit a CLV</text:p>
          </table:table-cell>
          <table:table-cell table:style-name="ce52" office:value-type="string">
            <text:p>Click Quick edit icon at a CLV (e.g: Document)</text:p>
          </table:table-cell>
          <table:table-cell table:style-name="ce52" office:value-type="string">
            <text:p>CLV edi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0">
          <table:table-cell table:style-name="ce6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6_WCM_004</text:p>
          </table:table-cell>
          <table:table-cell table:style-name="ce8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2" table:formula="of:=[.B19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3: Select document</text:p>
          </table:table-cell>
          <table:table-cell table:style-name="ce52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2" office:value-type="string">
            <text:p>Selected documents are listed as 1, 3, 4 in CLV config form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6_WCM_004</text:p>
          </table:table-cell>
          <table:table-cell table:style-name="ce8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2" table:formula="of:=[.B20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4: Change order of document in list</text:p>
          </table:table-cell>
          <table:table-cell table:style-name="ce52" office:value-type="string">
            <text:p>In CLV config form</text:p>
            <text:p>Use the Up/Down arrows to change their position</text:p>
          </table:table-cell>
          <table:table-cell table:style-name="ce52" office:value-type="string">
            <text:p>The order is chang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6_WCM_004</text:p>
          </table:table-cell>
          <table:table-cell table:style-name="ce8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2" table:formula="of:=[.B21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5: Check listing document after editing the config</text:p>
          </table:table-cell>
          <table:table-cell table:style-name="ce52" office:value-type="string">
            <text:p>Click Save in Edit CLV form</text:p>
          </table:table-cell>
          <table:table-cell table:style-name="ce52" office:value-type="string">
            <text:p>Selected documents are listed as changed at step 4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65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47" office:value-type="string">
            <text:p>REG_AIO166_WCM_005</text:p>
          </table:table-cell>
          <table:table-cell table:style-name="ce81" office:value-type="float" office:value="1">
            <text:p>001</text:p>
          </table:table-cell>
          <table:table-cell table:style-name="ce52" table:formula="of:=[.B22]" office:value-type="string" office:string-value="REG_AIO166_WCM_005">
            <text:p>REG_AIO166_WCM_005</text:p>
          </table:table-cell>
          <table:table-cell table:style-name="ce184" office:value-type="string">
            <text:p>Check search when result exceeds 250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2" office:value-type="string">
            <text:p>250 document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6_WCM_005</text:p>
          </table:table-cell>
          <table:table-cell table:style-name="ce8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6_WCM_005">
            <text:p>REG_AIO166_WCM_005</text:p>
          </table:table-cell>
          <table:table-cell table:style-name="ce52" office:value-type="string">
            <text:p>Check search when result exceeds 250</text:p>
          </table:table-cell>
          <table:table-cell table:style-name="ce52" office:value-type="string">
            <text:p>Step 2: Quick Search</text:p>
          </table:table-cell>
          <table:table-cell table:style-name="ce52" office:value-type="string">
            <text:p>- Back to Home page</text:p>
            <text:p>- Input added file name into search text box &amp; hit enter</text:p>
          </table:table-cell>
          <table:table-cell table:style-name="ce52" office:value-type="string">
            <text:p>Go to Search portlet with search result in page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65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7" office:value-type="string">
            <text:p>REG_AIO166_WCM_006</text:p>
          </table:table-cell>
          <table:table-cell table:style-name="ce81" office:value-type="float" office:value="1">
            <text:p>001</text:p>
          </table:table-cell>
          <table:table-cell table:style-name="ce52" table:formula="of:=[.B24]" office:value-type="string" office:string-value="REG_AIO166_WCM_006">
            <text:p>REG_AIO166_WCM_006</text:p>
          </table:table-cell>
          <table:table-cell table:style-name="ce184" office:value-type="string">
            <text:p>Check internationalized label in WCMInsertContent functionality</text:p>
          </table:table-cell>
          <table:table-cell table:style-name="ce52" office:value-type="string">
            <text:p>Step 1: Show Add new Free layout webconntent form</text:p>
          </table:table-cell>
          <table:table-cell table:style-name="ce52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2" office:value-type="string">
            <text:p>Add new free layout content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6_WCM_006</text:p>
          </table:table-cell>
          <table:table-cell table:style-name="ce8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2: Show Insert content form</text:p>
          </table:table-cell>
          <table:table-cell table:style-name="ce52" office:value-type="string">
            <text:p>Click on the WCMInsertContent icon in the FCKEditor of the main content</text:p>
          </table:table-cell>
          <table:table-cell table:style-name="ce52" office:value-type="string">
            <text:p>Insert content form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6_WCM_006</text:p>
          </table:table-cell>
          <table:table-cell table:style-name="ce8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3: Change language</text:p>
          </table:table-cell>
          <table:table-cell table:style-name="ce52" office:value-type="string">
            <text:p>- Keep the forms open</text:p>
            <text:p>- Change displaying language</text:p>
          </table:table-cell>
          <table:table-cell table:style-name="ce52" office:value-type="string">
            <text:p>Labels in form are translated into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65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47" office:value-type="string">
            <text:p>REG_AIO166_WCM_007</text:p>
          </table:table-cell>
          <table:table-cell table:style-name="ce81" office:value-type="float" office:value="1">
            <text:p>001</text:p>
          </table:table-cell>
          <table:table-cell table:style-name="ce52" table:formula="of:=[.B27]" office:value-type="string" office:string-value="REG_AIO166_WCM_007">
            <text:p>REG_AIO166_WCM_007</text:p>
          </table:table-cell>
          <table:table-cell table:style-name="ce184" office:value-type="string">
            <text:p>Check if links Next &amp; Previous in search portlet are internationaliz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2" office:value-type="string">
            <text:p>Page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6_WCM_007</text:p>
          </table:table-cell>
          <table:table-cell table:style-name="ce8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6_WCM_007">
            <text:p>REG_AIO166_WCM_007</text:p>
          </table:table-cell>
          <table:table-cell table:style-name="ce52" office:value-type="string">
            <text:p>Check if links Next &amp; Previous in search portlet are internationalized</text:p>
          </table:table-cell>
          <table:table-cell table:style-name="ce52" office:value-type="string">
            <text:p>Step 2: Search</text:p>
          </table:table-cell>
          <table:table-cell table:style-name="ce52" office:value-type="string">
            <text:p>- Input text into search text box &amp; hit enter</text:p>
          </table:table-cell>
          <table:table-cell table:style-name="ce52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16">
          <table:table-cell table:style-name="ce65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7" office:value-type="string">
            <text:p>REG_AIO166_WCM_008</text:p>
          </table:table-cell>
          <table:table-cell table:style-name="ce81" office:value-type="float" office:value="1">
            <text:p>001</text:p>
          </table:table-cell>
          <table:table-cell table:style-name="ce52" table:formula="of:=[.B29]" office:value-type="string" office:string-value="REG_AIO166_WCM_008">
            <text:p>REG_AIO166_WCM_008</text:p>
          </table:table-cell>
          <table:table-cell table:style-name="ce184" office:value-type="string">
            <text:p>Check insert link to a site page when add new web content</text:p>
          </table:table-cell>
          <table:table-cell table:style-name="ce52" office:value-type="string">
            <text:p>Step 1: Add new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2" office:value-type="string">
            <text:p>New 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6_WCM_008</text:p>
          </table:table-cell>
          <table:table-cell table:style-name="ce8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add new sub node with a specific page</text:p>
          </table:table-cell>
          <table:table-cell table:style-name="ce52" office:value-type="string">
            <text:p>Add node with page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6_WCM_008</text:p>
          </table:table-cell>
          <table:table-cell table:style-name="ce8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3: Add web content</text:p>
          </table:table-cell>
          <table:table-cell table:style-name="ce185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2" office:value-type="string">
            <text:p>Add new content with corresponding layou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6_WCM_008</text:p>
          </table:table-cell>
          <table:table-cell table:style-name="ce8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4: Show form to select link</text:p>
          </table:table-cell>
          <table:table-cell table:style-name="ce52" office:value-type="string">
            <text:p>- In the FCK editor toolbar click on the Insert link to a site page</text:p>
            <text:p>- Click Get Portal Link</text:p>
          </table:table-cell>
          <table:table-cell table:style-name="ce52" office:value-type="string">
            <text:p>A form to select appear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9">
          <table:table-cell table:style-name="ce6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6_WCM_008</text:p>
          </table:table-cell>
          <table:table-cell table:style-name="ce8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5: Select page</text:p>
          </table:table-cell>
          <table:table-cell table:style-name="ce52" office:value-type="string">
            <text:p>- Go to path of added node at step 1 &amp; 2</text:p>
          </table:table-cell>
          <table:table-cell table:style-name="ce52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5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47" office:value-type="string">
            <text:p>REG_AIO166_WCM_009</text:p>
          </table:table-cell>
          <table:table-cell table:style-name="ce81" office:value-type="float" office:value="1">
            <text:p>001</text:p>
          </table:table-cell>
          <table:table-cell table:style-name="ce52" table:formula="of:=[.B34]" office:value-type="string" office:string-value="REG_AIO166_WCM_009">
            <text:p>REG_AIO166_WCM_009</text:p>
          </table:table-cell>
          <table:table-cell table:style-name="ce184" office:value-type="string">
            <text:p>Check showing sub node on admin bar when parent does not select to any page</text:p>
          </table:table-cell>
          <table:table-cell table:style-name="ce52" office:value-type="string">
            <text:p>Step 1: Add parent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2" office:value-type="string">
            <text:p>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6_WCM_009</text:p>
          </table:table-cell>
          <table:table-cell table:style-name="ce8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2" office:value-type="string">
            <text:p>New node with pag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6_WCM_009</text:p>
          </table:table-cell>
          <table:table-cell table:style-name="ce81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3: View in admin bar</text:p>
          </table:table-cell>
          <table:table-cell table:style-name="ce52" office:value-type="string">
            <text:p>- Click Save &amp; Finish icon to quit Edit navigation form</text:p>
            <text:p/>
          </table:table-cell>
          <table:table-cell table:style-name="ce52" office:value-type="string">
            <text:p>- Added nodes (parent &amp; child nodes) are listed in Admin ba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65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7" office:value-type="string">
            <text:p>REG_AIO166_WCM_010</text:p>
          </table:table-cell>
          <table:table-cell table:style-name="ce81" office:value-type="float" office:value="1">
            <text:p>001</text:p>
          </table:table-cell>
          <table:table-cell table:style-name="ce52" table:formula="of:=[.B37]" office:value-type="string" office:string-value="REG_AIO166_WCM_010">
            <text:p>REG_AIO166_WCM_010</text:p>
          </table:table-cell>
          <table:table-cell table:style-name="ce184" office:value-type="string">
            <text:p>Check downloading file with name containing an illegal jcr cha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6_WCM_010</text:p>
          </table:table-cell>
          <table:table-cell table:style-name="ce81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6_WCM_010">
            <text:p>REG_AIO166_WCM_010</text:p>
          </table:table-cell>
          <table:table-cell table:style-name="ce52" office:value-type="string">
            <text:p>Check downloading file with name containing an illegal jcr char</text:p>
          </table:table-cell>
          <table:table-cell table:style-name="ce52" office:value-type="string">
            <text:p>Step 2: Download file</text:p>
          </table:table-cell>
          <table:table-cell table:style-name="ce52" office:value-type="string">
            <text:p>In the right tree (wcm-view), right click on the Uploaded file and select "Download And Allow Edition"</text:p>
          </table:table-cell>
          <table:table-cell table:style-name="ce52" office:value-type="string">
            <text:p>File is downloa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65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7" office:value-type="string">
            <text:p>REG_AIO166_WCM_011</text:p>
          </table:table-cell>
          <table:table-cell table:style-name="ce81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2" table:formula="of:=[.B39]" office:value-type="string" office:string-value="REG_AIO166_WCM_011">
            <text:p>REG_AIO166_WCM_011</text:p>
          </table:table-cell>
          <table:table-cell table:style-name="ce184" office:value-type="string">
            <text:p>Check if labels in right click menu in Sites Explorer are translat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 </text:p>
            <text:p>- Click on Language settings</text:p>
            <text:p>- Select 1 language to view</text:p>
          </table:table-cell>
          <table:table-cell table:style-name="ce52" office:value-type="string">
            <text:p>Current portal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6_WCM_011</text:p>
          </table:table-cell>
          <table:table-cell table:style-name="ce81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2" table:formula="of:=[.B40]" office:value-type="string" office:string-value="REG_AIO166_WCM_011">
            <text:p>REG_AIO166_WCM_011</text:p>
          </table:table-cell>
          <table:table-cell table:style-name="ce52" office:value-type="string">
            <text:p>Check if labels in right click menu in Sites Explorer are translated</text:p>
          </table:table-cell>
          <table:table-cell table:style-name="ce52" office:value-type="string">
            <text:p>Step 2: Check internationalization label</text:p>
          </table:table-cell>
          <table:table-cell table:style-name="ce52" office:value-type="string">
            <text:p>- Go to Sites Explorer/Sites Management</text:p>
            <text:p>- Right click on 1 node</text:p>
          </table:table-cell>
          <table:table-cell table:style-name="ce52" office:value-type="string">
            <text:p>All labels are well translat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65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47" office:value-type="string">
            <text:p>REG_AIO166_WCM_012</text:p>
          </table:table-cell>
          <table:table-cell table:style-name="ce81" office:value-type="float" office:value="1">
            <text:p>001</text:p>
          </table:table-cell>
          <table:table-cell table:style-name="ce52" table:formula="of:=[.B41]" office:value-type="string" office:string-value="REG_AIO166_WCM_012">
            <text:p>REG_AIO166_WCM_012</text:p>
          </table:table-cell>
          <table:table-cell table:style-name="ce184" office:value-type="string">
            <text:p>Check WCMInsertContent when browsing directories with special characters </text:p>
          </table:table-cell>
          <table:table-cell table:style-name="ce52" office:value-type="string">
            <text:p>Step 1: Add folder</text:p>
          </table:table-cell>
          <table:table-cell table:style-name="ce52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2" office:value-type="string">
            <text:p>New folder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6_WCM_012</text:p>
          </table:table-cell>
          <table:table-cell table:style-name="ce81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- Select added folder</text:p>
            <text:p>- Upload 1 imag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6_WCM_012</text:p>
          </table:table-cell>
          <table:table-cell table:style-name="ce81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3: Show add content form</text:p>
          </table:table-cell>
          <table:table-cell table:style-name="ce52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2" office:value-type="string">
            <text:p>Add free layout web conten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8">
          <table:table-cell table:style-name="ce6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6_WCM_012</text:p>
          </table:table-cell>
          <table:table-cell table:style-name="ce81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4: Select content</text:p>
          </table:table-cell>
          <table:table-cell table:style-name="ce52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2" office:value-type="string">
            <text:p>Uploaded image is not listed in right pane. It is listed if filter to view by Media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17">
          <table:table-cell table:style-name="ce65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7" office:value-type="string">
            <text:p>REG_AIO166_WCM_013</text:p>
          </table:table-cell>
          <table:table-cell table:style-name="ce81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2" table:formula="of:=[.B45]" office:value-type="string" office:string-value="REG_AIO166_WCM_013">
            <text:p>REG_AIO166_WCM_013</text:p>
          </table:table-cell>
          <table:table-cell table:style-name="ce184" office:value-type="string">
            <text:p>Check when select drive with special character</text:p>
          </table:table-cell>
          <table:table-cell table:style-name="ce52" office:value-type="string">
            <text:p>Step 1: Add drive</text:p>
          </table:table-cell>
          <table:table-cell table:style-name="ce52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2" office:value-type="string">
            <text:p>New driv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7">
          <table:table-cell table:style-name="ce6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6_WCM_013</text:p>
          </table:table-cell>
          <table:table-cell table:style-name="ce81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2" table:formula="of:=[.B46]" office:value-type="string" office:string-value="REG_AIO166_WCM_013">
            <text:p>REG_AIO166_WCM_013</text:p>
          </table:table-cell>
          <table:table-cell table:style-name="ce52" office:value-type="string">
            <text:p>Check when select drive with special character</text:p>
          </table:table-cell>
          <table:table-cell table:style-name="ce52" office:value-type="string">
            <text:p>Step 2: Add content</text:p>
          </table:table-cell>
          <table:table-cell table:style-name="ce52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2" office:value-type="string">
            <text:p>The "testéDrive" is selected proper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65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REG_AIO166_WCM_014</text:p>
          </table:table-cell>
          <table:table-cell table:style-name="ce81" office:value-type="float" office:value="1">
            <text:p>001</text:p>
          </table:table-cell>
          <table:table-cell table:style-name="ce52" table:formula="of:=[.B47]" office:value-type="string" office:string-value="REG_AIO166_WCM_014">
            <text:p>REG_AIO166_WCM_014</text:p>
          </table:table-cell>
          <table:table-cell table:style-name="ce184" office:value-type="string">
            <text:p>Check search with accented characters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2" office:value-type="string">
            <text:p>Articl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5">
          <table:table-cell table:style-name="ce6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6_WCM_014</text:p>
          </table:table-cell>
          <table:table-cell table:style-name="ce81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2" table:formula="of:=[.B48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2: Public the article</text:p>
          </table:table-cell>
          <table:table-cell table:style-name="ce52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2" office:value-type="string">
            <text:p>Article is publish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6_WCM_014</text:p>
          </table:table-cell>
          <table:table-cell table:style-name="ce81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3: Search</text:p>
          </table:table-cell>
          <table:table-cell table:style-name="ce52" office:value-type="string">
            <text:p>Input the word Telephone into search textbox in banner &amp; hit enter</text:p>
          </table:table-cell>
          <table:table-cell table:style-name="ce52" office:value-type="string">
            <text:p>Search result is returned with added articl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65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6_WCM_015</text:p>
          </table:table-cell>
          <table:table-cell table:style-name="ce81" office:value-type="float" office:value="1">
            <text:p>001</text:p>
          </table:table-cell>
          <table:table-cell table:style-name="ce52" table:formula="of:=[.B50]" office:value-type="string" office:string-value="REG_AIO166_WCM_015">
            <text:p>REG_AIO166_WCM_015</text:p>
          </table:table-cell>
          <table:table-cell table:style-name="ce184" office:value-type="string">
            <text:p>Check removing container after being inserted in the pag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 wizard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6_WCM_015</text:p>
          </table:table-cell>
          <table:table-cell table:style-name="ce81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2" table:formula="of:=[.B51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2: Add container into page</text:p>
          </table:table-cell>
          <table:table-cell table:style-name="ce52" office:value-type="string">
            <text:p>- Go to Step 3 of edit page wizard</text:p>
            <text:p>- Drag &amp; drop a container into page</text:p>
          </table:table-cell>
          <table:table-cell table:style-name="ce52" office:value-type="string">
            <text:p>Container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6_WCM_015</text:p>
          </table:table-cell>
          <table:table-cell table:style-name="ce8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3: Delete container</text:p>
          </table:table-cell>
          <table:table-cell table:style-name="ce52" office:value-type="string">
            <text:p>- Click x icon at the top right of portlet</text:p>
            <text:p>- Confirm</text:p>
          </table:table-cell>
          <table:table-cell table:style-name="ce52" office:value-type="string">
            <text:p>The container is removed from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65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7" office:value-type="string">
            <text:p>REG_AIO166_WCM_016</text:p>
          </table:table-cell>
          <table:table-cell table:style-name="ce81" office:value-type="float" office:value="1">
            <text:p>001</text:p>
          </table:table-cell>
          <table:table-cell table:style-name="ce52" table:formula="of:=[.B53]" office:value-type="string" office:string-value="REG_AIO166_WCM_016">
            <text:p>REG_AIO166_WCM_016</text:p>
          </table:table-cell>
          <table:table-cell table:style-name="ce184" office:value-type="string">
            <text:p>Check Edit CLV in manual mod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7">
          <table:table-cell table:style-name="ce6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7" office:value-type="string">
            <text:p>REG_AIO166_WCM_016</text:p>
          </table:table-cell>
          <table:table-cell table:style-name="ce81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2: Add CLV into page</text:p>
          </table:table-cell>
          <table:table-cell table:style-name="ce52" office:value-type="string">
            <text:p>- Drag &amp; drop Content List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6_WCM_016</text:p>
          </table:table-cell>
          <table:table-cell table:style-name="ce81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2" office:value-type="string">
            <text:p>Edit CLV form is clos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25">
          <table:table-cell table:style-name="ce6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6_WCM_016</text:p>
          </table:table-cell>
          <table:table-cell table:style-name="ce8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4: Edit CLV again</text:p>
          </table:table-cell>
          <table:table-cell table:style-name="ce52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2" office:value-type="string">
            <text:p>Edit CLV form is closed.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5">
          <table:table-cell table:style-name="ce65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6_WCM_017</text:p>
          </table:table-cell>
          <table:table-cell table:style-name="ce81" office:value-type="float" office:value="1">
            <text:p>001</text:p>
          </table:table-cell>
          <table:table-cell table:style-name="ce52" table:formula="of:=[.B57]" office:value-type="string" office:string-value="REG_AIO166_WCM_017">
            <text:p>REG_AIO166_WCM_017</text:p>
          </table:table-cell>
          <table:table-cell table:style-name="ce184" office:value-type="string">
            <text:p>Check showing uploaded file with illegal JCR characters in Name in Sites Explore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2" office:value-type="string">
            <text:p>File is uploa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6_WCM_017</text:p>
          </table:table-cell>
          <table:table-cell table:style-name="ce81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6_WCM_017">
            <text:p>REG_AIO166_WCM_017</text:p>
          </table:table-cell>
          <table:table-cell table:style-name="ce52" office:value-type="string">
            <text:p>Check showing uploaded file with illegal JCR characters in Name in Sites Explorer</text:p>
          </table:table-cell>
          <table:table-cell table:style-name="ce52" office:value-type="string">
            <text:p>Step 2: View file</text:p>
          </table:table-cell>
          <table:table-cell table:style-name="ce52" office:value-type="string">
            <text:p>Double click on uploaded file to view its content</text:p>
          </table:table-cell>
          <table:table-cell table:style-name="ce52" office:value-type="string">
            <text:p>File is displayed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0">
          <table:table-cell table:style-name="ce65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018</text:p>
          </table:table-cell>
          <table:table-cell table:style-name="ce47" office:value-type="string">
            <text:p>REG_AIO166_WCM_018</text:p>
          </table:table-cell>
          <table:table-cell table:style-name="ce81" office:value-type="float" office:value="1">
            <text:p>001</text:p>
          </table:table-cell>
          <table:table-cell table:style-name="ce52" table:formula="of:=[.B59]" office:value-type="string" office:string-value="REG_AIO166_WCM_018">
            <text:p>REG_AIO166_WCM_018</text:p>
          </table:table-cell>
          <table:table-cell table:style-name="ce184" office:value-type="string">
            <text:p>Check Content Selector of CLV on IE7</text:p>
          </table:table-cell>
          <table:table-cell table:style-name="ce52" office:value-type="string">
            <text:p>Step 1: Add content</text:p>
          </table:table-cell>
          <table:table-cell table:style-name="ce52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2" office:value-type="string">
            <text:p>Node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6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6_WCM_018</text:p>
          </table:table-cell>
          <table:table-cell table:style-name="ce81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2: Add page with CLV portlet</text:p>
          </table:table-cell>
          <table:table-cell table:style-name="ce52" office:value-type="string">
            <text:p>- Click Site Editor --&gt; Create page wizard</text:p>
            <text:p>- At Step 3: Drag &amp; drop CLV (Content List)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6_WCM_018</text:p>
          </table:table-cell>
          <table:table-cell table:style-name="ce81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added CLV portlet</text:p>
          </table:table-cell>
          <table:table-cell table:style-name="ce52" office:value-type="string">
            <text:p>Edit CLV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5">
          <table:table-cell table:style-name="ce6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6_WCM_018</text:p>
          </table:table-cell>
          <table:table-cell table:style-name="ce81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4: Config CLV</text:p>
          </table:table-cell>
          <table:table-cell table:style-name="ce52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2" office:value-type="string">
            <text:p>All added document/web content/ uploaded file are listed in right pa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6_WCM_018</text:p>
          </table:table-cell>
          <table:table-cell table:style-name="ce81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2" table:formula="of:=[.B63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5: Change the filter</text:p>
          </table:table-cell>
          <table:table-cell table:style-name="ce52" office:value-type="string">
            <text:p>Select Media for filter field</text:p>
          </table:table-cell>
          <table:table-cell table:style-name="ce52" office:value-type="string">
            <text:p>All media files type (upload file, some kinds of document) are listed in right pane by Media filte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 office:value-type="string">
            <text:p>NOTHING HAPPENS</text:p>
          </table:table-cell>
          <table:table-cell table:number-columns-repeated="244"/>
        </table:table-row>
        <table:table-row table:style-name="ro10">
          <table:table-cell table:style-name="ce65" table:formula="of:=IF(VALUE(MID([.F64];6;FIND(&quot;:&quot;;[.F64];1)-FIND(&quot; &quot;;[.F64];1)-1))&gt;VALUE(MID([.F63];6;FIND(&quot;:&quot;;[.F63];1)-FIND(&quot; &quot;;[.F63];1)-1));&quot;&quot;;MAX([.A$7:.A63])+1)" office:value-type="float" office:value="19">
            <text:p>019</text:p>
          </table:table-cell>
          <table:table-cell table:style-name="ce47" office:value-type="string">
            <text:p>REG_AIO166_WCM_019</text:p>
          </table:table-cell>
          <table:table-cell table:style-name="ce81" office:value-type="float" office:value="1">
            <text:p>001</text:p>
          </table:table-cell>
          <table:table-cell table:style-name="ce52" table:formula="of:=[.B64]" office:value-type="string" office:string-value="REG_AIO166_WCM_019">
            <text:p>REG_AIO166_WCM_019</text:p>
          </table:table-cell>
          <table:table-cell table:style-name="ce184" office:value-type="string">
            <text:p>Check Portlet Category Navigation</text:p>
          </table:table-cell>
          <table:table-cell table:style-name="ce52" office:value-type="string">
            <text:p>Step 1: Go to Sites Management</text:p>
          </table:table-cell>
          <table:table-cell table:style-name="ce52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52" office:value-type="string">
            <text:p>Sites Management drive is display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5</text:p>
            <text:p>CCP-465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7" office:value-type="string">
            <text:p>REG_AIO166_WCM_019</text:p>
          </table:table-cell>
          <table:table-cell table:style-name="ce81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2" table:formula="of:=[.B65]" office:value-type="string" office:string-value="REG_AIO166_WCM_019">
            <text:p>REG_AIO166_WCM_019</text:p>
          </table:table-cell>
          <table:table-cell table:style-name="ce52" office:value-type="string">
            <text:p>Check Portlet Category Navigation</text:p>
          </table:table-cell>
          <table:table-cell table:style-name="ce52" office:value-type="string">
            <text:p>Step 2: Search</text:p>
          </table:table-cell>
          <table:table-cell table:style-name="ce52" office:value-type="string">
            <text:p>- Type "/acme/categories" at the address bar</text:p>
            <text:p>- Hit enter</text:p>
          </table:table-cell>
          <table:table-cell table:style-name="ce52" office:value-type="string">
            <text:p>There's acme category in the nodes list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5</text:p>
            <text:p>CCP-465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7" office:value-type="string">
            <text:p>REG_AIO166_WCM_019</text:p>
          </table:table-cell>
          <table:table-cell table:style-name="ce81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2" table:formula="of:=[.B66]" office:value-type="string" office:string-value="REG_AIO166_WCM_019">
            <text:p>REG_AIO166_WCM_019</text:p>
          </table:table-cell>
          <table:table-cell table:style-name="ce52" office:value-type="string">
            <text:p>Check Portlet Category Navigation</text:p>
          </table:table-cell>
          <table:table-cell table:style-name="ce52" office:value-type="string">
            <text:p>Step 3: Delete node</text:p>
          </table:table-cell>
          <table:table-cell table:style-name="ce52" office:value-type="string">
            <text:p>- Right click on acme category &amp; select Delete</text:p>
            <text:p>- Click OK to confirm</text:p>
          </table:table-cell>
          <table:table-cell table:style-name="ce52" office:value-type="string">
            <text:p>acme is dele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5</text:p>
            <text:p>CCP-465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7" office:value-type="string">
            <text:p>REG_AIO166_WCM_019</text:p>
          </table:table-cell>
          <table:table-cell table:style-name="ce81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52" table:formula="of:=[.B67]" office:value-type="string" office:string-value="REG_AIO166_WCM_019">
            <text:p>REG_AIO166_WCM_019</text:p>
          </table:table-cell>
          <table:table-cell table:style-name="ce52" office:value-type="string">
            <text:p>Check Portlet Category Navigation</text:p>
          </table:table-cell>
          <table:table-cell table:style-name="ce52" office:value-type="string">
            <text:p>Step 4: Check after deleting category</text:p>
          </table:table-cell>
          <table:table-cell table:style-name="ce52" office:value-type="string">
            <text:p>Go to News page of acme site</text:p>
          </table:table-cell>
          <table:table-cell table:style-name="ce52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5</text:p>
            <text:p>CCP-465</text:p>
          </table:table-cell>
          <table:table-cell table:style-name="ce52" office:value-type="string">
            <text:p>Exception in console</text:p>
          </table:table-cell>
          <table:table-cell table:number-columns-repeated="244"/>
        </table:table-row>
        <table:table-row table:style-name="ro1" table:number-rows-repeated="24">
          <table:table-cell table:style-name="ce65"/>
          <table:table-cell/>
          <table:table-cell table:style-name="ce81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1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2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2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7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ce186"/>
        <table:table-column table:style-name="co28" table:default-cell-style-name="ce186"/>
        <table:table-column table:style-name="co29" table:default-cell-style-name="ce186"/>
        <table:table-column table:style-name="co30" table:default-cell-style-name="ce186"/>
        <table:table-column table:style-name="co31" table:default-cell-style-name="ce186"/>
        <table:table-column table:style-name="co8" table:number-columns-repeated="2" table:default-cell-style-name="ce186"/>
        <table:table-column table:style-name="co32" table:default-cell-style-name="ce186"/>
        <table:table-column table:style-name="co8" table:number-columns-repeated="1013" table:default-cell-style-name="ce186"/>
        <table:table-row table:style-name="ro27">
          <table:table-cell/>
          <table:table-cell table:style-name="ce191" office:value-type="string">
            <text:p>TEST CASES</text:p>
          </table:table-cell>
          <table:table-cell table:style-name="ce196"/>
          <table:table-cell table:style-name="ce203" table:number-columns-repeated="2"/>
          <table:table-cell/>
          <table:table-cell table:style-name="ce203" table:number-columns-repeated="2"/>
          <table:table-cell table:style-name="ce215"/>
          <table:table-cell table:style-name="ce220"/>
          <table:table-cell/>
          <table:table-cell table:style-name="ce224" office:value-type="string">
            <text:p>Passed</text:p>
          </table:table-cell>
          <table:table-cell table:style-name="ce224" table:formula="of:=COUNTIF([.L$7:.L$1022];[.$L1])" office:value-type="float" office:value="0">
            <text:p>0</text:p>
          </table:table-cell>
          <table:table-cell table:style-name="ce224" table:number-columns-repeated="2"/>
          <table:table-cell table:style-name="ce220" table:number-columns-repeated="215"/>
          <table:table-cell table:number-columns-repeated="794"/>
        </table:table-row>
        <table:table-row table:style-name="ro27">
          <table:table-cell/>
          <table:table-cell table:style-name="ce192"/>
          <table:table-cell table:style-name="ce197"/>
          <table:table-cell table:style-name="ce203" table:number-columns-repeated="2"/>
          <table:table-cell/>
          <table:table-cell table:style-name="ce203" table:number-columns-repeated="2"/>
          <table:table-cell table:style-name="ce215"/>
          <table:table-cell table:number-columns-repeated="2"/>
          <table:table-cell table:style-name="ce224" office:value-type="string">
            <text:p>Failed</text:p>
          </table:table-cell>
          <table:table-cell table:style-name="ce224" table:formula="of:=COUNTIF([.L$7:.L$1022];[.$L2])" office:value-type="float" office:value="0">
            <text:p>0</text:p>
          </table:table-cell>
          <table:table-cell table:style-name="ce224" table:number-columns-repeated="2"/>
          <table:table-cell table:style-name="ce220" table:number-columns-repeated="215"/>
          <table:table-cell table:number-columns-repeated="794"/>
        </table:table-row>
        <table:table-row table:style-name="ro14">
          <table:table-cell/>
          <table:table-cell table:style-name="ce193" office:value-type="string">
            <text:p>Function List:</text:p>
          </table:table-cell>
          <table:table-cell table:style-name="ce198" office:value-type="string" table:number-columns-spanned="3" table:number-rows-spanned="1">
            <text:p>Bugs on WCM 1.2.x for regression test</text:p>
          </table:table-cell>
          <table:covered-table-cell table:style-name="ce204"/>
          <table:covered-table-cell table:style-name="ce199"/>
          <table:table-cell/>
          <table:table-cell table:style-name="ce213"/>
          <table:table-cell table:style-name="ce214"/>
          <table:table-cell table:style-name="ce216"/>
          <table:table-cell table:number-columns-repeated="2"/>
          <table:table-cell table:style-name="ce224" office:value-type="string">
            <text:p>Blocked</text:p>
          </table:table-cell>
          <table:table-cell table:style-name="ce224" table:formula="of:=COUNTIF([.L$7:.L$1022];[.$L3])" office:value-type="float" office:value="0">
            <text:p>0</text:p>
          </table:table-cell>
          <table:table-cell table:style-name="ce224" table:number-columns-repeated="2"/>
          <table:table-cell table:style-name="ce220" table:number-columns-repeated="215"/>
          <table:table-cell table:number-columns-repeated="794"/>
        </table:table-row>
        <table:table-row table:style-name="ro7">
          <table:table-cell/>
          <table:table-cell table:style-name="ce193" office:value-type="string">
            <text:p>Total Main Cases:</text:p>
          </table:table-cell>
          <table:table-cell table:style-name="ce199" table:formula="of:=MAX([.A7:.A1005])" office:value-type="float" office:value="14" table:number-columns-spanned="3" table:number-rows-spanned="1">
            <text:p>14</text:p>
          </table:table-cell>
          <table:covered-table-cell table:style-name="ce204"/>
          <table:covered-table-cell table:style-name="ce199"/>
          <table:table-cell/>
          <table:table-cell table:style-name="ce213"/>
          <table:table-cell table:style-name="ce214"/>
          <table:table-cell table:style-name="ce216"/>
          <table:table-cell table:number-columns-repeated="2"/>
          <table:table-cell table:style-name="ce225" office:value-type="string">
            <text:p>Untested</text:p>
          </table:table-cell>
          <table:table-cell table:style-name="ce224" table:formula="of:=COUNTIF([.L$7:.L$1022];[.$L4])" office:value-type="float" office:value="0">
            <text:p>0</text:p>
          </table:table-cell>
          <table:table-cell table:style-name="ce224" table:number-columns-repeated="2"/>
          <table:table-cell table:style-name="ce220" table:number-columns-repeated="215"/>
          <table:table-cell table:number-columns-repeated="794"/>
        </table:table-row>
        <table:table-row table:style-name="ro27">
          <table:table-cell/>
          <table:table-cell table:style-name="ce194"/>
          <table:table-cell/>
          <table:table-cell table:style-name="ce205" table:number-columns-repeated="2"/>
          <table:table-cell table:style-name="ce205" office:value-type="string">
            <text:p><text:s/></text:p>
          </table:table-cell>
          <table:table-cell table:style-name="ce205" table:number-columns-repeated="2"/>
          <table:table-cell table:style-name="ce217"/>
          <table:table-cell table:number-columns-repeated="2"/>
          <table:table-cell office:value-type="string">
            <text:p>N/A</text:p>
          </table:table-cell>
          <table:table-cell table:style-name="ce224" table:formula="of:=COUNTIF([.L$7:.L$1022];[.$L5])" office:value-type="float" office:value="0">
            <text:p>0</text:p>
          </table:table-cell>
          <table:table-cell table:style-name="ce224" table:number-columns-repeated="2"/>
          <table:table-cell table:number-columns-repeated="1009"/>
        </table:table-row>
        <table:table-row table:style-name="ro7">
          <table:table-cell table:style-name="ce187" office:value-type="string">
            <text:p>Case No</text:p>
          </table:table-cell>
          <table:table-cell table:style-name="ce187" office:value-type="string">
            <text:p>Related function</text:p>
          </table:table-cell>
          <table:table-cell table:style-name="ce187" office:value-type="string">
            <text:p>Case ID</text:p>
          </table:table-cell>
          <table:table-cell table:style-name="ce187" office:value-type="string">
            <text:p>Path</text:p>
          </table:table-cell>
          <table:table-cell table:style-name="ce187" office:value-type="string">
            <text:p>Case Description</text:p>
          </table:table-cell>
          <table:table-cell table:style-name="ce187" office:value-type="string">
            <text:p>Step Description</text:p>
          </table:table-cell>
          <table:table-cell table:style-name="ce187" office:value-type="string">
            <text:p>Steps to produce</text:p>
          </table:table-cell>
          <table:table-cell table:style-name="ce187" office:value-type="string">
            <text:p>Expected Output</text:p>
          </table:table-cell>
          <table:table-cell table:style-name="ce187" office:value-type="string">
            <text:p>Priority</text:p>
          </table:table-cell>
          <table:table-cell table:style-name="ce187" office:value-type="string">
            <text:p>Link</text:p>
          </table:table-cell>
          <table:table-cell table:style-name="ce187" office:value-type="string">
            <text:p>Bug description</text:p>
          </table:table-cell>
          <table:table-cell table:style-name="ce187"/>
          <table:table-cell table:style-name="ce172" table:number-columns-repeated="7"/>
          <table:table-cell table:style-name="ce227" table:number-columns-repeated="211"/>
          <table:table-cell table:style-name="ce217" table:number-columns-repeated="25"/>
          <table:table-cell table:number-columns-repeated="769"/>
        </table:table-row>
        <table:table-row table:style-name="ro10">
          <table:table-cell table:style-name="ce188" office:value-type="float" office:value="1">
            <text:p>001</text:p>
          </table:table-cell>
          <table:table-cell table:style-name="ce47" office:value-type="string">
            <text:p>REG_AIO168_WCM_001</text:p>
          </table:table-cell>
          <table:table-cell table:style-name="ce200" office:value-type="float" office:value="1">
            <text:p>001</text:p>
          </table:table-cell>
          <table:table-cell table:style-name="ce52" table:formula="of:=[.B7]" office:value-type="string" office:string-value="REG_AIO168_WCM_001">
            <text:p>REG_AIO168_WCM_001</text:p>
          </table:table-cell>
          <table:table-cell table:style-name="ce207" office:value-type="string">
            <text:p>Check Download And Allow Edition from right-click menu in right pane on uploaded file with name containing a character like '</text:p>
          </table:table-cell>
          <table:table-cell table:style-name="ce211" office:value-type="string">
            <text:p>Step 1: Upload file</text:p>
          </table:table-cell>
          <table:table-cell table:style-name="ce211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11" office:value-type="string">
            <text:p>File is uploaded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832</text:p>
            <text:p>CCP-404</text:p>
          </table:table-cell>
          <table:table-cell table:style-name="ce221"/>
          <table:table-cell table:number-columns-repeated="1013"/>
        </table:table-row>
        <table:table-row table:style-name="ro19">
          <table:table-cell table:style-name="ce188"/>
          <table:table-cell table:style-name="ce48" office:value-type="string">
            <text:p>REG_AIO168_WCM_001</text:p>
          </table:table-cell>
          <table:table-cell table:style-name="ce20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8_WCM_001">
            <text:p>REG_AIO168_WCM_001</text:p>
          </table:table-cell>
          <table:table-cell table:style-name="ce208" office:value-type="string">
            <text:p>Check Download And Allow Edition from right-click menu in right pane on uploaded file with name containing a character like '</text:p>
          </table:table-cell>
          <table:table-cell table:style-name="ce211" office:value-type="string">
            <text:p>Step 2: Show Add category form</text:p>
          </table:table-cell>
          <table:table-cell table:style-name="ce211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11" office:value-type="string">
            <text:p>acme taxonomy tree is selected as default, all its taxonomies are listed below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832</text:p>
            <text:p>CCP-404</text:p>
          </table:table-cell>
          <table:table-cell table:style-name="ce221" office:value-type="string">
            <text:p>acme taxonomy tree is selected but there's no sub taxonomy is listed</text:p>
          </table:table-cell>
          <table:table-cell table:number-columns-repeated="1013"/>
        </table:table-row>
        <table:table-row table:style-name="ro10">
          <table:table-cell table:style-name="ce65" table:formula="of:=IF(VALUE(MID([.F9];6;FIND(&quot;:&quot;;[.F9];1)-FIND(&quot; &quot;;[.F9];1)-1))&gt;VALUE(MID([.F7];6;FIND(&quot;:&quot;;[.F7];1)-FIND(&quot; &quot;;[.F7];1)-1));&quot;&quot;;MAX([.A$7:.A7])+1)" office:value-type="float" office:value="2">
            <text:p>002</text:p>
          </table:table-cell>
          <table:table-cell table:style-name="ce47" office:value-type="string">
            <text:p>REG_AIO168_WCM_002</text:p>
          </table:table-cell>
          <table:table-cell table:style-name="ce201" office:value-type="float" office:value="1">
            <text:p>001</text:p>
          </table:table-cell>
          <table:table-cell table:style-name="ce52" table:formula="of:=[.B9]" office:value-type="string" office:string-value="REG_AIO168_WCM_002">
            <text:p>REG_AIO168_WCM_002</text:p>
          </table:table-cell>
          <table:table-cell table:style-name="ce207" office:value-type="string">
            <text:p>Check showing News page after deleted acme category</text:p>
          </table:table-cell>
          <table:table-cell table:style-name="ce211" office:value-type="string">
            <text:p>Step 1: Show acme category</text:p>
          </table:table-cell>
          <table:table-cell table:style-name="ce211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11" office:value-type="string">
            <text:p>acme category is listed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845</text:p>
            <text:p>CCP-465</text:p>
          </table:table-cell>
          <table:table-cell table:style-name="ce221"/>
          <table:table-cell table:number-columns-repeated="1013"/>
        </table:table-row>
        <table:table-row table:style-name="ro12">
          <table:table-cell table:style-name="ce65"/>
          <table:table-cell table:style-name="ce48" office:value-type="string">
            <text:p>REG_AIO168_WCM_002</text:p>
          </table:table-cell>
          <table:table-cell table:style-name="ce20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f:=[.B10]" office:value-type="string" office:string-value="REG_AIO168_WCM_002">
            <text:p>REG_AIO168_WCM_002</text:p>
          </table:table-cell>
          <table:table-cell table:style-name="ce208" office:value-type="string">
            <text:p>Check showing News page after deleted acme category</text:p>
          </table:table-cell>
          <table:table-cell table:style-name="ce211" office:value-type="string">
            <text:p>Step 2: Delete acme category</text:p>
          </table:table-cell>
          <table:table-cell table:style-name="ce211" office:value-type="string">
            <text:p>- Right click on acme &amp; select Delete</text:p>
            <text:p>- Click OK to confirm</text:p>
          </table:table-cell>
          <table:table-cell table:style-name="ce211" office:value-type="string">
            <text:p>acme is deleted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845</text:p>
            <text:p>CCP-465</text:p>
          </table:table-cell>
          <table:table-cell table:style-name="ce221"/>
          <table:table-cell table:number-columns-repeated="1013"/>
        </table:table-row>
        <table:table-row table:style-name="ro7">
          <table:table-cell table:style-name="ce65"/>
          <table:table-cell table:style-name="ce48" office:value-type="string">
            <text:p>REG_AIO168_WCM_002</text:p>
          </table:table-cell>
          <table:table-cell table:style-name="ce20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f:=[.B11]" office:value-type="string" office:string-value="REG_AIO168_WCM_002">
            <text:p>REG_AIO168_WCM_002</text:p>
          </table:table-cell>
          <table:table-cell table:style-name="ce208" office:value-type="string">
            <text:p>Check showing News page after deleted acme category</text:p>
          </table:table-cell>
          <table:table-cell table:style-name="ce211" office:value-type="string">
            <text:p>Step 3: View News page</text:p>
          </table:table-cell>
          <table:table-cell table:style-name="ce211" office:value-type="string">
            <text:p>- Go to News page on acme site</text:p>
          </table:table-cell>
          <table:table-cell table:style-name="ce211" office:value-type="string">
            <text:p>News page is displayed &amp; there's no error in console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845</text:p>
            <text:p>CCP-465</text:p>
          </table:table-cell>
          <table:table-cell table:style-name="ce221" office:value-type="string">
            <text:p>Error in console</text:p>
          </table:table-cell>
          <table:table-cell table:number-columns-repeated="1013"/>
        </table:table-row>
        <table:table-row table:style-name="ro10">
          <table:table-cell table:style-name="ce65" table:formula="of:=IF(VALUE(MID([.F12];6;FIND(&quot;:&quot;;[.F12];1)-FIND(&quot; &quot;;[.F12];1)-1))&gt;VALUE(MID([.F9];6;FIND(&quot;:&quot;;[.F9];1)-FIND(&quot; &quot;;[.F9];1)-1));&quot;&quot;;MAX([.A$7:.A9])+1)" office:value-type="float" office:value="3">
            <text:p>003</text:p>
          </table:table-cell>
          <table:table-cell table:style-name="ce47" office:value-type="string">
            <text:p>REG_AIO168_WCM_003</text:p>
          </table:table-cell>
          <table:table-cell table:style-name="ce201" office:value-type="float" office:value="1">
            <text:p>001</text:p>
          </table:table-cell>
          <table:table-cell table:style-name="ce52" table:formula="of:=[.B12]" office:value-type="string" office:string-value="REG_AIO168_WCM_003">
            <text:p>REG_AIO168_WCM_003</text:p>
          </table:table-cell>
          <table:table-cell table:style-name="ce207" office:value-type="string">
            <text:p>Check while setting a page with PCLV portlet</text:p>
          </table:table-cell>
          <table:table-cell table:style-name="ce211" office:value-type="string">
            <text:p>Step 1: Show edit page wizard</text:p>
          </table:table-cell>
          <table:table-cell table:style-name="ce211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11" office:value-type="string">
            <text:p>Edit page at step 3 is shown in portlet mode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753</text:p>
            <text:p>CCP-368</text:p>
          </table:table-cell>
          <table:table-cell table:style-name="ce221"/>
          <table:table-cell table:number-columns-repeated="1013"/>
        </table:table-row>
        <table:table-row table:style-name="ro9">
          <table:table-cell table:style-name="ce65"/>
          <table:table-cell table:style-name="ce48" office:value-type="string">
            <text:p>REG_AIO168_WCM_003</text:p>
          </table:table-cell>
          <table:table-cell table:style-name="ce20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2" table:formula="of:=[.B13]" office:value-type="string" office:string-value="REG_AIO168_WCM_003">
            <text:p>REG_AIO168_WCM_003</text:p>
          </table:table-cell>
          <table:table-cell table:style-name="ce208" office:value-type="string">
            <text:p>Check while setting a page with PCLV portlet</text:p>
          </table:table-cell>
          <table:table-cell table:style-name="ce211" office:value-type="string">
            <text:p>Step 2: Delete PCLV</text:p>
          </table:table-cell>
          <table:table-cell table:style-name="ce211" office:value-type="string">
            <text:p>- Click x icon to delete PCLV portlet (on the right, Category content)</text:p>
            <text:p>- Click OK to confirm</text:p>
          </table:table-cell>
          <table:table-cell table:style-name="ce211" office:value-type="string">
            <text:p>Portlet is removed from page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753</text:p>
            <text:p>CCP-368</text:p>
          </table:table-cell>
          <table:table-cell table:style-name="ce221"/>
          <table:table-cell table:number-columns-repeated="1013"/>
        </table:table-row>
        <table:table-row table:style-name="ro9">
          <table:table-cell table:style-name="ce65"/>
          <table:table-cell table:style-name="ce48" office:value-type="string">
            <text:p>REG_AIO168_WCM_003</text:p>
          </table:table-cell>
          <table:table-cell table:style-name="ce20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8_WCM_003">
            <text:p>REG_AIO168_WCM_003</text:p>
          </table:table-cell>
          <table:table-cell table:style-name="ce208" office:value-type="string">
            <text:p>Check while setting a page with PCLV portlet</text:p>
          </table:table-cell>
          <table:table-cell table:style-name="ce211" office:value-type="string">
            <text:p>Step 3: Delete acme category</text:p>
          </table:table-cell>
          <table:table-cell table:style-name="ce211" office:value-type="string">
            <text:p>Go to Sites Explorer/Sites Management under /acme/categories delete the acme category.</text:p>
          </table:table-cell>
          <table:table-cell table:style-name="ce211" office:value-type="string">
            <text:p>acme category is deleted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753</text:p>
            <text:p>CCP-368</text:p>
          </table:table-cell>
          <table:table-cell table:style-name="ce221"/>
          <table:table-cell table:number-columns-repeated="1013"/>
        </table:table-row>
        <table:table-row table:style-name="ro19">
          <table:table-cell table:style-name="ce65"/>
          <table:table-cell table:style-name="ce48" office:value-type="string">
            <text:p>REG_AIO168_WCM_003</text:p>
          </table:table-cell>
          <table:table-cell table:style-name="ce20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8_WCM_003">
            <text:p>REG_AIO168_WCM_003</text:p>
          </table:table-cell>
          <table:table-cell table:style-name="ce208" office:value-type="string">
            <text:p>Check while setting a page with PCLV portlet</text:p>
          </table:table-cell>
          <table:table-cell table:style-name="ce211" office:value-type="string">
            <text:p>Step 4: Re-configure News page</text:p>
          </table:table-cell>
          <table:table-cell table:style-name="ce211" office:value-type="string">
            <text:p>- Select News page</text:p>
            <text:p>- Go to Site Editor -&gt;Edit Page Wizard.</text:p>
            <text:p><text:span text:style-name="T11">- Go to </text:span><text:span text:style-name="T11">step 3</text:span></text:p>
            <text:p><text:span text:style-name="T11">- Drag drop </text:span><text:span text:style-name="T11">Category </text:span><text:span text:style-name="T11">Content </text:span><text:span text:style-name="T11">into page</text:span></text:p>
            <text:p><text:span text:style-name="T11">- Click Edit </text:span><text:span text:style-name="T11">icon to edit </text:span><text:span text:style-name="T11">Category </text:span><text:span text:style-name="T11">Content </text:span><text:span text:style-name="T11">portlet</text:span></text:p>
          </table:table-cell>
          <table:table-cell table:style-name="ce211" office:value-type="string">
            <text:p>Edit portlet form is shown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753</text:p>
            <text:p>CCP-368</text:p>
          </table:table-cell>
          <table:table-cell table:style-name="ce221" office:value-type="string">
            <text:p>Edit form is blank &amp; exception in console</text:p>
          </table:table-cell>
          <table:table-cell table:number-columns-repeated="1013"/>
        </table:table-row>
        <table:table-row table:style-name="ro10">
          <table:table-cell table:style-name="ce65" table:formula="of:=IF(VALUE(MID([.F16];6;FIND(&quot;:&quot;;[.F16];1)-FIND(&quot; &quot;;[.F16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7" office:value-type="string">
            <text:p>REG_AIO168_WCM_004</text:p>
          </table:table-cell>
          <table:table-cell table:style-name="ce201" office:value-type="float" office:value="1">
            <text:p>001</text:p>
          </table:table-cell>
          <table:table-cell table:style-name="ce52" table:formula="of:=[.B16]" office:value-type="string" office:string-value="REG_AIO168_WCM_004">
            <text:p>REG_AIO168_WCM_004</text:p>
          </table:table-cell>
          <table:table-cell table:style-name="ce207" office:value-type="string">
            <text:p>Check if Link still be referenced after being inserted</text:p>
          </table:table-cell>
          <table:table-cell table:style-name="ce211" office:value-type="string">
            <text:p>Step 1: Show form to add free layout web content</text:p>
          </table:table-cell>
          <table:table-cell table:style-name="ce211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11" office:value-type="string">
            <text:p>Add Free layout web content form is shown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872</text:p>
            <text:p>CCP-524</text:p>
          </table:table-cell>
          <table:table-cell table:style-name="ce221"/>
          <table:table-cell table:number-columns-repeated="1013"/>
        </table:table-row>
        <table:table-row table:style-name="ro10">
          <table:table-cell table:style-name="ce65"/>
          <table:table-cell table:style-name="ce48" office:value-type="string">
            <text:p>REG_AIO168_WCM_004</text:p>
          </table:table-cell>
          <table:table-cell table:style-name="ce20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2" table:formula="of:=[.B17]" office:value-type="string" office:string-value="REG_AIO168_WCM_004">
            <text:p>REG_AIO168_WCM_004</text:p>
          </table:table-cell>
          <table:table-cell table:style-name="ce208" office:value-type="string">
            <text:p>Check if Link still be referenced after being inserted</text:p>
          </table:table-cell>
          <table:table-cell table:style-name="ce211" office:value-type="string">
            <text:p>Step 2: Add content</text:p>
          </table:table-cell>
          <table:table-cell table:style-name="ce211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11" office:value-type="string">
            <text:p>A link to selected page is added in the content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872</text:p>
            <text:p>CCP-524</text:p>
          </table:table-cell>
          <table:table-cell table:style-name="Default"/>
          <table:table-cell table:number-columns-repeated="1013"/>
        </table:table-row>
        <table:table-row table:style-name="ro15">
          <table:table-cell table:style-name="ce65"/>
          <table:table-cell table:style-name="ce48" office:value-type="string">
            <text:p>REG_AIO168_WCM_004</text:p>
          </table:table-cell>
          <table:table-cell table:style-name="ce20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8_WCM_004">
            <text:p>REG_AIO168_WCM_004</text:p>
          </table:table-cell>
          <table:table-cell table:style-name="ce208" office:value-type="string">
            <text:p>Check if Link still be referenced after being inserted</text:p>
          </table:table-cell>
          <table:table-cell table:style-name="ce211" office:value-type="string">
            <text:p>Step 3: Add more link</text:p>
          </table:table-cell>
          <table:table-cell table:style-name="ce211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11" office:value-type="string">
            <text:p>New link is added. There're 2 different links in the content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872</text:p>
            <text:p>CCP-524</text:p>
          </table:table-cell>
          <table:table-cell table:style-name="ce221" office:value-type="string">
            <text:p>There's only link added at step 3 with text of the link but the URL is the first added link. The first link was removed.</text:p>
          </table:table-cell>
          <table:table-cell table:number-columns-repeated="1013"/>
        </table:table-row>
        <table:table-row table:style-name="ro28">
          <table:table-cell table:style-name="ce65" table:formula="of:=IF(VALUE(MID([.F19];6;FIND(&quot;:&quot;;[.F19];1)-FIND(&quot; &quot;;[.F19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47" office:value-type="string">
            <text:p>REG_AIO168_WCM_005</text:p>
          </table:table-cell>
          <table:table-cell table:style-name="ce201" office:value-type="float" office:value="1">
            <text:p>001</text:p>
          </table:table-cell>
          <table:table-cell table:style-name="ce52" table:formula="of:=[.B19]" office:value-type="string" office:string-value="REG_AIO168_WCM_005">
            <text:p>REG_AIO168_WCM_005</text:p>
          </table:table-cell>
          <table:table-cell table:style-name="ce207" office:value-type="string">
            <text:p>Validate page acme/Overview by using <text:a xlink:href="http://validator.w3.org/">W3C Validator</text:a></text:p>
          </table:table-cell>
          <table:table-cell table:style-name="ce211" office:value-type="string">
            <text:p>Step 1: Validate page acme/Overview</text:p>
          </table:table-cell>
          <table:table-cell table:style-name="ce211" office:value-type="string">
            <text:p>View source of acme/Overview &amp; put in <text:s/><text:a xlink:href="http://validator.w3.org/">W3C Validator</text:a></text:p>
          </table:table-cell>
          <table:table-cell table:style-name="ce211" office:value-type="string">
            <text:p>No duplicated ID error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36</text:p>
            <text:p>CCP-668</text:p>
          </table:table-cell>
          <table:table-cell table:style-name="ce221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number-columns-repeated="1013"/>
        </table:table-row>
        <table:table-row table:style-name="ro28">
          <table:table-cell table:style-name="ce65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7" office:value-type="string">
            <text:p>REG_AIO168_WCM_006</text:p>
          </table:table-cell>
          <table:table-cell table:style-name="ce201" office:value-type="float" office:value="1">
            <text:p>001</text:p>
          </table:table-cell>
          <table:table-cell table:style-name="ce52" table:formula="of:=[.B20]" office:value-type="string" office:string-value="REG_AIO168_WCM_006">
            <text:p>REG_AIO168_WCM_006</text:p>
          </table:table-cell>
          <table:table-cell table:style-name="ce207" office:value-type="string">
            <text:p>Check translation of Subscribe in French</text:p>
          </table:table-cell>
          <table:table-cell table:style-name="ce211" office:value-type="string">
            <text:p>Step 1: Check translation</text:p>
          </table:table-cell>
          <table:table-cell table:style-name="ce211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11" office:value-type="string">
            <text:p>Button: "ChangeSubscriptions" should be "Modifier mon Abonnement"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52</text:p>
            <text:p>CCP-707</text:p>
          </table:table-cell>
          <table:table-cell table:style-name="ce221" office:value-type="string">
            <text:p>The label of button has no change</text:p>
          </table:table-cell>
          <table:table-cell table:number-columns-repeated="1013"/>
        </table:table-row>
        <table:table-row table:style-name="ro28">
          <table:table-cell table:style-name="ce65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7" office:value-type="string">
            <text:p>REG_AIO168_WCM_007</text:p>
          </table:table-cell>
          <table:table-cell table:style-name="ce201" office:value-type="float" office:value="1">
            <text:p>001</text:p>
          </table:table-cell>
          <table:table-cell table:style-name="ce52" table:formula="of:=[.B21]" office:value-type="string" office:string-value="REG_AIO168_WCM_007">
            <text:p>REG_AIO168_WCM_007</text:p>
          </table:table-cell>
          <table:table-cell table:style-name="ce207" office:value-type="string">
            <text:p>Check if attribute "target" is in "ACME Overview" when checking with W3C </text:p>
          </table:table-cell>
          <table:table-cell table:style-name="ce211" office:value-type="string">
            <text:p>Step 1: Check Overview page</text:p>
          </table:table-cell>
          <table:table-cell table:style-name="ce211" office:value-type="string">
            <text:p>- Go to ACME Overview</text:p>
            <text:p>- Validate this page by using W3C validator</text:p>
          </table:table-cell>
          <table:table-cell table:style-name="ce211" office:value-type="string">
            <text:p>Do not throw “there is no attribute "target" “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39</text:p>
            <text:p>CCP-668</text:p>
          </table:table-cell>
          <table:table-cell table:style-name="ce221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number-columns-repeated="1013"/>
        </table:table-row>
        <table:table-row table:style-name="ro28">
          <table:table-cell table:style-name="ce65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7" office:value-type="string">
            <text:p>REG_AIO168_WCM_008</text:p>
          </table:table-cell>
          <table:table-cell table:style-name="ce201" office:value-type="float" office:value="1">
            <text:p>001</text:p>
          </table:table-cell>
          <table:table-cell table:style-name="ce52" table:formula="of:=[.B22]" office:value-type="string" office:string-value="REG_AIO168_WCM_008">
            <text:p>REG_AIO168_WCM_008</text:p>
          </table:table-cell>
          <table:table-cell table:style-name="ce207" office:value-type="string">
            <text:p>Check Content selector form in IE7</text:p>
          </table:table-cell>
          <table:table-cell table:style-name="ce211" office:value-type="string">
            <text:p>Step 1: Show form to add content</text:p>
          </table:table-cell>
          <table:table-cell table:style-name="ce211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11" office:value-type="string">
            <text:p>Web content form is shown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51</text:p>
            <text:p>CCP-704</text:p>
          </table:table-cell>
          <table:table-cell table:style-name="ce221"/>
          <table:table-cell table:number-columns-repeated="1013"/>
        </table:table-row>
        <table:table-row table:style-name="ro28">
          <table:table-cell table:style-name="ce6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8_WCM_008</text:p>
          </table:table-cell>
          <table:table-cell table:style-name="ce20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8_WCM_008">
            <text:p>REG_AIO168_WCM_008</text:p>
          </table:table-cell>
          <table:table-cell table:style-name="ce208" office:value-type="string">
            <text:p>Check Content selector form in IE7</text:p>
          </table:table-cell>
          <table:table-cell table:style-name="ce211" office:value-type="string">
            <text:p>Step 2: Show form to add content from FCK</text:p>
          </table:table-cell>
          <table:table-cell table:style-name="ce211" office:value-type="string">
            <text:p>In the FCK editor, click Insert Contents icon</text:p>
          </table:table-cell>
          <table:table-cell table:style-name="ce211" office:value-type="string">
            <text:p>Content selector form is shown, the left pane is displayed correctly with all nodes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51</text:p>
            <text:p>CCP-704</text:p>
          </table:table-cell>
          <table:table-cell table:style-name="ce221" office:value-type="string">
            <text:p>this window doesn't contain the left part which shows the tree of acessibles drives/directories: the block is empty </text:p>
          </table:table-cell>
          <table:table-cell table:number-columns-repeated="1013"/>
        </table:table-row>
        <table:table-row table:style-name="ro28">
          <table:table-cell table:style-name="ce65"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7" office:value-type="string">
            <text:p>REG_AIO168_WCM_009</text:p>
          </table:table-cell>
          <table:table-cell table:style-name="ce201" office:value-type="float" office:value="1">
            <text:p>001</text:p>
          </table:table-cell>
          <table:table-cell table:style-name="ce52" table:formula="of:=[.B24]" office:value-type="string" office:string-value="REG_AIO168_WCM_009">
            <text:p>REG_AIO168_WCM_009</text:p>
          </table:table-cell>
          <table:table-cell table:style-name="ce207" office:value-type="string">
            <text:p>Check when creat page link after adding new page for the user navigation</text:p>
          </table:table-cell>
          <table:table-cell table:style-name="ce211" office:value-type="string">
            <text:p>Step 1: Add new page</text:p>
          </table:table-cell>
          <table:table-cell table:style-name="ce211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11" office:value-type="string">
            <text:p>New page is created successfully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14</text:p>
            <text:p>CCP-588</text:p>
          </table:table-cell>
          <table:table-cell table:style-name="ce221"/>
          <table:table-cell table:number-columns-repeated="1013"/>
        </table:table-row>
        <table:table-row table:style-name="ro28">
          <table:table-cell table:style-name="ce6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8_WCM_009</text:p>
          </table:table-cell>
          <table:table-cell table:style-name="ce20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8_WCM_009">
            <text:p>REG_AIO168_WCM_009</text:p>
          </table:table-cell>
          <table:table-cell table:style-name="ce208" office:value-type="string">
            <text:p>Check when creat page link after adding new page for the user navigation</text:p>
          </table:table-cell>
          <table:table-cell table:style-name="ce211" office:value-type="string">
            <text:p>Step 2: Add new document</text:p>
          </table:table-cell>
          <table:table-cell table:style-name="ce211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11" office:value-type="string">
            <text:p>Link is inserted into document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14</text:p>
            <text:p>CCP-588</text:p>
          </table:table-cell>
          <table:table-cell table:style-name="ce221" office:value-type="string">
            <text:p>Throw exception</text:p>
          </table:table-cell>
          <table:table-cell table:number-columns-repeated="1013"/>
        </table:table-row>
        <table:table-row table:style-name="ro28">
          <table:table-cell table:style-name="ce65"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7" office:value-type="string">
            <text:p>REG_AIO168_WCM_010</text:p>
          </table:table-cell>
          <table:table-cell table:style-name="ce201" office:value-type="float" office:value="1">
            <text:p>001</text:p>
          </table:table-cell>
          <table:table-cell table:style-name="ce52" table:formula="of:=[.B26]" office:value-type="string" office:string-value="REG_AIO168_WCM_010">
            <text:p>REG_AIO168_WCM_010</text:p>
          </table:table-cell>
          <table:table-cell table:style-name="ce207" office:value-type="string">
            <text:p>Check if labels are translated while adding new page by wizard</text:p>
          </table:table-cell>
          <table:table-cell table:style-name="ce211" office:value-type="string">
            <text:p>Step 1: Check page layout list</text:p>
          </table:table-cell>
          <table:table-cell table:style-name="ce211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11" office:value-type="string">
            <text:p>The list is well translated in French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57</text:p>
            <text:p>CCP-720</text:p>
          </table:table-cell>
          <table:table-cell table:style-name="ce221"/>
          <table:table-cell table:number-columns-repeated="1013"/>
        </table:table-row>
        <table:table-row table:style-name="ro28">
          <table:table-cell table:style-name="ce6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AIO168_WCM_010</text:p>
          </table:table-cell>
          <table:table-cell table:style-name="ce20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2" table:formula="of:=[.B27]" office:value-type="string" office:string-value="REG_AIO168_WCM_010">
            <text:p>REG_AIO168_WCM_010</text:p>
          </table:table-cell>
          <table:table-cell table:style-name="ce208" office:value-type="string">
            <text:p>Check if labels are translated while adding new page by wizard</text:p>
          </table:table-cell>
          <table:table-cell table:style-name="ce211" office:value-type="string">
            <text:p>Step 2: Check translation</text:p>
          </table:table-cell>
          <table:table-cell table:style-name="ce211" office:value-type="string">
            <text:p>- At step 2: select WCM page configs</text:p>
          </table:table-cell>
          <table:table-cell table:style-name="ce211" office:value-type="string">
            <text:p>The list under WCM page configs is shown &amp; well translated in French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57</text:p>
            <text:p>CCP-720</text:p>
          </table:table-cell>
          <table:table-cell table:style-name="ce221"/>
          <table:table-cell table:number-columns-repeated="1013"/>
        </table:table-row>
        <table:table-row table:style-name="ro28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8_WCM_010</text:p>
          </table:table-cell>
          <table:table-cell table:style-name="ce20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8_WCM_010">
            <text:p>REG_AIO168_WCM_010</text:p>
          </table:table-cell>
          <table:table-cell table:style-name="ce208" office:value-type="string">
            <text:p>Check if labels are translated while adding new page by wizard</text:p>
          </table:table-cell>
          <table:table-cell table:style-name="ce211" office:value-type="string">
            <text:p>Step 3: Check translation</text:p>
          </table:table-cell>
          <table:table-cell table:style-name="ce211" office:value-type="string">
            <text:p>- At step 2: select Column page configs</text:p>
          </table:table-cell>
          <table:table-cell table:style-name="ce211" office:value-type="string">
            <text:p>The list under Column page configs is shown &amp; well translated in French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57</text:p>
            <text:p>CCP-720</text:p>
          </table:table-cell>
          <table:table-cell table:style-name="ce221"/>
          <table:table-cell table:number-columns-repeated="1013"/>
        </table:table-row>
        <table:table-row table:style-name="ro28">
          <table:table-cell table:style-name="ce6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8_WCM_010</text:p>
          </table:table-cell>
          <table:table-cell table:style-name="ce20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2" table:formula="of:=[.B29]" office:value-type="string" office:string-value="REG_AIO168_WCM_010">
            <text:p>REG_AIO168_WCM_010</text:p>
          </table:table-cell>
          <table:table-cell table:style-name="ce208" office:value-type="string">
            <text:p>Check if labels are translated while adding new page by wizard</text:p>
          </table:table-cell>
          <table:table-cell table:style-name="ce211" office:value-type="string">
            <text:p>Step 4: Check translation</text:p>
          </table:table-cell>
          <table:table-cell table:style-name="ce211" office:value-type="string">
            <text:p>- At step 2: select Row page configs</text:p>
          </table:table-cell>
          <table:table-cell table:style-name="ce211" office:value-type="string">
            <text:p>The list under Row page configs is shown &amp; well translated in French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57</text:p>
            <text:p>CCP-720</text:p>
          </table:table-cell>
          <table:table-cell table:style-name="ce221"/>
          <table:table-cell table:number-columns-repeated="1013"/>
        </table:table-row>
        <table:table-row table:style-name="ro28">
          <table:table-cell table:style-name="ce6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8_WCM_010</text:p>
          </table:table-cell>
          <table:table-cell table:style-name="ce20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8_WCM_010">
            <text:p>REG_AIO168_WCM_010</text:p>
          </table:table-cell>
          <table:table-cell table:style-name="ce208" office:value-type="string">
            <text:p>Check if labels are translated while adding new page by wizard</text:p>
          </table:table-cell>
          <table:table-cell table:style-name="ce211" office:value-type="string">
            <text:p>Step 5: Check translation</text:p>
          </table:table-cell>
          <table:table-cell table:style-name="ce211" office:value-type="string">
            <text:p>- At step 2: select Tab page configs</text:p>
          </table:table-cell>
          <table:table-cell table:style-name="ce211" office:value-type="string">
            <text:p>The list under Tab page configs is shown &amp; well translated in French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57</text:p>
            <text:p>CCP-720</text:p>
          </table:table-cell>
          <table:table-cell table:style-name="ce221"/>
          <table:table-cell table:number-columns-repeated="1013"/>
        </table:table-row>
        <table:table-row table:style-name="ro28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8_WCM_010</text:p>
          </table:table-cell>
          <table:table-cell table:style-name="ce20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8_WCM_010">
            <text:p>REG_AIO168_WCM_010</text:p>
          </table:table-cell>
          <table:table-cell table:style-name="ce208" office:value-type="string">
            <text:p>Check if labels are translated while adding new page by wizard</text:p>
          </table:table-cell>
          <table:table-cell table:style-name="ce211" office:value-type="string">
            <text:p>Step 6: Check translation</text:p>
          </table:table-cell>
          <table:table-cell table:style-name="ce211" office:value-type="string">
            <text:p>- At step 2: select Mix page configs</text:p>
          </table:table-cell>
          <table:table-cell table:style-name="ce211" office:value-type="string">
            <text:p>The list under Mix page configs is shown &amp; well translated in French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57</text:p>
            <text:p>CCP-720</text:p>
          </table:table-cell>
          <table:table-cell table:style-name="ce221"/>
          <table:table-cell table:number-columns-repeated="1013"/>
        </table:table-row>
        <table:table-row table:style-name="ro28">
          <table:table-cell table:style-name="ce65"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7" office:value-type="string">
            <text:p>REG_AIO168_WCM_011</text:p>
          </table:table-cell>
          <table:table-cell table:style-name="ce201" office:value-type="float" office:value="1">
            <text:p>001</text:p>
          </table:table-cell>
          <table:table-cell table:style-name="ce52" table:formula="of:=[.B32]" office:value-type="string" office:string-value="REG_AIO168_WCM_011">
            <text:p>REG_AIO168_WCM_011</text:p>
          </table:table-cell>
          <table:table-cell table:style-name="ce207" office:value-type="string">
            <text:p>Check the displaying of exo:link when create CLV by Automatic mode</text:p>
          </table:table-cell>
          <table:table-cell table:style-name="ce211" office:value-type="string">
            <text:p>Step 1: Create a content</text:p>
          </table:table-cell>
          <table:table-cell table:style-name="ce211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11" office:value-type="string">
            <text:p>Web content is created successfully.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52</text:p>
            <text:p>CCP-639</text:p>
          </table:table-cell>
          <table:table-cell table:style-name="ce221"/>
          <table:table-cell table:number-columns-repeated="1013"/>
        </table:table-row>
        <table:table-row table:style-name="ro28">
          <table:table-cell table:style-name="ce6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8_WCM_011</text:p>
          </table:table-cell>
          <table:table-cell table:style-name="ce20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8_WCM_011">
            <text:p>REG_AIO168_WCM_011</text:p>
          </table:table-cell>
          <table:table-cell table:style-name="ce208" office:value-type="string">
            <text:p>Check the displaying of exo:link when create CLV by Automatic mode</text:p>
          </table:table-cell>
          <table:table-cell table:style-name="ce211" office:value-type="string">
            <text:p>Step 2: Check the displaying of exo:link when create CLV by Automatic mode</text:p>
          </table:table-cell>
          <table:table-cell table:style-name="ce211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11" office:value-type="string">
            <text:p>Webcontent is not appeared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52</text:p>
            <text:p>CCP-639</text:p>
          </table:table-cell>
          <table:table-cell table:style-name="ce221" office:value-type="string">
            <text:p>Web content appears as a folder.</text:p>
          </table:table-cell>
          <table:table-cell table:number-columns-repeated="1013"/>
        </table:table-row>
        <table:table-row table:style-name="ro28">
          <table:table-cell table:style-name="ce65"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7" office:value-type="string">
            <text:p>REG_AIO168_WCM_012</text:p>
          </table:table-cell>
          <table:table-cell table:style-name="ce201" office:value-type="float" office:value="1">
            <text:p>001</text:p>
          </table:table-cell>
          <table:table-cell table:style-name="ce52" table:formula="of:=[.B34]" office:value-type="string" office:string-value="REG_AIO168_WCM_012">
            <text:p>REG_AIO168_WCM_012</text:p>
          </table:table-cell>
          <table:table-cell table:style-name="ce207" office:value-type="string">
            <text:p>Check displaying of invisible page when creating a portal page link into a text</text:p>
          </table:table-cell>
          <table:table-cell table:style-name="ce211" office:value-type="string">
            <text:p>Step 1: Create invisible page</text:p>
          </table:table-cell>
          <table:table-cell table:style-name="ce211" office:value-type="string">
            <text:p>- <text:s/>Go to SIte Editor --&gt; Add page wizard </text:p>
            <text:p>- At step 1: do not check in “Visible” check-box</text:p>
          </table:table-cell>
          <table:table-cell table:style-name="ce211" office:value-type="string">
            <text:p>Page is created successfully and it is not displayed in navigation 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60</text:p>
            <text:p>CCP-731</text:p>
          </table:table-cell>
          <table:table-cell table:style-name="ce221"/>
          <table:table-cell table:number-columns-repeated="1013"/>
        </table:table-row>
        <table:table-row table:style-name="ro28">
          <table:table-cell table:style-name="ce6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8_WCM_012</text:p>
          </table:table-cell>
          <table:table-cell table:style-name="ce20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8_WCM_012">
            <text:p>REG_AIO168_WCM_012</text:p>
          </table:table-cell>
          <table:table-cell table:style-name="ce208" office:value-type="string">
            <text:p>Check displaying of invisible page when creating a portal page link into a text</text:p>
          </table:table-cell>
          <table:table-cell table:style-name="ce211" office:value-type="string">
            <text:p>Step 2: Check displaying of invisible page when creating a portal page link into a text</text:p>
          </table:table-cell>
          <table:table-cell table:style-name="ce211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11" office:value-type="string">
            <text:p>A window is opened. This page selection window allows to select pages with visible and invisible attribute <text:s/>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60</text:p>
            <text:p>CCP-731</text:p>
          </table:table-cell>
          <table:table-cell table:style-name="ce221" office:value-type="string">
            <text:p>This page selection window allows to select pages with visible attribute but not invisible ones</text:p>
          </table:table-cell>
          <table:table-cell table:number-columns-repeated="1013"/>
        </table:table-row>
        <table:table-row table:style-name="ro28">
          <table:table-cell table:style-name="ce65" table:formula="of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7" office:value-type="string">
            <text:p>REG_AIO168_WCM_013</text:p>
          </table:table-cell>
          <table:table-cell table:style-name="ce201" office:value-type="float" office:value="1">
            <text:p>001</text:p>
          </table:table-cell>
          <table:table-cell table:style-name="ce52" table:formula="of:=[.B36]" office:value-type="string" office:string-value="REG_AIO168_WCM_013">
            <text:p>REG_AIO168_WCM_013</text:p>
          </table:table-cell>
          <table:table-cell table:style-name="ce207" office:value-type="string">
            <text:p>Check displaying .rtf file</text:p>
          </table:table-cell>
          <table:table-cell table:style-name="ce211" office:value-type="string">
            <text:p>Step 1: Open form to upload file</text:p>
          </table:table-cell>
          <table:table-cell table:style-name="ce211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11" office:value-type="string">
            <text:p>“Upload a file” form appears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43</text:p>
            <text:p>CCP-677</text:p>
          </table:table-cell>
          <table:table-cell table:style-name="ce221"/>
          <table:table-cell table:number-columns-repeated="1013"/>
        </table:table-row>
        <table:table-row table:style-name="ro28">
          <table:table-cell table:style-name="ce6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AIO168_WCM_013</text:p>
          </table:table-cell>
          <table:table-cell table:style-name="ce201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2" table:formula="of:=[.B37]" office:value-type="string" office:string-value="REG_AIO168_WCM_013">
            <text:p>REG_AIO168_WCM_013</text:p>
          </table:table-cell>
          <table:table-cell table:style-name="ce208" office:value-type="string">
            <text:p>Check displaying .rtf file</text:p>
          </table:table-cell>
          <table:table-cell table:style-name="ce211" office:value-type="string">
            <text:p>Step 2: Upload .rtf file</text:p>
          </table:table-cell>
          <table:table-cell table:style-name="ce211" office:value-type="string">
            <text:p>- Browse 1 .rft file </text:p>
            <text:p>- Click on Upload icon</text:p>
            <text:p>- Click on Save button</text:p>
          </table:table-cell>
          <table:table-cell table:style-name="ce211" office:value-type="string">
            <text:p>.rft file is uploaded successful</text:p>
          </table:table-cell>
          <table:table-cell table:style-name="ce218" office:value-type="string">
            <text:p>High</text:p>
          </table:table-cell>
          <table:table-cell table:style-name="ce221" office:value-type="string">
            <text:p>WCM-2943</text:p>
            <text:p>CCP-677</text:p>
          </table:table-cell>
          <table:table-cell table:style-name="ce221"/>
          <table:table-cell table:number-columns-repeated="1013"/>
        </table:table-row>
        <table:table-row table:style-name="ro28">
          <table:table-cell table:style-name="ce18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5" office:value-type="string">
            <text:p>REG_AIO168_WCM_013</text:p>
          </table:table-cell>
          <table:table-cell table:style-name="ce20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06" table:formula="of:=[.B38]" office:value-type="string" office:string-value="REG_AIO168_WCM_013">
            <text:p>REG_AIO168_WCM_013</text:p>
          </table:table-cell>
          <table:table-cell table:style-name="ce209" office:value-type="string">
            <text:p>Check displaying .rtf file</text:p>
          </table:table-cell>
          <table:table-cell table:style-name="ce212" office:value-type="string">
            <text:p>Step 3: View content of .rft file</text:p>
          </table:table-cell>
          <table:table-cell table:style-name="ce212" office:value-type="string">
            <text:p>- Select .rft file above</text:p>
          </table:table-cell>
          <table:table-cell table:style-name="ce212" office:value-type="string">
            <text:p>Content of .rft file is not displayed in the right pane. You can download to view its content.</text:p>
          </table:table-cell>
          <table:table-cell table:style-name="ce219" office:value-type="string">
            <text:p>High</text:p>
          </table:table-cell>
          <table:table-cell table:style-name="ce222" office:value-type="string">
            <text:p>WCM-2943</text:p>
            <text:p>CCP-677</text:p>
          </table:table-cell>
          <table:table-cell table:style-name="ce222" office:value-type="string">
            <text:p>Error in displaying content.</text:p>
          </table:table-cell>
          <table:table-cell table:style-name="ce226" table:number-columns-repeated="1013"/>
        </table:table-row>
        <table:table-row table:style-name="ro15">
          <table:table-cell table:style-name="ce190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47" office:value-type="string">
            <text:p>REG_AIO168_WCM_014</text:p>
          </table:table-cell>
          <table:table-cell table:style-name="ce201" office:value-type="float" office:value="1">
            <text:p>001</text:p>
          </table:table-cell>
          <table:table-cell table:style-name="ce52" table:formula="of:=[.B39]" office:value-type="string" office:string-value="REG_AIO168_WCM_014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210" office:value-type="string">
            <text:p>Step 1: Add page</text:p>
          </table:table-cell>
          <table:table-cell table:style-name="ce210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10" office:value-type="string">
            <text:p>New page is add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2">CCP-590</text:span></text:p>
          </table:table-cell>
          <table:table-cell table:number-columns-repeated="1014"/>
        </table:table-row>
        <table:table-row table:style-name="ro12">
          <table:table-cell table:style-name="ce19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8_WCM_014</text:p>
          </table:table-cell>
          <table:table-cell table:style-name="ce201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2" table:formula="of:=[.B40]" office:value-type="string" office:string-value="REG_AIO168_WCM_014">
            <text:p>REG_AIO168_WCM_014</text:p>
          </table:table-cell>
          <table:table-cell table:style-name="ce210" office:value-type="string">
            <text:p>Check showing quick edit icon on portlet in porlet mode</text:p>
          </table:table-cell>
          <table:table-cell table:style-name="ce210" office:value-type="string">
            <text:p>Step 2: Check Edit icon when resize window</text:p>
          </table:table-cell>
          <table:table-cell table:style-name="ce210" office:value-type="string">
            <text:p>- Go to page AAA and switch to edit mode.</text:p>
            <text:p>- Resize window</text:p>
          </table:table-cell>
          <table:table-cell table:style-name="ce210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2">CCP-590</text:span></text:p>
          </table:table-cell>
          <table:table-cell table:style-name="ce210" office:value-type="string">
            <text:p>Resize windows =&gt; quick edit icon of the portlets in column container disappears.</text:p>
          </table:table-cell>
          <table:table-cell table:number-columns-repeated="1013"/>
        </table:table-row>
        <table:table-row table:style-name="ro9">
          <table:table-cell table:style-name="ce19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AIO168_WCM_014</text:p>
          </table:table-cell>
          <table:table-cell table:style-name="ce20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2" table:formula="of:=[.B41]" office:value-type="string" office:string-value="REG_AIO168_WCM_014">
            <text:p>REG_AIO168_WCM_014</text:p>
          </table:table-cell>
          <table:table-cell table:style-name="ce210" office:value-type="string">
            <text:p>Check showing quick edit icon on portlet in porlet mode</text:p>
          </table:table-cell>
          <table:table-cell table:style-name="ce210" office:value-type="string">
            <text:p>Step 3: Check Quick edit icon when move mouse over</text:p>
          </table:table-cell>
          <table:table-cell table:style-name="ce210" office:value-type="string">
            <text:p>Pass mouse over 3 buttons Portlet Mode, Minimize, Maximize (in top-right corner) of the portlets in column container</text:p>
          </table:table-cell>
          <table:table-cell table:style-name="ce210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2">CCP-590</text:span></text:p>
          </table:table-cell>
          <table:table-cell table:style-name="ce210" office:value-type="string">
            <text:p>the quick edit icon of these portlets appears again.</text:p>
          </table:table-cell>
          <table:table-cell table:number-columns-repeated="1013"/>
        </table:table-row>
        <table:table-row table:style-name="ro12">
          <table:table-cell table:style-name="ce19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8_WCM_014</text:p>
          </table:table-cell>
          <table:table-cell table:style-name="ce201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8_WCM_014">
            <text:p>REG_AIO168_WCM_014</text:p>
          </table:table-cell>
          <table:table-cell table:style-name="ce210" office:value-type="string">
            <text:p>Check showing quick edit icon on portlet in porlet mode</text:p>
          </table:table-cell>
          <table:table-cell table:style-name="ce210" office:value-type="string">
            <text:p>Step 4: Check Quick edit icon when move mouse over</text:p>
          </table:table-cell>
          <table:table-cell table:style-name="ce210" office:value-type="string">
            <text:p>Pass mouse over 3 buttons Portlet Mode, Minimize, Maximize of the portlets outside column container</text:p>
          </table:table-cell>
          <table:table-cell table:style-name="ce210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2">CCP-590</text:span></text:p>
          </table:table-cell>
          <table:table-cell table:style-name="ce223" office:value-type="string">
            <text:p>the quick edit icon of portlets inside column container disappears.</text:p>
          </table:table-cell>
          <table:table-cell table:number-columns-repeated="1013"/>
        </table:table-row>
        <table:table-row table:style-name="ro27" table:number-rows-repeated="17">
          <table:table-cell table:style-name="ce65"/>
          <table:table-cell table:number-columns-repeated="1023"/>
        </table:table-row>
        <table:table-row table:style-name="ro27" table:number-rows-repeated="1048516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number-columns-repeated="250" table:default-cell-style-name="Default"/>
        <table:table-column table:style-name="co8" table:number-columns-repeated="768" table:default-cell-style-name="Default"/>
        <table:table-row table:style-name="ro29">
          <table:table-cell table:style-name="ce228" office:value-type="string" table:number-columns-spanned="4" table:number-rows-spanned="2">
            <text:p>WCM Regression Tests List in AIO</text:p>
          </table:table-cell>
          <table:covered-table-cell table:style-name="ce228"/>
          <table:covered-table-cell table:style-name="ce228"/>
          <table:covered-table-cell table:style-name="ce238"/>
          <table:table-cell table:style-name="ce238"/>
          <table:table-cell table:style-name="ce237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9">
          <table:covered-table-cell table:style-name="ce229"/>
          <table:covered-table-cell table:style-name="ce229"/>
          <table:covered-table-cell table:style-name="ce229"/>
          <table:covered-table-cell table:style-name="ce238"/>
          <table:table-cell table:style-name="ce238"/>
          <table:covered-table-cell table:style-name="ce242"/>
          <table:table-cell table:number-columns-repeated="1018"/>
        </table:table-row>
        <table:table-row table:style-name="ro30">
          <table:table-cell table:style-name="ce230" office:value-type="string">
            <text:p>Id</text:p>
          </table:table-cell>
          <table:table-cell table:style-name="ce230" office:value-type="string">
            <text:p>Product</text:p>
          </table:table-cell>
          <table:table-cell table:style-name="ce237" office:value-type="string">
            <text:p>Functionality</text:p>
          </table:table-cell>
          <table:table-cell table:style-name="ce237" office:value-type="string">
            <text:p>Bug summary</text:p>
          </table:table-cell>
          <table:table-cell table:style-name="ce237" office:value-type="string">
            <text:p>Product bugID</text:p>
          </table:table-cell>
          <table:covered-table-cell table:style-name="ce242"/>
          <table:table-cell table:number-columns-repeated="1018"/>
        </table:table-row>
        <table:table-row table:style-name="ro30">
          <table:table-cell table:style-name="ce231" office:value-type="string" table:number-columns-spanned="6" table:number-rows-spanned="1">
            <text:p>Bugs v.1.6.5</text:p>
          </table:table-cell>
          <table:covered-table-cell table:style-name="ce230"/>
          <table:covered-table-cell table:style-name="ce237"/>
          <table:covered-table-cell table:style-name="ce237"/>
          <table:covered-table-cell table:style-name="ce237"/>
          <table:covered-table-cell table:style-name="ce242"/>
          <table:table-cell table:number-columns-repeated="1018"/>
        </table:table-row>
        <table:table-row table:style-name="ro7">
          <table:table-cell table:style-name="ce47" office:value-type="string">
            <text:p>REG_AIO165_WCM_001</text:p>
          </table:table-cell>
          <table:table-cell table:style-name="ce234" office:value-type="string">
            <text:p>WCM</text:p>
          </table:table-cell>
          <table:table-cell table:style-name="ce234" office:value-type="string">
            <text:p>Download</text:p>
          </table:table-cell>
          <table:table-cell table:style-name="ce239" office:value-type="string">
            <text:p>Can not download an uploaded document in PCV portlet</text:p>
          </table:table-cell>
          <table:table-cell table:style-name="ce239" office:value-type="string">
            <text:p>WCM-2157 CCP-147</text:p>
          </table:table-cell>
          <table:table-cell table:style-name="ce243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46"/>
          <table:table-cell table:style-name="ce248"/>
          <table:table-cell table:style-name="ce249" table:number-columns-repeated="243"/>
          <table:table-cell table:style-name="ce250" table:number-columns-repeated="773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Publish</text:p>
          </table:table-cell>
          <table:table-cell table:style-name="ce160" office:value-type="string">
            <text:p>Content edition is not considered after publication</text:p>
          </table:table-cell>
          <table:table-cell table:style-name="ce160" office:value-type="string">
            <text:p>WCM-2727 CCP-346</text:p>
          </table:table-cell>
          <table:table-cell table:style-name="ce244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3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Publish</text:p>
          </table:table-cell>
          <table:table-cell table:style-name="ce160" office:value-type="string">
            <text:p>Cache &amp; Categories with publication errors</text:p>
          </table:table-cell>
          <table:table-cell table:style-name="ce160" office:value-type="string">
            <text:p>WCM-2725 CCP-345</text:p>
          </table:table-cell>
          <table:table-cell table:style-name="ce244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31">
          <table:table-cell table:style-name="ce47" office:value-type="string">
            <text:p>REG_AIO165_WCM_004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Newsletter</text:p>
          </table:table-cell>
          <table:table-cell table:style-name="ce160" office:value-type="string">
            <text:p>Newsletter mail's validator does not REG_WCM_ALLow a multiple domain names in address mail</text:p>
          </table:table-cell>
          <table:table-cell table:style-name="ce160" office:value-type="string">
            <text:p>WCM-2782 CCP-386</text:p>
          </table:table-cell>
          <table:table-cell table:style-name="ce244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5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Publish</text:p>
          </table:table-cell>
          <table:table-cell table:style-name="ce160" office:value-type="string">
            <text:p>IE 7 crash when publishing content after image resize with Shift button pressed</text:p>
          </table:table-cell>
          <table:table-cell table:style-name="ce160" office:value-type="string">
            <text:p>WCM-2715 CCP-329</text:p>
          </table:table-cell>
          <table:table-cell table:style-name="ce244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6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CLV</text:p>
          </table:table-cell>
          <table:table-cell table:style-name="ce162" office:value-type="string">
            <text:p>Label categories are not traduced in clv edition</text:p>
          </table:table-cell>
          <table:table-cell table:style-name="ce162" office:value-type="string">
            <text:p>WCM-2781 CCP-384</text:p>
          </table:table-cell>
          <table:table-cell table:style-name="ce245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Localized content</text:p>
          </table:table-cell>
          <table:table-cell table:style-name="ce160" office:value-type="string">
            <text:p>Patch for "Cannot view localised wcm content ( exo:webcontent .... )"</text:p>
          </table:table-cell>
          <table:table-cell table:style-name="ce160" office:value-type="string">
            <text:p>WCM-2628 CCP-247</text:p>
          </table:table-cell>
          <table:table-cell table:style-name="ce244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Search</text:p>
          </table:table-cell>
          <table:table-cell table:style-name="ce160" office:value-type="string">
            <text:p>Search result - wrong translation of results' number</text:p>
          </table:table-cell>
          <table:table-cell table:style-name="ce160" office:value-type="string">
            <text:p>WCM-2757 CCP-377</text:p>
          </table:table-cell>
          <table:table-cell table:style-name="ce244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Search</text:p>
          </table:table-cell>
          <table:table-cell table:style-name="ce160" office:value-type="string">
            <text:p>Search result - wrong traduction when there's no result</text:p>
          </table:table-cell>
          <table:table-cell table:style-name="ce160" office:value-type="string">
            <text:p>WCM-2754 CCP-373</text:p>
          </table:table-cell>
          <table:table-cell table:style-name="ce244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Form Generator</text:p>
          </table:table-cell>
          <table:table-cell table:style-name="ce160" office:value-type="string">
            <text:p>A bad translation of a label in Form Generator Portlet</text:p>
          </table:table-cell>
          <table:table-cell table:style-name="ce160" office:value-type="string">
            <text:p>WCM-2755 CCP-374</text:p>
          </table:table-cell>
          <table:table-cell table:style-name="ce244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Language</text:p>
          </table:table-cell>
          <table:table-cell table:style-name="ce160" office:value-type="string">
            <text:p>Mistakes in french internationalization</text:p>
          </table:table-cell>
          <table:table-cell table:style-name="ce160" office:value-type="string">
            <text:p>WCM-2687 CCP-300</text:p>
          </table:table-cell>
          <table:table-cell table:style-name="ce244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Sorting</text:p>
          </table:table-cell>
          <table:table-cell table:style-name="ce160" office:value-type="string">
            <text:p>Problems with Sorting Mechanism</text:p>
          </table:table-cell>
          <table:table-cell table:style-name="ce160" office:value-type="string">
            <text:p>WCM-2728 CCP-347</text:p>
          </table:table-cell>
          <table:table-cell table:style-name="ce244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32">
          <table:table-cell table:style-name="ce47" office:value-type="string">
            <text:p>REG_AIO165_WCM_013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CLV</text:p>
          </table:table-cell>
          <table:table-cell table:style-name="ce160" office:value-type="string">
            <text:p>Taxonomy display error in the CLV categories:encoding problem</text:p>
          </table:table-cell>
          <table:table-cell table:style-name="ce160" office:value-type="string">
            <text:p>WCM-2688</text:p>
            <text:p>WCM-2627</text:p>
            <text:p>PORTAL-3744 CCP-302</text:p>
          </table:table-cell>
          <table:table-cell table:style-name="ce244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31">
          <table:table-cell table:style-name="ce47" office:value-type="string">
            <text:p>REG_AIO165_WCM_014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160" office:value-type="string">
            <text:p>Problem with portlet presentation:StringIndexOutOfBoundsException</text:p>
          </table:table-cell>
          <table:table-cell table:style-name="ce160" office:value-type="string">
            <text:p>WCM-2744 CCP-359</text:p>
          </table:table-cell>
          <table:table-cell table:style-name="ce244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Manage taxonomy</text:p>
          </table:table-cell>
          <table:table-cell table:style-name="ce160" office:value-type="string">
            <text:p>Problem with manage taxonomy</text:p>
          </table:table-cell>
          <table:table-cell table:style-name="ce160" office:value-type="string">
            <text:p>WCM-2745 CCP-360</text:p>
          </table:table-cell>
          <table:table-cell table:style-name="ce244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PCLV</text:p>
          </table:table-cell>
          <table:table-cell table:style-name="ce160" office:value-type="string">
            <text:p>Error while setting a page with PCLV portlet</text:p>
          </table:table-cell>
          <table:table-cell table:style-name="ce160" office:value-type="string">
            <text:p>WCM-2753 CCP-368</text:p>
          </table:table-cell>
          <table:table-cell table:style-name="ce244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PCLV</text:p>
          </table:table-cell>
          <table:table-cell table:style-name="ce160" office:value-type="string">
            <text:p>Problem in downloading binary from PCLV</text:p>
          </table:table-cell>
          <table:table-cell table:style-name="ce160" office:value-type="string">
            <text:p>WCM-2746 CCP-362</text:p>
          </table:table-cell>
          <table:table-cell table:style-name="ce244" table:formula="of:=SUMPRODUCT((['Bugs_v1.6.5'.B$7:'Bugs_v1.6.5'.B$941]=[.$A21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160" office:value-type="string">
            <text:p>Problem with "Add a site page link " on FCKEDITOR</text:p>
          </table:table-cell>
          <table:table-cell table:style-name="ce160" office:value-type="string">
            <text:p>WCM-2717 CCP-332</text:p>
          </table:table-cell>
          <table:table-cell table:style-name="ce244" table:formula="of:=SUMPRODUCT((['Bugs_v1.6.5'.B$7:'Bugs_v1.6.5'.B$941]=[.$A22])*(['Bugs_v1.6.5'.A$7:'Bugs_v1.6.5'.A$941]&lt;&gt;&quot;&quot;))" office:value-type="float" office:value="1">
            <text:p>1</text:p>
          </table:table-cell>
          <table:table-cell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Publish</text:p>
          </table:table-cell>
          <table:table-cell table:style-name="ce160" office:value-type="string">
            <text:p>Publication problems</text:p>
          </table:table-cell>
          <table:table-cell table:style-name="ce160" office:value-type="string">
            <text:p>WCM-2723 CCP-344</text:p>
          </table:table-cell>
          <table:table-cell table:style-name="ce244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240" office:value-type="string">
            <text:p>WCM Content Selector: does not show content of a folder when switchin</text:p>
          </table:table-cell>
          <table:table-cell table:style-name="ce160" office:value-type="string">
            <text:p>WCM-2788 CCP-392</text:p>
          </table:table-cell>
          <table:table-cell table:style-name="ce244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160" office:value-type="string">
            <text:p>Links in viewMode are not underlined</text:p>
          </table:table-cell>
          <table:table-cell table:style-name="ce160" office:value-type="string">
            <text:p>WCM-2227 CCP-328</text:p>
          </table:table-cell>
          <table:table-cell table:style-name="ce244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33">
          <table:table-cell table:style-name="ce47" office:value-type="string">
            <text:p>REG_AIO165_WCM_022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CLV</text:p>
          </table:table-cell>
          <table:table-cell table:style-name="ce240" office:value-type="string">
            <text:p>Error when selecting a content in search result tab of CLV</text:p>
          </table:table-cell>
          <table:table-cell table:style-name="ce160" office:value-type="string">
            <text:p>WCM-2751 CCP-371</text:p>
          </table:table-cell>
          <table:table-cell table:style-name="ce244" table:formula="of:=SUMPRODUCT((['Bugs_v1.6.5'.B$7:'Bugs_v1.6.5'.B$941]=[.$A26])*(['Bugs_v1.6.5'.A$7:'Bugs_v1.6.5'.A$941]&lt;&gt;&quot;&quot;))" office:value-type="float" office:value="1">
            <text:p>1</text:p>
          </table:table-cell>
          <table:table-cell table:style-name="ce247"/>
          <table:table-cell table:style-name="ce248"/>
          <table:table-cell table:style-name="ce249"/>
          <table:table-cell table:style-name="ce247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CLV</text:p>
          </table:table-cell>
          <table:table-cell table:style-name="ce240" office:value-type="string">
            <text:p>Inversion of content's list in CLV at every validation</text:p>
          </table:table-cell>
          <table:table-cell table:style-name="ce160" office:value-type="string">
            <text:p>WCM-2721 CCP-343</text:p>
          </table:table-cell>
          <table:table-cell table:style-name="ce244" table:formula="of:=SUMPRODUCT((['Bugs_v1.6.5'.B$7:'Bugs_v1.6.5'.B$941]=[.$A27])*(['Bugs_v1.6.5'.A$7:'Bugs_v1.6.5'.A$941]&lt;&gt;&quot;&quot;))" office:value-type="float" office:value="1">
            <text:p>1</text:p>
          </table:table-cell>
          <table:table-cell/>
          <table:table-cell table:style-name="ce248"/>
          <table:table-cell table:style-name="ce249"/>
          <table:table-cell table:number-columns-repeated="1015"/>
        </table:table-row>
        <table:table-row table:style-name="ro31">
          <table:table-cell table:style-name="ce47" office:value-type="string">
            <text:p>REG_AIO165_WCM_024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FCC</text:p>
          </table:table-cell>
          <table:table-cell table:style-name="ce160" office:value-type="string">
            <text:p>Changes in FCC action's parameters are not taken in consideration</text:p>
          </table:table-cell>
          <table:table-cell table:style-name="ce160" office:value-type="string">
            <text:p>WCM-2689</text:p>
            <text:p>ECM-5237 CCP-303</text:p>
          </table:table-cell>
          <table:table-cell table:style-name="ce244" table:formula="of:=SUMPRODUCT((['Bugs_v1.6.5'.B$7:'Bugs_v1.6.5'.B$941]=[.$A28])*(['Bugs_v1.6.5'.A$7:'Bugs_v1.6.5'.A$941]&lt;&gt;&quot;&quot;))" office:value-type="float" office:value="1">
            <text:p>1</text:p>
          </table:table-cell>
          <table:table-cell/>
          <table:table-cell table:style-name="ce248"/>
          <table:table-cell table:style-name="ce249"/>
          <table:table-cell table:number-columns-repeated="1015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Search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6" office:value-type="string">
            <text:p>WCM-2822 CCP-426</text:p>
          </table:table-cell>
          <table:table-cell table:style-name="ce244" table:formula="of:=SUMPRODUCT((['Bugs_v1.6.5'.B$7:'Bugs_v1.6.5'.B$941]=[.$A29])*(['Bugs_v1.6.5'.A$7:'Bugs_v1.6.5'.A$941]&lt;&gt;&quot;&quot;))" office:value-type="float" office:value="1">
            <text:p>1</text:p>
          </table:table-cell>
          <table:table-cell/>
          <table:table-cell table:style-name="ce248"/>
          <table:table-cell table:style-name="ce249"/>
          <table:table-cell table:number-columns-repeated="1015"/>
        </table:table-row>
        <table:table-row table:style-name="ro1">
          <table:table-cell table:style-name="ce231" office:value-type="string" table:number-columns-spanned="8" table:number-rows-spanned="1">
            <text:p>Bugs v.1.6.6</text:p>
          </table:table-cell>
          <table:covered-table-cell table:style-name="ce235"/>
          <table:covered-table-cell table:style-name="ce235"/>
          <table:covered-table-cell table:style-name="ce51"/>
          <table:covered-table-cell table:style-name="ce56"/>
          <table:covered-table-cell table:style-name="ce244"/>
          <table:covered-table-cell/>
          <table:covered-table-cell table:style-name="ce248"/>
          <table:table-cell table:style-name="ce249" table:formula="of:=CONCATENATE([.E30];&quot; &quot;;[.H30])" office:value-type="string" office:string-value=" ">
            <text:p><text:s/></text:p>
          </table:table-cell>
          <table:table-cell table:number-columns-repeated="1015"/>
        </table:table-row>
        <table:table-row table:style-name="ro12">
          <table:table-cell table:style-name="ce48" office:value-type="string">
            <text:p>REG_AIO166_WCM_001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7" office:value-type="string">
            <text:p>WCM-2816 CCP-422</text:p>
          </table:table-cell>
          <table:table-cell table:style-name="ce244" table:formula="of:=SUMPRODUCT((['Bugs_v1.6.6'.B$7:'Bugs_v1.6.6'.B$854]=[.$A31])*(['Bugs_v1.6.6'.A$7:'Bugs_v1.6.6'.A$854]&lt;&gt;&quot;&quot;))" office:value-type="float" office:value="1">
            <text:p>1</text:p>
          </table:table-cell>
          <table:table-cell table:style-name="ce233"/>
          <table:table-cell table:style-name="ce2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02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244" table:formula="of:=SUMPRODUCT((['Bugs_v1.6.6'.B$7:'Bugs_v1.6.6'.B$854]=[.$A32])*(['Bugs_v1.6.6'.A$7:'Bugs_v1.6.6'.A$854]&lt;&gt;&quot;&quot;))" office:value-type="float" office:value="1">
            <text:p>1</text:p>
          </table:table-cell>
          <table:table-cell table:style-name="ce233"/>
          <table:table-cell table:style-name="ce2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244" table:formula="of:=SUMPRODUCT((['Bugs_v1.6.6'.B$7:'Bugs_v1.6.6'.B$854]=[.$A33])*(['Bugs_v1.6.6'.A$7:'Bugs_v1.6.6'.A$854]&lt;&gt;&quot;&quot;))" office:value-type="float" office:value="1">
            <text:p>1</text:p>
          </table:table-cell>
          <table:table-cell table:style-name="ce233"/>
          <table:table-cell table:style-name="ce2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04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244" table:formula="of:=SUMPRODUCT((['Bugs_v1.6.6'.B$7:'Bugs_v1.6.6'.B$854]=[.$A34])*(['Bugs_v1.6.6'.A$7:'Bugs_v1.6.6'.A$854]&lt;&gt;&quot;&quot;))" office:value-type="float" office:value="1">
            <text:p>1</text:p>
          </table:table-cell>
          <table:table-cell table:style-name="ce233"/>
          <table:table-cell table:style-name="ce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244" table:formula="of:=SUMPRODUCT((['Bugs_v1.6.6'.B$7:'Bugs_v1.6.6'.B$854]=[.$A35])*(['Bugs_v1.6.6'.A$7:'Bugs_v1.6.6'.A$854]&lt;&gt;&quot;&quot;))" office:value-type="float" office:value="1">
            <text:p>1</text:p>
          </table:table-cell>
          <table:table-cell table:style-name="ce233"/>
          <table:table-cell table:style-name="ce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244" table:formula="of:=SUMPRODUCT((['Bugs_v1.6.6'.B$7:'Bugs_v1.6.6'.B$854]=[.$A36])*(['Bugs_v1.6.6'.A$7:'Bugs_v1.6.6'.A$854]&lt;&gt;&quot;&quot;))" office:value-type="float" office:value="1">
            <text:p>1</text:p>
          </table:table-cell>
          <table:table-cell table:style-name="ce233"/>
          <table:table-cell table:style-name="ce2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244" table:formula="of:=SUMPRODUCT((['Bugs_v1.6.6'.B$7:'Bugs_v1.6.6'.B$854]=[.$A37])*(['Bugs_v1.6.6'.A$7:'Bugs_v1.6.6'.A$854]&lt;&gt;&quot;&quot;))" office:value-type="float" office:value="1">
            <text:p>1</text:p>
          </table:table-cell>
          <table:table-cell table:style-name="ce233"/>
          <table:table-cell table:style-name="ce2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244" table:formula="of:=SUMPRODUCT((['Bugs_v1.6.6'.B$7:'Bugs_v1.6.6'.B$854]=[.$A38])*(['Bugs_v1.6.6'.A$7:'Bugs_v1.6.6'.A$854]&lt;&gt;&quot;&quot;))" office:value-type="float" office:value="1">
            <text:p>1</text:p>
          </table:table-cell>
          <table:table-cell table:style-name="ce233"/>
          <table:table-cell table:style-name="ce2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09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244" table:formula="of:=SUMPRODUCT((['Bugs_v1.6.6'.B$7:'Bugs_v1.6.6'.B$854]=[.$A39])*(['Bugs_v1.6.6'.A$7:'Bugs_v1.6.6'.A$854]&lt;&gt;&quot;&quot;))" office:value-type="float" office:value="1">
            <text:p>1</text:p>
          </table:table-cell>
          <table:table-cell table:style-name="ce233"/>
          <table:table-cell table:style-name="ce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10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244" table:formula="of:=SUMPRODUCT((['Bugs_v1.6.6'.B$7:'Bugs_v1.6.6'.B$854]=[.$A40])*(['Bugs_v1.6.6'.A$7:'Bugs_v1.6.6'.A$854]&lt;&gt;&quot;&quot;))" office:value-type="float" office:value="1">
            <text:p>1</text:p>
          </table:table-cell>
          <table:table-cell table:style-name="ce233"/>
          <table:table-cell table:style-name="ce49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11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244" table:formula="of:=SUMPRODUCT((['Bugs_v1.6.6'.B$7:'Bugs_v1.6.6'.B$854]=[.$A41])*(['Bugs_v1.6.6'.A$7:'Bugs_v1.6.6'.A$854]&lt;&gt;&quot;&quot;))" office:value-type="float" office:value="1">
            <text:p>1</text:p>
          </table:table-cell>
          <table:table-cell table:style-name="ce233"/>
          <table:table-cell table:style-name="ce49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244" table:formula="of:=SUMPRODUCT((['Bugs_v1.6.6'.B$7:'Bugs_v1.6.6'.B$854]=[.$A42])*(['Bugs_v1.6.6'.A$7:'Bugs_v1.6.6'.A$854]&lt;&gt;&quot;&quot;))" office:value-type="float" office:value="1">
            <text:p>1</text:p>
          </table:table-cell>
          <table:table-cell table:style-name="ce233"/>
          <table:table-cell table:style-name="ce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244" table:formula="of:=SUMPRODUCT((['Bugs_v1.6.6'.B$7:'Bugs_v1.6.6'.B$854]=[.$A43])*(['Bugs_v1.6.6'.A$7:'Bugs_v1.6.6'.A$854]&lt;&gt;&quot;&quot;))" office:value-type="float" office:value="1">
            <text:p>1</text:p>
          </table:table-cell>
          <table:table-cell table:style-name="ce233"/>
          <table:table-cell table:style-name="ce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244" table:formula="of:=SUMPRODUCT((['Bugs_v1.6.6'.B$7:'Bugs_v1.6.6'.B$854]=[.$A44])*(['Bugs_v1.6.6'.A$7:'Bugs_v1.6.6'.A$854]&lt;&gt;&quot;&quot;))" office:value-type="float" office:value="1">
            <text:p>1</text:p>
          </table:table-cell>
          <table:table-cell table:style-name="ce233"/>
          <table:table-cell table:style-name="ce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244" table:formula="of:=SUMPRODUCT((['Bugs_v1.6.6'.B$7:'Bugs_v1.6.6'.B$854]=[.$A45])*(['Bugs_v1.6.6'.A$7:'Bugs_v1.6.6'.A$854]&lt;&gt;&quot;&quot;))" office:value-type="float" office:value="1">
            <text:p>1</text:p>
          </table:table-cell>
          <table:table-cell table:style-name="ce233"/>
          <table:table-cell table:style-name="ce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16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244" table:formula="of:=SUMPRODUCT((['Bugs_v1.6.6'.B$7:'Bugs_v1.6.6'.B$854]=[.$A46])*(['Bugs_v1.6.6'.A$7:'Bugs_v1.6.6'.A$854]&lt;&gt;&quot;&quot;))" office:value-type="float" office:value="1">
            <text:p>1</text:p>
          </table:table-cell>
          <table:table-cell table:style-name="ce233"/>
          <table:table-cell table:style-name="ce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244" table:formula="of:=SUMPRODUCT((['Bugs_v1.6.6'.B$7:'Bugs_v1.6.6'.B$854]=[.$A47])*(['Bugs_v1.6.6'.A$7:'Bugs_v1.6.6'.A$854]&lt;&gt;&quot;&quot;))" office:value-type="float" office:value="1">
            <text:p>1</text:p>
          </table:table-cell>
          <table:table-cell table:style-name="ce233"/>
          <table:table-cell table:style-name="ce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44" table:formula="of:=SUMPRODUCT((['Bugs_v1.6.6'.B$7:'Bugs_v1.6.6'.B$854]=[.$A48])*(['Bugs_v1.6.6'.A$7:'Bugs_v1.6.6'.A$854]&lt;&gt;&quot;&quot;))" office:value-type="float" office:value="1">
            <text:p>1</text:p>
          </table:table-cell>
          <table:table-cell table:style-name="ce233"/>
          <table:table-cell table:style-name="ce48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6_WCM_019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3" office:value-type="string">
            <text:p>Download a binary file with name containing an illegal jcr char (using the right popup menu)</text:p>
          </table:table-cell>
          <table:table-cell table:style-name="ce52" office:value-type="string">
            <text:p>WCM-2832 CCP-404</text:p>
          </table:table-cell>
          <table:table-cell table:style-name="ce244" table:formula="of:=SUMPRODUCT((['Bugs_v1.6.6'.B$7:'Bugs_v1.6.6'.B$854]=[.$A49])*(['Bugs_v1.6.6'.A$7:'Bugs_v1.6.6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1">
          <table:table-cell table:style-name="ce231" office:value-type="string" table:number-columns-spanned="8" table:number-rows-spanned="1">
            <text:p>Bugs v.1.6.8</text:p>
          </table:table-cell>
          <table:covered-table-cell table:style-name="ce235"/>
          <table:covered-table-cell table:style-name="ce235"/>
          <table:covered-table-cell table:style-name="ce53"/>
          <table:covered-table-cell table:style-name="ce52"/>
          <table:covered-table-cell table:style-name="ce244"/>
          <table:covered-table-cell table:style-name="ce233"/>
          <table:covered-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44" table:formula="of:=SUMPRODUCT((['Bugs_v1.6.8'.B$7:'Bugs_v1.6.8'.B$854]=[.$A51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244" table:formula="of:=SUMPRODUCT((['Bugs_v1.6.8'.B$7:'Bugs_v1.6.8'.B$854]=[.$A52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244" table:formula="of:=SUMPRODUCT((['Bugs_v1.6.8'.B$7:'Bugs_v1.6.8'.B$854]=[.$A53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8_WCM_004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244" table:formula="of:=SUMPRODUCT((['Bugs_v1.6.8'.B$7:'Bugs_v1.6.8'.B$854]=[.$A54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Newsletter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244" table:formula="of:=SUMPRODUCT((['Bugs_v1.6.8'.B$7:'Bugs_v1.6.8'.B$854]=[.$A55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244" table:formula="of:=SUMPRODUCT((['Bugs_v1.6.8'.B$7:'Bugs_v1.6.8'.B$854]=[.$A56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244" table:formula="of:=SUMPRODUCT((['Bugs_v1.6.8'.B$7:'Bugs_v1.6.8'.B$854]=[.$A57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8_WCM_008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244" table:formula="of:=SUMPRODUCT((['Bugs_v1.6.8'.B$7:'Bugs_v1.6.8'.B$854]=[.$A58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8_WCM_009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244" table:formula="of:=SUMPRODUCT((['Bugs_v1.6.8'.B$7:'Bugs_v1.6.8'.B$854]=[.$A59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Language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244" table:formula="of:=SUMPRODUCT((['Bugs_v1.6.8'.B$7:'Bugs_v1.6.8'.B$854]=[.$A60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244" table:formula="of:=SUMPRODUCT((['Bugs_v1.6.8'.B$7:'Bugs_v1.6.8'.B$854]=[.$A61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12">
          <table:table-cell table:style-name="ce48" office:value-type="string">
            <text:p>REG_AIO168_WCM_012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244" table:formula="of:=SUMPRODUCT((['Bugs_v1.6.8'.B$7:'Bugs_v1.6.8'.B$854]=[.$A62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244" table:formula="of:=SUMPRODUCT((['Bugs_v1.6.8'.B$7:'Bugs_v1.6.8'.B$854]=[.$A63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7">
          <table:table-cell table:style-name="ce47" office:value-type="string">
            <text:p>REG_AIO168_WCM_014</text:p>
          </table:table-cell>
          <table:table-cell table:style-name="ce235" office:value-type="string">
            <text:p>WCM</text:p>
          </table:table-cell>
          <table:table-cell table:style-name="ce235" office:value-type="string">
            <text:p>WCM</text:p>
          </table:table-cell>
          <table:table-cell table:style-name="ce241" office:value-type="string">
            <text:p><text:span text:style-name="T12">Quick edit </text:span><text:span text:style-name="T12">icons of </text:span><text:span text:style-name="T12">portlet in </text:span><text:span text:style-name="T12">column </text:span><text:span text:style-name="T12">container </text:span><text:span text:style-name="T12">lost when </text:span><text:span text:style-name="T12">editing page </text:span><text:span text:style-name="T12">using IE7 </text:span></text:p>
          </table:table-cell>
          <table:table-cell table:style-name="ce58" office:value-type="string">
            <text:p><text:a xlink:href="https://jira.exoplatform.org/browse/WCM-2948">WCM-2948</text:a> </text:p>
            <text:p><text:span text:style-name="T2">CCP-590</text:span></text:p>
          </table:table-cell>
          <table:table-cell table:style-name="ce244" table:formula="of:=SUMPRODUCT((['Bugs_v1.6.8'.B$7:'Bugs_v1.6.8'.B$854]=[.$A64])*(['Bugs_v1.6.8'.A$7:'Bugs_v1.6.8'.A$854]&lt;&gt;&quot;&quot;))" office:value-type="float" office:value="1">
            <text:p>1</text:p>
          </table:table-cell>
          <table:table-cell table:style-name="ce233"/>
          <table:table-cell table:style-name="ce52"/>
          <table:table-cell table:style-name="ce249"/>
          <table:table-cell table:style-name="ce233" table:number-columns-repeated="242"/>
          <table:table-cell table:number-columns-repeated="773"/>
        </table:table-row>
        <table:table-row table:style-name="ro34">
          <table:table-cell table:style-name="ce232" office:value-type="string" table:number-columns-spanned="5" table:number-rows-spanned="1">
            <text:p>Total</text:p>
          </table:table-cell>
          <table:covered-table-cell table:style-name="ce236"/>
          <table:covered-table-cell table:style-name="ce236"/>
          <table:covered-table-cell table:style-name="ce236"/>
          <table:covered-table-cell table:style-name="ce235"/>
          <table:table-cell table:style-name="ce232" table:formula="of:=SUM([.F5:.F63])" office:value-type="float" office:value="57">
            <text:p>57</text:p>
          </table:table-cell>
          <table:table-cell table:style-name="ce233"/>
          <table:table-cell table:style-name="ce49"/>
          <table:table-cell table:style-name="ce233" table:number-columns-repeated="243"/>
          <table:table-cell table:number-columns-repeated="773"/>
        </table:table-row>
        <table:table-row table:style-name="ro1" table:number-rows-repeated="65466">
          <table:table-cell table:style-name="ce233" table:number-columns-repeated="251"/>
          <table:table-cell table:number-columns-repeated="773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8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09T18:18:00</dc:date>
    <meta:print-date>2008-06-17T00:45:47</meta:print-date>
    <dc:language>en-US</dc:language>
    <meta:editing-cycles>878</meta:editing-cycles>
    <meta:editing-duration>PT356H38M26S</meta:editing-duration>
    <meta:document-statistic meta:table-count="6" meta:cell-count="2594" meta:object-count="1"/>
    <meta:user-defined meta:name="Info 1"/>
    <meta:user-defined meta:name="Info 2"/>
    <meta:user-defined meta:name="Info 3"/>
    <meta:user-defined meta:name="Info 4"/>
  </office:meta>
</office:document-meta>
</file>